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E00000014ADDAF7833614F0841.png" manifest:media-type="image/png"/>
  <manifest:file-entry manifest:full-path="Pictures/10000201000001C2000001D69AA37CC728B1B545.png" manifest:media-type="image/png"/>
  <manifest:file-entry manifest:full-path="Pictures/100002010000038E0000017CBC2DB94A50F8C3A6.png" manifest:media-type="image/png"/>
  <manifest:file-entry manifest:full-path="Pictures/100002010000038E0000017C545F6D8D6AA42A92.png" manifest:media-type="image/png"/>
  <manifest:file-entry manifest:full-path="Pictures/10000201000001E1000001C716A4999D651C2C49.png" manifest:media-type="image/png"/>
  <manifest:file-entry manifest:full-path="Pictures/10000201000001CC000000DC7A9D4F9379C2C4D0.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24.29mm" style:rel-column-width="9362*"/>
    </style:style>
    <style:style style:name="Table1.G" style:family="table-column">
      <style:table-column-properties style:column-width="24.29mm" style:rel-column-width="9363*"/>
    </style:style>
    <style:style style:name="Table1.A1" style:family="table-cell">
      <style:table-cell-properties style:vertical-align="middle" fo:background-color="transparent" fo:padding="0.97mm" fo:border="none">
        <style:background-image/>
      </style:table-cell-properties>
    </style:style>
    <style:style style:name="Table1.F3" style:family="table-cell">
      <style:table-cell-properties style:vertical-align="" fo:background-color="transparent" fo:padding="0.97mm" fo:border="none">
        <style:background-image/>
      </style:table-cell-properties>
    </style:style>
    <style:style style:name="Table2" style:family="table">
      <style:table-properties style:width="80.01mm" table:align="margins"/>
    </style:style>
    <style:style style:name="Table2.A" style:family="table-column">
      <style:table-column-properties style:column-width="20.8mm" style:rel-column-width="17033*"/>
    </style:style>
    <style:style style:name="Table2.B" style:family="table-column">
      <style:table-column-properties style:column-width="29.26mm" style:rel-column-width="23968*"/>
    </style:style>
    <style:style style:name="Table2.C" style:family="table-column">
      <style:table-column-properties style:column-width="29.95mm" style:rel-column-width="24534*"/>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10" style:family="table">
      <style:table-properties style:width="80.01mm" table:align="margins"/>
    </style:style>
    <style:style style:name="Table10.A" style:family="table-column">
      <style:table-column-properties style:column-width="46.67mm" style:rel-column-width="38228*"/>
    </style:style>
    <style:style style:name="Table10.B" style:family="table-column">
      <style:table-column-properties style:column-width="33.34mm" style:rel-column-width="27307*"/>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14" style:family="table">
      <style:table-properties style:width="80.01mm" table:align="margins"/>
    </style:style>
    <style:style style:name="Table14.A" style:family="table-column">
      <style:table-column-properties style:column-width="40.01mm" style:rel-column-width="32767*"/>
    </style:style>
    <style:style style:name="Table14.B" style:family="table-column">
      <style:table-column-properties style:column-width="40.01mm" style:rel-column-width="32768*"/>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4.A2" style:family="table-cell">
      <style:table-cell-properties fo:padding="0.97mm" fo:border-left="0.05pt solid #000000" fo:border-right="0.05pt solid #000000" fo:border-top="none" fo:border-bottom="0.05pt solid #000000"/>
    </style:style>
    <style:style style:name="Table56" style:family="table">
      <style:table-properties style:width="80.01mm" table:align="margins"/>
    </style:style>
    <style:style style:name="Table56.A" style:family="table-column">
      <style:table-column-properties style:column-width="80.01mm" style:rel-column-width="65535*"/>
    </style:style>
    <style:style style:name="Table56.A1" style:family="table-cell">
      <style:table-cell-properties fo:padding="0.97mm" fo:border="0.05pt solid #000000"/>
    </style:style>
    <style:style style:name="Table56.A2" style:family="table-cell">
      <style:table-cell-properties fo:padding="0.97mm" fo:border-left="0.05pt solid #000000" fo:border-right="0.05pt solid #000000" fo:border-top="none" fo:border-bottom="0.05pt solid #000000"/>
    </style:style>
    <style:style style:name="Table13" style:family="table">
      <style:table-properties style:width="80.33mm" fo:margin-left="0mm" table:align="left"/>
    </style:style>
    <style:style style:name="Table13.A" style:family="table-column">
      <style:table-column-properties style:column-width="33.44mm"/>
    </style:style>
    <style:style style:name="Table13.B" style:family="table-column">
      <style:table-column-properties style:column-width="10.21mm"/>
    </style:style>
    <style:style style:name="Table13.C" style:family="table-column">
      <style:table-column-properties style:column-width="36.67mm"/>
    </style:style>
    <style:style style:name="Table13.A1" style:family="table-cell">
      <style:table-cell-properties fo:padding="0.97mm" fo:border-left="0.05pt solid #000000" fo:border-right="none" fo:border-top="0.05pt solid #000000" fo:border-bottom="0.05pt solid #000000"/>
    </style:style>
    <style:style style:name="Table13.C1" style:family="table-cell">
      <style:table-cell-properties fo:padding="0.97mm" fo:border="0.05pt solid #000000"/>
    </style:style>
    <style:style style:name="Table13.A2" style:family="table-cell">
      <style:table-cell-properties fo:padding="0.97mm" fo:border-left="0.05pt solid #000000" fo:border-right="none" fo:border-top="none" fo:border-bottom="0.05pt solid #000000"/>
    </style:style>
    <style:style style:name="Table13.B2" style:family="table-cell">
      <style:table-cell-properties fo:padding="0.97mm" fo:border-left="0.05pt solid #000000" fo:border-right="0.05pt solid #000000" fo:border-top="none" fo:border-bottom="0.05pt solid #000000"/>
    </style:style>
    <style:style style:name="Table20" style:family="table">
      <style:table-properties style:width="80.01mm" table:align="margins"/>
    </style:style>
    <style:style style:name="Table20.A" style:family="table-column">
      <style:table-column-properties style:column-width="80.01mm" style:rel-column-width="65535*"/>
    </style:style>
    <style:style style:name="Table20.A1" style:family="table-cell">
      <style:table-cell-properties fo:padding="0.97mm" fo:border="0.05pt solid #000000"/>
    </style:style>
    <style:style style:name="Table20.A2" style:family="table-cell">
      <style:table-cell-properties fo:padding="0.97mm" fo:border-left="0.05pt solid #000000" fo:border-right="0.05pt solid #000000" fo:border-top="none" fo:border-bottom="0.05pt solid #000000"/>
    </style:style>
    <style:style style:name="Table41" style:family="table">
      <style:table-properties style:width="80.01mm" table:align="margins"/>
    </style:style>
    <style:style style:name="Table41.A" style:family="table-column">
      <style:table-column-properties style:column-width="27.82mm" style:rel-column-width="22784*"/>
    </style:style>
    <style:style style:name="Table41.B" style:family="table-column">
      <style:table-column-properties style:column-width="52.19mm" style:rel-column-width="42751*"/>
    </style:style>
    <style:style style:name="Table41.A1" style:family="table-cell">
      <style:table-cell-properties style:vertical-align="middle" fo:padding="0.97mm" fo:border-left="0.05pt solid #000000" fo:border-right="none" fo:border-top="0.05pt solid #000000" fo:border-bottom="0.05pt solid #000000"/>
    </style:style>
    <style:style style:name="Table41.B1" style:family="table-cell">
      <style:table-cell-properties fo:padding="0.97mm" fo:border="0.05pt solid #000000"/>
    </style:style>
    <style:style style:name="Table11" style:family="table">
      <style:table-properties style:width="80.01mm" table:align="margins"/>
    </style:style>
    <style:style style:name="Table11.A" style:family="table-column">
      <style:table-column-properties style:column-width="18.94mm" style:rel-column-width="15516*"/>
    </style:style>
    <style:style style:name="Table11.B" style:family="table-column">
      <style:table-column-properties style:column-width="5.03mm" style:rel-column-width="4117*"/>
    </style:style>
    <style:style style:name="Table11.C" style:family="table-column">
      <style:table-column-properties style:column-width="31.86mm" style:rel-column-width="26092*"/>
    </style:style>
    <style:style style:name="Table11.D" style:family="table-column">
      <style:table-column-properties style:column-width="24.18mm" style:rel-column-width="19810*"/>
    </style:style>
    <style:style style:name="Table11.A1" style:family="table-cell">
      <style:table-cell-properties fo:padding="0.97mm" fo:border="0.05pt solid #000000"/>
    </style:style>
    <style:style style:name="Table11.C1" style:family="table-cell">
      <style:table-cell-properties fo:padding="0.97mm" fo:border="none"/>
    </style:style>
    <style:style style:name="Table3" style:family="table">
      <style:table-properties style:width="80.01mm" table:align="margins"/>
    </style:style>
    <style:style style:name="Table3.A" style:family="table-column">
      <style:table-column-properties style:column-width="44.03mm" style:rel-column-width="36061*"/>
    </style:style>
    <style:style style:name="Table3.B" style:family="table-column">
      <style:table-column-properties style:column-width="35.98mm" style:rel-column-width="29474*"/>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0.05pt solid #000000" fo:border-top="none" fo:border-bottom="0.05pt solid #000000"/>
    </style:style>
    <style:style style:name="Table12" style:family="table">
      <style:table-properties style:width="80.01mm" table:align="margins"/>
    </style:style>
    <style:style style:name="Table12.A" style:family="table-column">
      <style:table-column-properties style:column-width="40.36mm" style:rel-column-width="33056*"/>
    </style:style>
    <style:style style:name="Table12.B" style:family="table-column">
      <style:table-column-properties style:column-width="39.65mm" style:rel-column-width="32479*"/>
    </style:style>
    <style:style style:name="Table12.A1" style:family="table-cell">
      <style:table-cell-properties fo:padding="0.97mm" fo:border-left="0.05pt solid #000000" fo:border-right="none" fo:border-top="0.05pt solid #000000" fo:border-bottom="0.05pt solid #000000"/>
    </style:style>
    <style:style style:name="Table12.B1" style:family="table-cell">
      <style:table-cell-properties fo:padding="0.97mm" fo:border="0.05pt solid #000000"/>
    </style:style>
    <style:style style:name="Table12.A2" style:family="table-cell">
      <style:table-cell-properties fo:padding="0.97mm" fo:border-left="0.05pt solid #000000" fo:border-right="none" fo:border-top="none" fo:border-bottom="0.05pt solid #000000"/>
    </style:style>
    <style:style style:name="Table12.A6" style:family="table-cell">
      <style:table-cell-properties fo:padding="0.97mm" fo:border-left="0.05pt solid #000000" fo:border-right="0.05pt solid #000000" fo:border-top="none" fo:border-bottom="0.05pt solid #000000"/>
    </style:style>
    <style:style style:name="Table6" style:family="table">
      <style:table-properties style:width="80.01mm" table:align="margins"/>
    </style:style>
    <style:style style:name="Table6.A" style:family="table-column">
      <style:table-column-properties style:column-width="41.96mm" style:rel-column-width="34371*"/>
    </style:style>
    <style:style style:name="Table6.B" style:family="table-column">
      <style:table-column-properties style:column-width="38.05mm" style:rel-column-width="31164*"/>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5" style:family="table">
      <style:table-properties style:width="80.01mm" table:align="margins"/>
    </style:style>
    <style:style style:name="Table5.A" style:family="table-column">
      <style:table-column-properties style:column-width="44.98mm" style:rel-column-width="36841*"/>
    </style:style>
    <style:style style:name="Table5.B" style:family="table-column">
      <style:table-column-properties style:column-width="35.03mm" style:rel-column-width="28694*"/>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4" style:family="table">
      <style:table-properties style:width="80.01mm" table:align="margins"/>
    </style:style>
    <style:style style:name="Table4.A" style:family="table-column">
      <style:table-column-properties style:column-width="26.67mm" style:rel-column-width="21845*"/>
    </style:style>
    <style:style style:name="Table4.A1" style:family="table-cell">
      <style:table-cell-properties fo:padding="0.97mm" fo:border="0.05pt solid #000000"/>
    </style:style>
    <style:style style:name="Table4.B1" style:family="table-cell">
      <style:table-cell-properties fo:padding="0.97mm" fo:border-left="none" fo:border-right="0.05pt solid #000000" fo:border-top="0.05pt solid #000000" fo:border-bottom="0.05pt solid #000000"/>
    </style:style>
    <style:style style:name="Table19" style:family="table">
      <style:table-properties style:width="80.01mm" table:align="margins"/>
    </style:style>
    <style:style style:name="Table19.A" style:family="table-column">
      <style:table-column-properties style:column-width="80.01mm" style:rel-column-width="65535*"/>
    </style:style>
    <style:style style:name="Table19.A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9" style:family="table">
      <style:table-properties style:width="80.01mm" table:align="margins"/>
    </style:style>
    <style:style style:name="Table9.A" style:family="table-column">
      <style:table-column-properties style:column-width="41.93mm" style:rel-column-width="34342*"/>
    </style:style>
    <style:style style:name="Table9.B" style:family="table-column">
      <style:table-column-properties style:column-width="38.08mm" style:rel-column-width="31193*"/>
    </style:style>
    <style:style style:name="Table9.A1" style:family="table-cell">
      <style:table-cell-properties style:vertical-align="middle" fo:padding="0.97mm" fo:border-left="0.05pt solid #000000" fo:border-right="none" fo:border-top="0.05pt solid #000000" fo:border-bottom="0.05pt solid #000000"/>
    </style:style>
    <style:style style:name="Table9.B1" style:family="table-cell">
      <style:table-cell-properties fo:padding="0.97mm" fo:border="0.05pt solid #000000"/>
    </style:style>
    <style:style style:name="Table9.A2" style:family="table-cell">
      <style:table-cell-properties style:vertical-align="middle" fo:padding="0.97mm" fo:border-left="0.05pt solid #000000" fo:border-right="none" fo:border-top="none" fo:border-bottom="0.05pt solid #000000"/>
    </style:style>
    <style:style style:name="Table9.B2" style:family="table-cell">
      <style:table-cell-properties fo:padding="0.97mm" fo:border-left="0.05pt solid #000000" fo:border-right="0.05pt solid #000000" fo:border-top="none" fo:border-bottom="0.05pt solid #000000"/>
    </style:style>
    <style:style style:name="Table15" style:family="table">
      <style:table-properties style:width="65.9mm" table:align="left"/>
    </style:style>
    <style:style style:name="Table15.A" style:family="table-column">
      <style:table-column-properties style:column-width="22.65mm"/>
    </style:style>
    <style:style style:name="Table15.B" style:family="table-column">
      <style:table-column-properties style:column-width="6.54mm"/>
    </style:style>
    <style:style style:name="Table15.C" style:family="table-column">
      <style:table-column-properties style:column-width="8.08mm"/>
    </style:style>
    <style:style style:name="Table15.D" style:family="table-column">
      <style:table-column-properties style:column-width="22.08mm"/>
    </style:style>
    <style:style style:name="Table15.A1" style:family="table-cell">
      <style:table-cell-properties fo:padding="0.97mm" fo:border="0.05pt solid #000000"/>
    </style:style>
    <style:style style:name="Table15.D1" style:family="table-cell">
      <style:table-cell-properties fo:padding="0.97mm" fo:border="none"/>
    </style:style>
    <style:style style:name="Table15.A2" style:family="table-cell">
      <style:table-cell-properties style:vertical-align="bottom" fo:padding="0.97mm" fo:border-left="0.05pt solid #000000" fo:border-right="none" fo:border-top="0.05pt solid #000000" fo:border-bottom="0.05pt solid #000000"/>
    </style:style>
    <style:style style:name="Table15.B2" style:family="table-cell">
      <style:table-cell-properties style:vertical-align="bottom" fo:padding="0.97mm" fo:border-left="none" fo:border-right="0.05pt solid #000000" fo:border-top="0.05pt solid #000000" fo:border-bottom="0.05pt solid #000000"/>
    </style:style>
    <style:style style:name="Table21" style:family="table">
      <style:table-properties style:width="80.01mm" table:align="margins"/>
    </style:style>
    <style:style style:name="Table21.A" style:family="table-column">
      <style:table-column-properties style:column-width="80.01mm" style:rel-column-width="65535*"/>
    </style:style>
    <style:style style:name="Table21.A1" style:family="table-cell">
      <style:table-cell-properties fo:padding="0.97mm" fo:border-left="0.05pt solid #000000" fo:border-right="0.05pt solid #000000" fo:border-top="0.05pt solid #000000" fo:border-bottom="none"/>
    </style:style>
    <style:style style:name="Table21.A2" style:family="table-cell">
      <style:table-cell-properties fo:padding="0.97mm" fo:border-left="0.05pt solid #000000" fo:border-right="0.05pt solid #000000" fo:border-top="none" fo:border-bottom="0.05pt solid #000000"/>
    </style:style>
    <style:style style:name="Table21.A4" style:family="table-cell">
      <style:table-cell-properties fo:padding="0.97mm" fo:border="none"/>
    </style:style>
    <style:style style:name="Table21.A5" style:family="table-cell">
      <style:table-cell-properties fo:padding="0.97mm" fo:border="0.05pt solid #000000"/>
    </style:style>
    <style:style style:name="Table54" style:family="table">
      <style:table-properties style:width="80.01mm" table:align="margins"/>
    </style:style>
    <style:style style:name="Table54.A" style:family="table-column">
      <style:table-column-properties style:column-width="80.01mm" style:rel-column-width="65535*"/>
    </style:style>
    <style:style style:name="Table54.A1" style:family="table-cell">
      <style:table-cell-properties fo:padding="0.97mm" fo:border="0.05pt solid #000000"/>
    </style:style>
    <style:style style:name="Table22" style:family="table">
      <style:table-properties style:width="80.01mm" table:align="margins"/>
    </style:style>
    <style:style style:name="Table22.A" style:family="table-column">
      <style:table-column-properties style:column-width="80.01mm" style:rel-column-width="65535*"/>
    </style:style>
    <style:style style:name="Table22.A1" style:family="table-cell">
      <style:table-cell-properties fo:padding="0.97mm" fo:border="0.05pt solid #000000"/>
    </style:style>
    <style:style style:name="Table22.A2" style:family="table-cell">
      <style:table-cell-properties fo:padding="0.97mm" fo:border-left="0.05pt solid #000000" fo:border-right="0.05pt solid #000000" fo:border-top="none" fo:border-bottom="0.05pt solid #000000"/>
    </style:style>
    <style:style style:name="Table52" style:family="table">
      <style:table-properties style:width="80.01mm" table:align="margins"/>
    </style:style>
    <style:style style:name="Table52.A" style:family="table-column">
      <style:table-column-properties style:column-width="58.21mm" style:rel-column-width="47677*"/>
    </style:style>
    <style:style style:name="Table52.B" style:family="table-column">
      <style:table-column-properties style:column-width="21.8mm" style:rel-column-width="17858*"/>
    </style:style>
    <style:style style:name="Table52.A1" style:family="table-cell">
      <style:table-cell-properties style:vertical-align="bottom" fo:padding="0.97mm" fo:border="none"/>
    </style:style>
    <style:style style:name="Table52.A2" style:family="table-cell">
      <style:table-cell-properties fo:padding="0.97mm" fo:border="none"/>
    </style:style>
    <style:style style:name="Table28" style:family="table">
      <style:table-properties style:width="80.01mm" table:align="margins"/>
    </style:style>
    <style:style style:name="Table28.A" style:family="table-column">
      <style:table-column-properties style:column-width="40.01mm" style:rel-column-width="32767*"/>
    </style:style>
    <style:style style:name="Table28.B" style:family="table-column">
      <style:table-column-properties style:column-width="40.01mm" style:rel-column-width="32768*"/>
    </style:style>
    <style:style style:name="Table28.A1" style:family="table-cell">
      <style:table-cell-properties fo:padding="0.97mm" fo:border-left="0.05pt solid #000000" fo:border-right="none" fo:border-top="0.05pt solid #000000" fo:border-bottom="0.05pt solid #000000"/>
    </style:style>
    <style:style style:name="Table28.B1" style:family="table-cell">
      <style:table-cell-properties fo:padding="0.97mm" fo:border="0.05pt solid #000000"/>
    </style:style>
    <style:style style:name="Table37" style:family="table">
      <style:table-properties style:width="80.01mm" table:align="margins"/>
    </style:style>
    <style:style style:name="Table37.A" style:family="table-column">
      <style:table-column-properties style:column-width="33.06mm" style:rel-column-width="27075*"/>
    </style:style>
    <style:style style:name="Table37.B" style:family="table-column">
      <style:table-column-properties style:column-width="46.95mm" style:rel-column-width="38460*"/>
    </style:style>
    <style:style style:name="Table37.A1" style:family="table-cell">
      <style:table-cell-properties fo:padding="0.97mm" fo:border-left="0.05pt solid #000000" fo:border-right="none" fo:border-top="0.05pt solid #000000" fo:border-bottom="0.05pt solid #000000"/>
    </style:style>
    <style:style style:name="Table37.B1" style:family="table-cell">
      <style:table-cell-properties fo:padding="0.97mm" fo:border="0.05pt solid #000000"/>
    </style:style>
    <style:style style:name="Table16" style:family="table">
      <style:table-properties style:width="80.01mm" table:align="margins"/>
    </style:style>
    <style:style style:name="Table16.A" style:family="table-column">
      <style:table-column-properties style:column-width="80.01mm" style:rel-column-width="65535*"/>
    </style:style>
    <style:style style:name="Table16.A1" style:family="table-cell">
      <style:table-cell-properties fo:padding="0.97mm" fo:border="0.05pt solid #000000"/>
    </style:style>
    <style:style style:name="Table17" style:family="table">
      <style:table-properties style:width="80.01mm" table:align="margins"/>
    </style:style>
    <style:style style:name="Table17.A" style:family="table-column">
      <style:table-column-properties style:column-width="80.01mm" style:rel-column-width="65535*"/>
    </style:style>
    <style:style style:name="Table17.A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38" style:family="table">
      <style:table-properties style:width="80.01mm" table:align="margins"/>
    </style:style>
    <style:style style:name="Table38.A" style:family="table-column">
      <style:table-column-properties style:column-width="80.01mm" style:rel-column-width="65535*"/>
    </style:style>
    <style:style style:name="Table38.A1" style:family="table-cell">
      <style:table-cell-properties fo:padding="0.97mm" fo:border="0.05pt solid #000000"/>
    </style:style>
    <style:style style:name="Table38.A2" style:family="table-cell">
      <style:table-cell-properties fo:padding="0.97mm" fo:border="none"/>
    </style:style>
    <style:style style:name="Table39" style:family="table">
      <style:table-properties style:width="80.01mm" table:align="margins"/>
    </style:style>
    <style:style style:name="Table39.A" style:family="table-column">
      <style:table-column-properties style:column-width="80.01mm" style:rel-column-width="65535*"/>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40" style:family="table">
      <style:table-properties style:width="80.01mm" table:align="margins"/>
    </style:style>
    <style:style style:name="Table40.A" style:family="table-column">
      <style:table-column-properties style:column-width="35.28mm" style:rel-column-width="28895*"/>
    </style:style>
    <style:style style:name="Table40.B" style:family="table-column">
      <style:table-column-properties style:column-width="44.73mm" style:rel-column-width="36640*"/>
    </style:style>
    <style:style style:name="Table40.A1" style:family="table-cell">
      <style:table-cell-properties fo:padding="0.97mm" fo:border="0.05pt solid #000000"/>
    </style:style>
    <style:style style:name="Table40.A2" style:family="table-cell">
      <style:table-cell-properties fo:padding="0.97mm" fo:border="none"/>
    </style:style>
    <style:style style:name="Table23" style:family="table">
      <style:table-properties style:width="80.01mm" table:align="margins"/>
    </style:style>
    <style:style style:name="Table23.A" style:family="table-column">
      <style:table-column-properties style:column-width="29.23mm" style:rel-column-width="23939*"/>
    </style:style>
    <style:style style:name="Table23.B" style:family="table-column">
      <style:table-column-properties style:column-width="50.78mm" style:rel-column-width="41596*"/>
    </style:style>
    <style:style style:name="Table23.A1" style:family="table-cell">
      <style:table-cell-properties style:vertical-align="middle" fo:padding="0.97mm" fo:border-left="0.05pt solid #000000" fo:border-right="none" fo:border-top="0.05pt solid #000000" fo:border-bottom="0.05pt solid #000000"/>
    </style:style>
    <style:style style:name="Table23.B1" style:family="table-cell">
      <style:table-cell-properties style:vertical-align="middle" fo:padding="0.97mm" fo:border-left="none" fo:border-right="0.05pt solid #000000" fo:border-top="0.05pt solid #000000" fo:border-bottom="0.05pt solid #000000"/>
    </style:style>
    <style:style style:name="Table24" style:family="table">
      <style:table-properties style:width="80.01mm" table:align="margins"/>
    </style:style>
    <style:style style:name="Table24.A" style:family="table-column">
      <style:table-column-properties style:column-width="40.92mm" style:rel-column-width="33518*"/>
    </style:style>
    <style:style style:name="Table24.B" style:family="table-column">
      <style:table-column-properties style:column-width="18.15mm" style:rel-column-width="14866*"/>
    </style:style>
    <style:style style:name="Table24.C" style:family="table-column">
      <style:table-column-properties style:column-width="20.94mm" style:rel-column-width="17151*"/>
    </style:style>
    <style:style style:name="Table24.A1" style:family="table-cell">
      <style:table-cell-properties fo:padding="0.97mm" fo:border="none"/>
    </style:style>
    <style:style style:name="Table24.A4" style:family="table-cell">
      <style:table-cell-properties fo:padding="0.97mm" fo:border="0.05pt solid #000000"/>
    </style:style>
    <style:style style:name="Table24.A6" style:family="table-cell">
      <style:table-cell-properties fo:padding="0.97mm" fo:border-left="0.05pt solid #000000" fo:border-right="0.05pt solid #000000" fo:border-top="0.05pt solid #000000" fo:border-bottom="none"/>
    </style:style>
    <style:style style:name="Table24.A7" style:family="table-cell">
      <style:table-cell-properties fo:padding="0.97mm" fo:border-left="0.05pt solid #000000" fo:border-right="0.05pt solid #000000" fo:border-top="none" fo:border-bottom="none"/>
    </style:style>
    <style:style style:name="Table24.A8" style:family="table-cell">
      <style:table-cell-properties fo:padding="0.97mm" fo:border-left="0.05pt solid #000000" fo:border-right="0.05pt solid #000000" fo:border-top="none" fo:border-bottom="0.05pt solid #000000"/>
    </style:style>
    <style:style style:name="Table26" style:family="table">
      <style:table-properties style:width="80.01mm" table:align="margins"/>
    </style:style>
    <style:style style:name="Table26.A" style:family="table-column">
      <style:table-column-properties style:column-width="80.01mm" style:rel-column-width="65535*"/>
    </style:style>
    <style:style style:name="Table26.A1" style:family="table-cell">
      <style:table-cell-properties fo:padding="0.97mm" fo:border="0.05pt solid #000000"/>
    </style:style>
    <style:style style:name="Table27" style:family="table">
      <style:table-properties style:width="79.83mm" table:align="left"/>
    </style:style>
    <style:style style:name="Table27.A" style:family="table-column">
      <style:table-column-properties style:column-width="48.79mm"/>
    </style:style>
    <style:style style:name="Table27.B" style:family="table-column">
      <style:table-column-properties style:column-width="31.04mm"/>
    </style:style>
    <style:style style:name="Table27.A1" style:family="table-cell">
      <style:table-cell-properties style:vertical-align="middle" fo:padding="0.97mm" fo:border="0.05pt solid #000000"/>
    </style:style>
    <style:style style:name="Table27.B1" style:family="table-cell">
      <style:table-cell-properties fo:padding="0.97mm" fo:border="none"/>
    </style:style>
    <style:style style:name="Table27.A2" style:family="table-cell">
      <style:table-cell-properties style:vertical-align="middle" fo:padding="0.97mm" fo:border="none"/>
    </style:style>
    <style:style style:name="Table27.B3" style:family="table-cell">
      <style:table-cell-properties fo:padding="0.97mm" fo:border="none"/>
    </style:style>
    <style:style style:name="Table32" style:family="table">
      <style:table-properties style:width="80.01mm" table:align="margins"/>
    </style:style>
    <style:style style:name="Table32.A" style:family="table-column">
      <style:table-column-properties style:column-width="50.8mm" style:rel-column-width="41609*"/>
    </style:style>
    <style:style style:name="Table32.B" style:family="table-column">
      <style:table-column-properties style:column-width="29.21mm" style:rel-column-width="23926*"/>
    </style:style>
    <style:style style:name="Table32.A1" style:family="table-cell">
      <style:table-cell-properties style:vertical-align="middle" fo:padding="0.97mm" fo:border="0.05pt solid #000000"/>
    </style:style>
    <style:style style:name="Table32.B1" style:family="table-cell">
      <style:table-cell-properties fo:padding="0.97mm" fo:border="none"/>
    </style:style>
    <style:style style:name="Table32.A2" style:family="table-cell">
      <style:table-cell-properties fo:padding="0.97mm" fo:border-left="0.05pt solid #000000" fo:border-right="0.05pt solid #000000" fo:border-top="none" fo:border-bottom="0.05pt solid #000000"/>
    </style:style>
    <style:style style:name="Table32.B2" style:family="table-cell">
      <style:table-cell-properties fo:padding="0.97mm" fo:border="none"/>
    </style:style>
    <style:style style:name="Table53" style:family="table">
      <style:table-properties style:width="80.01mm" table:align="margins"/>
    </style:style>
    <style:style style:name="Table53.A" style:family="table-column">
      <style:table-column-properties style:column-width="80.01mm" style:rel-column-width="65535*"/>
    </style:style>
    <style:style style:name="Table53.A1" style:family="table-cell">
      <style:table-cell-properties fo:padding="0.97mm" fo:border="0.05pt solid #000000"/>
    </style:style>
    <style:style style:name="Table53.A2" style:family="table-cell">
      <style:table-cell-properties fo:padding="0.97mm" fo:border-left="0.05pt solid #000000" fo:border-right="0.05pt solid #000000" fo:border-top="0.05pt solid #000000" fo:border-bottom="none"/>
    </style:style>
    <style:style style:name="Table53.A3" style:family="table-cell">
      <style:table-cell-properties fo:padding="0.97mm" fo:border-left="0.05pt solid #000000" fo:border-right="0.05pt solid #000000" fo:border-top="none" fo:border-bottom="0.05pt solid #000000"/>
    </style:style>
    <style:style style:name="Table7" style:family="table">
      <style:table-properties style:width="80.01mm" table:align="margins"/>
    </style:style>
    <style:style style:name="Table7.A" style:family="table-column">
      <style:table-column-properties style:column-width="19.19mm" style:rel-column-width="15719*"/>
    </style:style>
    <style:style style:name="Table7.B" style:family="table-column">
      <style:table-column-properties style:column-width="60.82mm" style:rel-column-width="49816*"/>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0.05pt solid #000000" fo:border-top="none" fo:border-bottom="0.05pt solid #000000"/>
    </style:style>
    <style:style style:name="Table8" style:family="table">
      <style:table-properties style:width="80.01mm" table:align="margins"/>
    </style:style>
    <style:style style:name="Table8.A" style:family="table-column">
      <style:table-column-properties style:column-width="39.69mm" style:rel-column-width="32507*"/>
    </style:style>
    <style:style style:name="Table8.B" style:family="table-column">
      <style:table-column-properties style:column-width="3.02mm" style:rel-column-width="2470*"/>
    </style:style>
    <style:style style:name="Table8.C" style:family="table-column">
      <style:table-column-properties style:column-width="37.31mm" style:rel-column-width="30558*"/>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A2" style:family="table-cell">
      <style:table-cell-properties fo:padding="0.97mm" fo:border-left="0.05pt solid #000000" fo:border-right="none" fo:border-top="none" fo:border-bottom="0.05pt solid #000000"/>
    </style:style>
    <style:style style:name="Table8.C2" style:family="table-cell">
      <style:table-cell-properties fo:padding="0.97mm" fo:border-left="0.05pt solid #000000" fo:border-right="0.05pt solid #000000" fo:border-top="none" fo:border-bottom="0.05pt solid #000000"/>
    </style:style>
    <style:style style:name="Table42" style:family="table">
      <style:table-properties style:width="80.01mm" table:align="margins"/>
    </style:style>
    <style:style style:name="Table42.A" style:family="table-column">
      <style:table-column-properties style:column-width="25.4mm" style:rel-column-width="20804*"/>
    </style:style>
    <style:style style:name="Table42.B" style:family="table-column">
      <style:table-column-properties style:column-width="54.61mm" style:rel-column-width="44731*"/>
    </style:style>
    <style:style style:name="Table42.A1" style:family="table-cell">
      <style:table-cell-properties fo:padding="0.97mm" fo:border-left="0.05pt solid #000000" fo:border-right="none" fo:border-top="0.05pt solid #000000" fo:border-bottom="none"/>
    </style:style>
    <style:style style:name="Table42.B1" style:family="table-cell">
      <style:table-cell-properties fo:padding="0.97mm" fo:border-left="none" fo:border-right="0.05pt solid #000000" fo:border-top="0.05pt solid #000000" fo:border-bottom="none"/>
    </style:style>
    <style:style style:name="Table42.A2" style:family="table-cell">
      <style:table-cell-properties fo:padding="0.97mm" fo:border="0.05pt solid #000000"/>
    </style:style>
    <style:style style:name="Table30" style:family="table">
      <style:table-properties style:width="80.01mm" table:align="margins"/>
    </style:style>
    <style:style style:name="Table30.A" style:family="table-column">
      <style:table-column-properties style:column-width="80.01mm" style:rel-column-width="65535*"/>
    </style:style>
    <style:style style:name="Table30.A1" style:family="table-cell">
      <style:table-cell-properties fo:padding="0.97mm" fo:border="0.05pt solid #000000"/>
    </style:style>
    <style:style style:name="Table31" style:family="table">
      <style:table-properties style:width="80.01mm" table:align="margins"/>
    </style:style>
    <style:style style:name="Table31.A" style:family="table-column">
      <style:table-column-properties style:column-width="80.01mm" style:rel-column-width="65535*"/>
    </style:style>
    <style:style style:name="Table31.A1" style:family="table-cell">
      <style:table-cell-properties fo:padding="0.97mm" fo:border="0.05pt solid #000000"/>
    </style:style>
    <style:style style:name="Table34" style:family="table">
      <style:table-properties style:width="80.01mm" table:align="margins"/>
    </style:style>
    <style:style style:name="Table34.A" style:family="table-column">
      <style:table-column-properties style:column-width="80.01mm" style:rel-column-width="65535*"/>
    </style:style>
    <style:style style:name="Table34.A1" style:family="table-cell">
      <style:table-cell-properties fo:padding="0.97mm" fo:border="0.05pt solid #000000"/>
    </style:style>
    <style:style style:name="Table33" style:family="table">
      <style:table-properties style:width="80.01mm" table:align="margins"/>
    </style:style>
    <style:style style:name="Table33.A" style:family="table-column">
      <style:table-column-properties style:column-width="80.01mm" style:rel-column-width="65535*"/>
    </style:style>
    <style:style style:name="Table33.A1" style:family="table-cell">
      <style:table-cell-properties fo:padding="0.97mm" fo:border="0.05pt solid #000000"/>
    </style:style>
    <style:style style:name="Table35" style:family="table">
      <style:table-properties style:width="80.01mm" table:align="margins"/>
    </style:style>
    <style:style style:name="Table35.A" style:family="table-column">
      <style:table-column-properties style:column-width="80.01mm" style:rel-column-width="65535*"/>
    </style:style>
    <style:style style:name="Table35.A1" style:family="table-cell">
      <style:table-cell-properties fo:padding="0.97mm" fo:border="0.05pt solid #000000"/>
    </style:style>
    <style:style style:name="Table36" style:family="table">
      <style:table-properties style:width="80.01mm" table:align="margins"/>
    </style:style>
    <style:style style:name="Table36.A" style:family="table-column">
      <style:table-column-properties style:column-width="40.01mm" style:rel-column-width="32767*"/>
    </style:style>
    <style:style style:name="Table36.B" style:family="table-column">
      <style:table-column-properties style:column-width="40.01mm" style:rel-column-width="32768*"/>
    </style:style>
    <style:style style:name="Table36.A1" style:family="table-cell">
      <style:table-cell-properties fo:padding="0.97mm" fo:border-left="0.05pt solid #000000" fo:border-right="none" fo:border-top="0.05pt solid #000000" fo:border-bottom="0.05pt solid #000000"/>
    </style:style>
    <style:style style:name="Table36.B1" style:family="table-cell">
      <style:table-cell-properties fo:padding="0.97mm" fo:border="0.05pt solid #000000"/>
    </style:style>
    <style:style style:name="Table18" style:family="table">
      <style:table-properties style:width="80.01mm" table:align="margins"/>
    </style:style>
    <style:style style:name="Table18.A" style:family="table-column">
      <style:table-column-properties style:column-width="22.77mm" style:rel-column-width="18652*"/>
    </style:style>
    <style:style style:name="Table18.B" style:family="table-column">
      <style:table-column-properties style:column-width="20.97mm" style:rel-column-width="17178*"/>
    </style:style>
    <style:style style:name="Table18.C" style:family="table-column">
      <style:table-column-properties style:column-width="16.33mm" style:rel-column-width="13378*"/>
    </style:style>
    <style:style style:name="Table18.D" style:family="table-column">
      <style:table-column-properties style:column-width="19.93mm" style:rel-column-width="16327*"/>
    </style:style>
    <style:style style:name="Table18.A1" style:family="table-cell">
      <style:table-cell-properties fo:padding="0.97mm" fo:border-left="0.05pt solid #000000" fo:border-right="none" fo:border-top="0.05pt solid #000000" fo:border-bottom="0.05pt solid #000000"/>
    </style:style>
    <style:style style:name="Table18.D1" style:family="table-cell">
      <style:table-cell-properties fo:padding="0.97mm" fo:border="0.05pt solid #000000"/>
    </style:style>
    <style:style style:name="Table18.C3"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none"/>
    </style:style>
    <style:style style:name="Table18.A5" style:family="table-cell">
      <style:table-cell-properties style:vertical-align="middle" fo:padding="0.97mm" fo:border-left="0.05pt solid #000000" fo:border-right="none" fo:border-top="0.05pt solid #000000" fo:border-bottom="none"/>
    </style:style>
    <style:style style:name="Table18.B5" style:family="table-cell">
      <style:table-cell-properties style:vertical-align="middle" fo:padding="0.97mm" fo:border-left="none" fo:border-right="0.05pt solid #000000" fo:border-top="0.05pt solid #000000" fo:border-bottom="none"/>
    </style:style>
    <style:style style:name="Table18.A6" style:family="table-cell">
      <style:table-cell-properties style:vertical-align="middle" fo:padding="0.97mm" fo:border-left="0.05pt solid #000000" fo:border-right="none" fo:border-top="none" fo:border-bottom="0.05pt solid #000000"/>
    </style:style>
    <style:style style:name="Table18.B6" style:family="table-cell">
      <style:table-cell-properties style:vertical-align="middle" fo:padding="0.97mm" fo:border-left="none" fo:border-right="0.05pt solid #000000" fo:border-top="none" fo:border-bottom="0.05pt solid #000000"/>
    </style:style>
    <style:style style:name="Table18.A7" style:family="table-cell">
      <style:table-cell-properties style:vertical-align="middle" fo:padding="0.97mm" fo:border-left="0.05pt solid #000000" fo:border-right="none" fo:border-top="0.05pt solid #000000" fo:border-bottom="0.05pt solid #000000"/>
    </style:style>
    <style:style style:name="Table18.B7" style:family="table-cell">
      <style:table-cell-properties style:vertical-align="middle" fo:padding="0.97mm" fo:border-left="none" fo:border-right="0.05pt solid #000000" fo:border-top="0.05pt solid #000000" fo:border-bottom="0.05pt solid #000000"/>
    </style:style>
    <style:style style:name="Table45" style:family="table">
      <style:table-properties style:width="80.01mm" table:align="margins"/>
    </style:style>
    <style:style style:name="Table45.A" style:family="table-column">
      <style:table-column-properties style:column-width="80.01mm" style:rel-column-width="65535*"/>
    </style:style>
    <style:style style:name="Table45.A1" style:family="table-cell">
      <style:table-cell-properties fo:padding="0.97mm" fo:border="0.05pt solid #000000"/>
    </style:style>
    <style:style style:name="Table45.A2" style:family="table-cell">
      <style:table-cell-properties fo:padding="0.97mm" fo:border-left="0.05pt solid #000000" fo:border-right="0.05pt solid #000000" fo:border-top="none" fo:border-bottom="0.05pt solid #000000"/>
    </style:style>
    <style:style style:name="Table46" style:family="table">
      <style:table-properties style:width="80.01mm" table:align="margins"/>
    </style:style>
    <style:style style:name="Table46.A" style:family="table-column">
      <style:table-column-properties style:column-width="80.01mm" style:rel-column-width="65535*"/>
    </style:style>
    <style:style style:name="Table46.A1" style:family="table-cell">
      <style:table-cell-properties fo:padding="0.97mm" fo:border="0.05pt solid #000000"/>
    </style:style>
    <style:style style:name="Table47" style:family="table">
      <style:table-properties style:width="80.01mm" table:align="margins"/>
    </style:style>
    <style:style style:name="Table47.A" style:family="table-column">
      <style:table-column-properties style:column-width="80.01mm" style:rel-column-width="65535*"/>
    </style:style>
    <style:style style:name="Table47.A1" style:family="table-cell">
      <style:table-cell-properties fo:padding="0.97mm" fo:border="0.05pt solid #000000"/>
    </style:style>
    <style:style style:name="Table48" style:family="table">
      <style:table-properties style:width="80.01mm" table:align="margins"/>
    </style:style>
    <style:style style:name="Table48.A" style:family="table-column">
      <style:table-column-properties style:column-width="80.01mm" style:rel-column-width="65535*"/>
    </style:style>
    <style:style style:name="Table48.A1" style:family="table-cell">
      <style:table-cell-properties fo:padding="0.97mm" fo:border="0.05pt solid #000000"/>
    </style:style>
    <style:style style:name="Table44" style:family="table">
      <style:table-properties style:width="80.01mm" table:align="margins"/>
    </style:style>
    <style:style style:name="Table44.A" style:family="table-column">
      <style:table-column-properties style:column-width="80.01mm" style:rel-column-width="65535*"/>
    </style:style>
    <style:style style:name="Table44.A1" style:family="table-cell">
      <style:table-cell-properties fo:padding="0.97mm" fo:border="0.05pt solid #000000"/>
    </style:style>
    <style:style style:name="Table49" style:family="table">
      <style:table-properties style:width="80.01mm" table:align="margins"/>
    </style:style>
    <style:style style:name="Table49.A" style:family="table-column">
      <style:table-column-properties style:column-width="80.01mm" style:rel-column-width="65535*"/>
    </style:style>
    <style:style style:name="Table49.A1" style:family="table-cell">
      <style:table-cell-properties fo:padding="0.97mm" fo:border="0.05pt solid #000000"/>
    </style:style>
    <style:style style:name="Table50" style:family="table">
      <style:table-properties style:width="80.01mm" table:align="margins"/>
    </style:style>
    <style:style style:name="Table50.A" style:family="table-column">
      <style:table-column-properties style:column-width="80.01mm" style:rel-column-width="65535*"/>
    </style:style>
    <style:style style:name="Table50.A1" style:family="table-cell">
      <style:table-cell-properties fo:padding="0.97mm" fo:border="0.05pt solid #000000"/>
    </style:style>
    <style:style style:name="Table51" style:family="table">
      <style:table-properties style:width="80.01mm" table:align="margins"/>
    </style:style>
    <style:style style:name="Table51.A" style:family="table-column">
      <style:table-column-properties style:column-width="80.01mm" style:rel-column-width="65535*"/>
    </style:style>
    <style:style style:name="Table51.A1" style:family="table-cell">
      <style:table-cell-properties fo:padding="0.97mm" fo:border="0.05pt solid #000000"/>
    </style:style>
    <style:style style:name="Table55" style:family="table">
      <style:table-properties style:width="80.01mm" table:align="margins"/>
    </style:style>
    <style:style style:name="Table55.A" style:family="table-column">
      <style:table-column-properties style:column-width="80.01mm" style:rel-column-width="65535*"/>
    </style:style>
    <style:style style:name="Table55.A1" style:family="table-cell">
      <style:table-cell-properties fo:padding="0.97mm" fo:border="0.05pt solid #000000"/>
    </style:style>
    <style:style style:name="Table55.A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end" style:justify-single-word="false">
        <style:tab-stops>
          <style:tab-stop style:position="85mm" style:type="center"/>
          <style:tab-stop style:position="116.89mm"/>
          <style:tab-stop style:position="146mm"/>
          <style:tab-stop style:position="170mm" style:type="right"/>
        </style:tab-stops>
      </style:paragraph-properties>
      <style:text-properties fo:font-size="10pt" officeooo:rsid="0006d711" officeooo:paragraph-rsid="0006d711" style:font-size-asian="10pt" style:font-size-complex="10pt"/>
    </style:style>
    <style:style style:name="P2" style:family="paragraph" style:parent-style-name="Text_20_body">
      <style:text-properties officeooo:paragraph-rsid="0009daa3"/>
    </style:style>
    <style:style style:name="P3" style:family="paragraph" style:parent-style-name="Text_20_body">
      <style:text-properties officeooo:paragraph-rsid="0009daa3" style:text-scale="98%"/>
    </style:style>
    <style:style style:name="P4" style:family="paragraph" style:parent-style-name="Text_20_body">
      <style:text-properties officeooo:paragraph-rsid="002161a9"/>
    </style:style>
    <style:style style:name="P5" style:family="paragraph" style:parent-style-name="Text_20_body">
      <style:text-properties officeooo:paragraph-rsid="0029e954"/>
    </style:style>
    <style:style style:name="P6" style:family="paragraph" style:parent-style-name="Text_20_body">
      <style:text-properties officeooo:paragraph-rsid="0042a5f3"/>
    </style:style>
    <style:style style:name="P7" style:family="paragraph" style:parent-style-name="Text_20_body">
      <style:text-properties officeooo:paragraph-rsid="009bef08"/>
    </style:style>
    <style:style style:name="P8" style:family="paragraph" style:parent-style-name="Text_20_body">
      <style:text-properties officeooo:paragraph-rsid="00b2d97e"/>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officeooo:paragraph-rsid="00b97acc"/>
    </style:style>
    <style:style style:name="P11" style:family="paragraph" style:parent-style-name="Text_20_body">
      <style:text-properties officeooo:rsid="007c7a93" officeooo:paragraph-rsid="00bbc9da"/>
    </style:style>
    <style:style style:name="P12" style:family="paragraph" style:parent-style-name="Text_20_body">
      <style:text-properties officeooo:rsid="00bbe3c4" officeooo:paragraph-rsid="00bbe3c4"/>
    </style:style>
    <style:style style:name="P13" style:family="paragraph" style:parent-style-name="Text_20_body">
      <style:text-properties officeooo:rsid="00f3a62c" officeooo:paragraph-rsid="00f3a62c"/>
    </style:style>
    <style:style style:name="P14" style:family="paragraph" style:parent-style-name="Text_20_body">
      <style:text-properties officeooo:paragraph-rsid="01067487"/>
    </style:style>
    <style:style style:name="P15" style:family="paragraph" style:parent-style-name="Text_20_body">
      <style:text-properties officeooo:paragraph-rsid="01253411"/>
    </style:style>
    <style:style style:name="P16" style:family="paragraph" style:parent-style-name="Text_20_body">
      <style:text-properties style:font-name="Liberation Mono" fo:font-size="10pt" fo:font-weight="bold" officeooo:rsid="015587fa" officeooo:paragraph-rsid="01e4488f" style:font-name-asian="NSimSun" style:font-size-asian="10pt" style:font-weight-asian="bold" style:font-name-complex="Liberation Mono" style:font-size-complex="10pt" style:font-weight-complex="bold"/>
    </style:style>
    <style:style style:name="P17" style:family="paragraph" style:parent-style-name="Text_20_body">
      <style:text-properties style:font-name="Liberation Mono" fo:font-size="10pt" fo:font-weight="bold" officeooo:rsid="01e1b1c5" officeooo:paragraph-rsid="01e4488f" style:font-name-asian="NSimSun" style:font-size-asian="10pt" style:font-weight-asian="bold" style:font-name-complex="Liberation Mono" style:font-size-complex="10pt" style:font-weight-complex="bold"/>
    </style:style>
    <style:style style:name="P18" style:family="paragraph" style:parent-style-name="Text_20_body">
      <style:text-properties style:font-name="Liberation Mono" fo:font-size="10pt" fo:font-weight="bold" officeooo:rsid="0108051c" officeooo:paragraph-rsid="01e4488f" style:font-name-asian="NSimSun" style:font-size-asian="10pt" style:font-weight-asian="bold" style:font-name-complex="Liberation Mono" style:font-size-complex="10pt" style:font-weight-complex="bold"/>
    </style:style>
    <style:style style:name="P19" style:family="paragraph" style:parent-style-name="Text_20_body">
      <style:text-properties style:font-name="Liberation Mono" fo:font-size="10pt" fo:font-weight="bold" officeooo:rsid="0108051c" officeooo:paragraph-rsid="0129b224" style:font-name-asian="NSimSun" style:font-size-asian="10pt" style:font-weight-asian="bold" style:font-name-complex="Liberation Mono" style:font-size-complex="10pt" style:font-weight-complex="bold"/>
    </style:style>
    <style:style style:name="P20" style:family="paragraph" style:parent-style-name="Text_20_body">
      <style:text-properties officeooo:paragraph-rsid="0129b224"/>
    </style:style>
    <style:style style:name="P21" style:family="paragraph" style:parent-style-name="Text_20_body">
      <style:text-properties officeooo:rsid="0140126b" officeooo:paragraph-rsid="0140126b"/>
    </style:style>
    <style:style style:name="P22" style:family="paragraph" style:parent-style-name="Text_20_body">
      <style:text-properties officeooo:paragraph-rsid="0140126b"/>
    </style:style>
    <style:style style:name="P23" style:family="paragraph" style:parent-style-name="Text_20_body">
      <style:text-properties officeooo:paragraph-rsid="0143ed3b"/>
    </style:style>
    <style:style style:name="P24" style:family="paragraph" style:parent-style-name="Text_20_body">
      <style:text-properties officeooo:paragraph-rsid="014b52a2"/>
    </style:style>
    <style:style style:name="P25" style:family="paragraph" style:parent-style-name="Text_20_body">
      <style:text-properties fo:font-weight="normal" officeooo:paragraph-rsid="0143ed3b" style:font-weight-asian="normal" style:font-weight-complex="normal"/>
    </style:style>
    <style:style style:name="P26" style:family="paragraph" style:parent-style-name="Text_20_body">
      <style:text-properties officeooo:paragraph-rsid="0154b059"/>
    </style:style>
    <style:style style:name="P27" style:family="paragraph" style:parent-style-name="Text_20_body">
      <style:text-properties officeooo:rsid="015587fa" officeooo:paragraph-rsid="01e4488f"/>
    </style:style>
    <style:style style:name="P28" style:family="paragraph" style:parent-style-name="Text_20_body">
      <style:text-properties officeooo:paragraph-rsid="01670e8c"/>
    </style:style>
    <style:style style:name="P29" style:family="paragraph" style:parent-style-name="Text_20_body">
      <style:text-properties officeooo:paragraph-rsid="016f0be6"/>
    </style:style>
    <style:style style:name="P30" style:family="paragraph" style:parent-style-name="Text_20_body">
      <style:text-properties officeooo:paragraph-rsid="0176eb99"/>
    </style:style>
    <style:style style:name="P31" style:family="paragraph" style:parent-style-name="Text_20_body">
      <style:text-properties officeooo:rsid="0196f541" officeooo:paragraph-rsid="0197aa8c"/>
    </style:style>
    <style:style style:name="P32" style:family="paragraph" style:parent-style-name="Text_20_body">
      <style:text-properties officeooo:paragraph-rsid="008863c6"/>
    </style:style>
    <style:style style:name="P33" style:family="paragraph" style:parent-style-name="Text_20_body">
      <style:paragraph-properties fo:text-align="end" style:justify-single-word="false"/>
      <style:text-properties officeooo:paragraph-rsid="01b4d1ba"/>
    </style:style>
    <style:style style:name="P34" style:family="paragraph" style:parent-style-name="Text_20_body">
      <style:text-properties officeooo:paragraph-rsid="01ca40b4"/>
    </style:style>
    <style:style style:name="P35" style:family="paragraph" style:parent-style-name="Text_20_body">
      <style:text-properties officeooo:rsid="008a9700" officeooo:paragraph-rsid="008a9700"/>
    </style:style>
    <style:style style:name="P36" style:family="paragraph" style:parent-style-name="Text_20_body">
      <style:paragraph-properties fo:text-align="start" style:justify-single-word="false"/>
      <style:text-properties officeooo:paragraph-rsid="01d1c277"/>
    </style:style>
    <style:style style:name="P37" style:family="paragraph" style:parent-style-name="Text_20_body">
      <style:text-properties officeooo:rsid="01d215cc" officeooo:paragraph-rsid="01d215cc"/>
    </style:style>
    <style:style style:name="P38" style:family="paragraph" style:parent-style-name="Text_20_body">
      <style:text-properties officeooo:paragraph-rsid="01d9723b"/>
    </style:style>
    <style:style style:name="P39" style:family="paragraph" style:parent-style-name="Text_20_body">
      <style:text-properties officeooo:rsid="01d9723b" officeooo:paragraph-rsid="01d9723b"/>
    </style:style>
    <style:style style:name="P40" style:family="paragraph" style:parent-style-name="Text_20_body">
      <style:text-properties officeooo:rsid="01e1b1c5" officeooo:paragraph-rsid="01e1b1c5"/>
    </style:style>
    <style:style style:name="P41" style:family="paragraph" style:parent-style-name="Text_20_body">
      <style:text-properties officeooo:rsid="01e52a08" officeooo:paragraph-rsid="01e52a08"/>
    </style:style>
    <style:style style:name="P42" style:family="paragraph" style:parent-style-name="Preformatted_20_Text">
      <style:paragraph-properties fo:text-align="center" style:justify-single-word="false"/>
    </style:style>
    <style:style style:name="P43" style:family="paragraph" style:parent-style-name="Preformatted_20_Text">
      <style:text-properties fo:font-weight="bold" style:font-weight-asian="bold" style:font-weight-complex="bold"/>
    </style:style>
    <style:style style:name="P44" style:family="paragraph" style:parent-style-name="Preformatted_20_Text">
      <style:paragraph-properties fo:text-align="center" style:justify-single-word="false"/>
      <style:text-properties fo:font-weight="bold" style:font-weight-asian="bold" style:font-weight-complex="bold"/>
    </style:style>
    <style:style style:name="P45" style:family="paragraph" style:parent-style-name="Preformatted_20_Text">
      <style:text-properties fo:font-weight="bold" officeooo:rsid="005e9fa1" officeooo:paragraph-rsid="005e9fa1" style:font-weight-asian="bold" style:font-weight-complex="bold"/>
    </style:style>
    <style:style style:name="P46" style:family="paragraph" style:parent-style-name="Preformatted_20_Text">
      <style:text-properties fo:font-weight="bold" officeooo:rsid="00ee66f1" officeooo:paragraph-rsid="0127f967" style:font-weight-asian="bold" style:font-weight-complex="bold"/>
    </style:style>
    <style:style style:name="P47" style:family="paragraph" style:parent-style-name="Preformatted_20_Text">
      <style:text-properties fo:font-weight="bold" officeooo:paragraph-rsid="0129b224" style:font-weight-asian="bold" style:font-weight-complex="bold"/>
    </style:style>
    <style:style style:name="P48" style:family="paragraph" style:parent-style-name="Preformatted_20_Text">
      <style:text-properties fo:font-weight="bold" officeooo:paragraph-rsid="0143ed3b" style:font-weight-asian="bold" style:font-weight-complex="bold"/>
    </style:style>
    <style:style style:name="P49" style:family="paragraph" style:parent-style-name="Preformatted_20_Text">
      <style:text-properties fo:font-weight="bold" officeooo:paragraph-rsid="014d0288" style:font-weight-asian="bold" style:font-weight-complex="bold"/>
    </style:style>
    <style:style style:name="P50" style:family="paragraph" style:parent-style-name="Preformatted_20_Text">
      <style:text-properties fo:font-weight="bold" officeooo:paragraph-rsid="01670e8c" style:font-weight-asian="bold" style:font-weight-complex="bold"/>
    </style:style>
    <style:style style:name="P51" style:family="paragraph" style:parent-style-name="Preformatted_20_Text">
      <style:text-properties fo:font-weight="bold" officeooo:rsid="0198b8e6" officeooo:paragraph-rsid="019ab1ae" style:font-weight-asian="bold" style:font-weight-complex="bold"/>
    </style:style>
    <style:style style:name="P52" style:family="paragraph" style:parent-style-name="Preformatted_20_Text">
      <style:paragraph-properties fo:text-align="start" style:justify-single-word="false"/>
      <style:text-properties fo:font-weight="bold" officeooo:paragraph-rsid="019bf9db" style:font-weight-asian="bold" style:font-weight-complex="bold"/>
    </style:style>
    <style:style style:name="P53" style:family="paragraph" style:parent-style-name="Preformatted_20_Text">
      <style:text-properties fo:font-weight="bold" officeooo:rsid="01d58bf8" officeooo:paragraph-rsid="01edef73" style:font-weight-asian="bold" style:font-weight-complex="bold"/>
    </style:style>
    <style:style style:name="P54" style:family="paragraph" style:parent-style-name="Preformatted_20_Text">
      <style:paragraph-properties fo:text-align="start" style:justify-single-word="false"/>
      <style:text-properties fo:font-weight="bold" officeooo:rsid="01b992fc" officeooo:paragraph-rsid="01edef73" style:font-weight-asian="bold" style:font-weight-complex="bold"/>
    </style:style>
    <style:style style:name="P55" style:family="paragraph" style:parent-style-name="Preformatted_20_Text">
      <style:paragraph-properties>
        <style:tab-stops>
          <style:tab-stop style:position="19.09mm"/>
        </style:tab-stops>
      </style:paragraph-properties>
      <style:text-properties officeooo:rsid="0077f5ce" officeooo:paragraph-rsid="01ca4289"/>
    </style:style>
    <style:style style:name="P56" style:family="paragraph" style:parent-style-name="Preformatted_20_Text">
      <style:text-properties officeooo:rsid="008d67d1" officeooo:paragraph-rsid="01ca4289"/>
    </style:style>
    <style:style style:name="P57" style:family="paragraph" style:parent-style-name="Preformatted_20_Text">
      <style:text-properties officeooo:rsid="008e29da" officeooo:paragraph-rsid="01ca4289"/>
    </style:style>
    <style:style style:name="P58" style:family="paragraph" style:parent-style-name="Preformatted_20_Text">
      <style:text-properties officeooo:paragraph-rsid="009bef08"/>
    </style:style>
    <style:style style:name="P59" style:family="paragraph" style:parent-style-name="Preformatted_20_Text">
      <style:text-properties officeooo:rsid="007a078e" officeooo:paragraph-rsid="01ca4289"/>
    </style:style>
    <style:style style:name="P60" style:family="paragraph" style:parent-style-name="Preformatted_20_Text">
      <style:paragraph-properties>
        <style:tab-stops>
          <style:tab-stop style:position="19.09mm"/>
        </style:tab-stops>
      </style:paragraph-properties>
      <style:text-properties officeooo:rsid="00b6b0e9" officeooo:paragraph-rsid="01ca4289"/>
    </style:style>
    <style:style style:name="P61" style:family="paragraph" style:parent-style-name="Preformatted_20_Text">
      <style:text-properties style:font-name="Liberation Mono" fo:font-size="10pt" officeooo:paragraph-rsid="00b97acc" style:font-name-asian="NSimSun" style:font-size-asian="10pt" style:font-name-complex="Liberation Mono" style:font-size-complex="10pt"/>
    </style:style>
    <style:style style:name="P62" style:family="paragraph" style:parent-style-name="Preformatted_20_Text">
      <style:text-properties style:font-name="Liberation Mono" fo:font-size="10pt" officeooo:paragraph-rsid="00e6aede" style:font-name-asian="NSimSun" style:font-size-asian="10pt" style:font-name-complex="Liberation Mono" style:font-size-complex="10pt"/>
    </style:style>
    <style:style style:name="P63" style:family="paragraph" style:parent-style-name="Preformatted_20_Text">
      <style:paragraph-properties fo:text-align="center" style:justify-single-word="false"/>
      <style:text-properties style:font-name="Liberation Mono" fo:font-size="10pt" officeooo:paragraph-rsid="00e6aede" style:font-name-asian="NSimSun" style:font-size-asian="10pt" style:font-name-complex="Liberation Mono" style:font-size-complex="10pt"/>
    </style:style>
    <style:style style:name="P64" style:family="paragraph" style:parent-style-name="Preformatted_20_Text">
      <style:text-properties officeooo:paragraph-rsid="00b80466"/>
    </style:style>
    <style:style style:name="P65" style:family="paragraph" style:parent-style-name="Preformatted_20_Text">
      <style:text-properties officeooo:paragraph-rsid="00b97acc"/>
    </style:style>
    <style:style style:name="P66" style:family="paragraph" style:parent-style-name="Preformatted_20_Text">
      <style:text-properties fo:font-size="7pt" fo:font-style="italic" fo:font-weight="normal" officeooo:rsid="007bb27b" officeooo:paragraph-rsid="00bbc9da" style:font-size-asian="9pt" style:font-style-asian="italic" style:font-weight-asian="normal" style:font-size-complex="9pt" style:font-style-complex="italic" style:font-weight-complex="normal"/>
    </style:style>
    <style:style style:name="P67" style:family="paragraph" style:parent-style-name="Preformatted_20_Text">
      <style:text-properties fo:font-size="9pt" fo:font-weight="normal" officeooo:rsid="005e9fa1" officeooo:paragraph-rsid="00bbc9da" style:font-size-asian="9pt" style:font-weight-asian="normal" style:font-size-complex="9pt" style:font-weight-complex="normal"/>
    </style:style>
    <style:style style:name="P68" style:family="paragraph" style:parent-style-name="Preformatted_20_Text">
      <style:text-properties fo:font-size="9pt" fo:font-weight="normal" officeooo:rsid="007bb27b" officeooo:paragraph-rsid="00bbc9da" style:font-size-asian="9pt" style:font-weight-asian="normal" style:font-size-complex="9pt" style:font-weight-complex="normal"/>
    </style:style>
    <style:style style:name="P69" style:family="paragraph" style:parent-style-name="Preformatted_20_Text">
      <style:text-properties officeooo:rsid="00bde005" officeooo:paragraph-rsid="00bde005"/>
    </style:style>
    <style:style style:name="P70" style:family="paragraph" style:parent-style-name="Preformatted_20_Text">
      <style:text-properties officeooo:paragraph-rsid="00be9911"/>
    </style:style>
    <style:style style:name="P71" style:family="paragraph" style:parent-style-name="Preformatted_20_Text">
      <style:text-properties officeooo:paragraph-rsid="00c4b5b7"/>
    </style:style>
    <style:style style:name="P72" style:family="paragraph" style:parent-style-name="Preformatted_20_Text">
      <style:text-properties officeooo:rsid="00d7510d" officeooo:paragraph-rsid="00d7510d"/>
    </style:style>
    <style:style style:name="P73" style:family="paragraph" style:parent-style-name="Preformatted_20_Text">
      <style:text-properties officeooo:rsid="00dfeecf" officeooo:paragraph-rsid="00b97acc"/>
    </style:style>
    <style:style style:name="P74" style:family="paragraph" style:parent-style-name="Preformatted_20_Text">
      <style:text-properties officeooo:rsid="00dfeecf" officeooo:paragraph-rsid="00dfeecf"/>
    </style:style>
    <style:style style:name="P75" style:family="paragraph" style:parent-style-name="Preformatted_20_Text">
      <style:paragraph-properties fo:text-align="start" style:justify-single-word="false"/>
    </style:style>
    <style:style style:name="P76" style:family="paragraph" style:parent-style-name="Preformatted_20_Text">
      <style:paragraph-properties fo:text-align="start" style:justify-single-word="false"/>
      <style:text-properties officeooo:paragraph-rsid="01b33557"/>
    </style:style>
    <style:style style:name="P77" style:family="paragraph" style:parent-style-name="Preformatted_20_Text">
      <style:paragraph-properties fo:text-align="start" style:justify-single-word="false"/>
      <style:text-properties officeooo:paragraph-rsid="01edef73"/>
    </style:style>
    <style:style style:name="P78" style:family="paragraph" style:parent-style-name="Preformatted_20_Text">
      <style:paragraph-properties>
        <style:tab-stops>
          <style:tab-stop style:position="10.02mm"/>
        </style:tab-stops>
      </style:paragraph-properties>
      <style:text-properties officeooo:paragraph-rsid="01067487"/>
    </style:style>
    <style:style style:name="P79" style:family="paragraph" style:parent-style-name="Preformatted_20_Text">
      <style:paragraph-properties>
        <style:tab-stops>
          <style:tab-stop style:position="10.02mm"/>
        </style:tab-stops>
      </style:paragraph-properties>
      <style:text-properties officeooo:rsid="004f844c" officeooo:paragraph-rsid="01067487"/>
    </style:style>
    <style:style style:name="P80" style:family="paragraph" style:parent-style-name="Preformatted_20_Text">
      <style:paragraph-properties fo:text-align="start" style:justify-single-word="false">
        <style:tab-stops>
          <style:tab-stop style:position="10.02mm"/>
        </style:tab-stops>
      </style:paragraph-properties>
      <style:text-properties officeooo:rsid="004f844c" officeooo:paragraph-rsid="01067487"/>
    </style:style>
    <style:style style:name="P81" style:family="paragraph" style:parent-style-name="Preformatted_20_Text">
      <style:text-properties officeooo:paragraph-rsid="01067487"/>
    </style:style>
    <style:style style:name="P82" style:family="paragraph" style:parent-style-name="Preformatted_20_Text">
      <style:paragraph-properties fo:text-align="start" style:justify-single-word="false"/>
      <style:text-properties officeooo:paragraph-rsid="00a1b26c" style:text-scale="98%"/>
    </style:style>
    <style:style style:name="P83" style:family="paragraph" style:parent-style-name="Preformatted_20_Text">
      <style:text-properties officeooo:rsid="011e572e" officeooo:paragraph-rsid="0121ae2f"/>
    </style:style>
    <style:style style:name="P84" style:family="paragraph" style:parent-style-name="Preformatted_20_Text">
      <style:text-properties officeooo:rsid="00fba2e6" officeooo:paragraph-rsid="0127f967"/>
    </style:style>
    <style:style style:name="P85" style:family="paragraph" style:parent-style-name="Preformatted_20_Text">
      <style:text-properties officeooo:paragraph-rsid="0127f967"/>
    </style:style>
    <style:style style:name="P86" style:family="paragraph" style:parent-style-name="Preformatted_20_Text">
      <style:text-properties officeooo:paragraph-rsid="0129b224"/>
    </style:style>
    <style:style style:name="P87" style:family="paragraph" style:parent-style-name="Preformatted_20_Text">
      <style:text-properties fo:font-weight="normal" officeooo:paragraph-rsid="00c4b5b7" style:font-weight-asian="normal" style:font-weight-complex="normal"/>
    </style:style>
    <style:style style:name="P88" style:family="paragraph" style:parent-style-name="Preformatted_20_Text">
      <style:text-properties officeooo:paragraph-rsid="01394b6b"/>
    </style:style>
    <style:style style:name="P89" style:family="paragraph" style:parent-style-name="Preformatted_20_Text">
      <style:text-properties officeooo:paragraph-rsid="0140126b"/>
    </style:style>
    <style:style style:name="P90" style:family="paragraph" style:parent-style-name="Preformatted_20_Text">
      <style:text-properties officeooo:paragraph-rsid="01657d67"/>
    </style:style>
    <style:style style:name="P91" style:family="paragraph" style:parent-style-name="Preformatted_20_Text">
      <style:text-properties officeooo:paragraph-rsid="01670e8c"/>
    </style:style>
    <style:style style:name="P92" style:family="paragraph" style:parent-style-name="Preformatted_20_Text">
      <style:text-properties officeooo:rsid="019011cf" officeooo:paragraph-rsid="019011cf"/>
    </style:style>
    <style:style style:name="P93" style:family="paragraph" style:parent-style-name="Preformatted_20_Text">
      <style:text-properties fo:font-size="8pt" fo:font-style="italic" officeooo:rsid="018ed189" officeooo:paragraph-rsid="018ed189" style:font-size-asian="10pt" style:font-style-asian="italic" style:font-size-complex="10pt" style:font-style-complex="italic"/>
    </style:style>
    <style:style style:name="P94" style:family="paragraph" style:parent-style-name="Preformatted_20_Text">
      <style:text-properties officeooo:rsid="01941fcd" officeooo:paragraph-rsid="01941fcd"/>
    </style:style>
    <style:style style:name="P95" style:family="paragraph" style:parent-style-name="Preformatted_20_Text">
      <style:text-properties officeooo:rsid="0196f541" officeooo:paragraph-rsid="0196f541"/>
    </style:style>
    <style:style style:name="P96" style:family="paragraph" style:parent-style-name="Preformatted_20_Text">
      <style:text-properties officeooo:paragraph-rsid="019ab1ae"/>
    </style:style>
    <style:style style:name="P97" style:family="paragraph" style:parent-style-name="Preformatted_20_Text">
      <style:text-properties style:font-name="Liberation Serif" fo:font-size="12pt" fo:font-weight="normal" officeooo:rsid="0198b8e6" officeooo:paragraph-rsid="019ab1ae" style:font-size-asian="10.5pt" style:font-weight-asian="normal" style:font-size-complex="12pt" style:font-weight-complex="normal"/>
    </style:style>
    <style:style style:name="P98" style:family="paragraph" style:parent-style-name="Preformatted_20_Text">
      <style:text-properties officeooo:paragraph-rsid="01a12bbe"/>
    </style:style>
    <style:style style:name="P99" style:family="paragraph" style:parent-style-name="Preformatted_20_Text">
      <style:text-properties officeooo:paragraph-rsid="01a97cf3"/>
    </style:style>
    <style:style style:name="P100" style:family="paragraph" style:parent-style-name="Preformatted_20_Text">
      <style:text-properties officeooo:paragraph-rsid="01ae37b8"/>
    </style:style>
    <style:style style:name="P101" style:family="paragraph" style:parent-style-name="Preformatted_20_Text">
      <style:text-properties officeooo:paragraph-rsid="01b6a36c"/>
    </style:style>
    <style:style style:name="P102" style:family="paragraph" style:parent-style-name="Preformatted_20_Text">
      <style:text-properties officeooo:paragraph-rsid="01ca40b4"/>
    </style:style>
    <style:style style:name="P103" style:family="paragraph" style:parent-style-name="Preformatted_20_Text">
      <style:text-properties officeooo:paragraph-rsid="01ca4289"/>
    </style:style>
    <style:style style:name="P104" style:family="paragraph" style:parent-style-name="Preformatted_20_Text">
      <style:text-properties officeooo:paragraph-rsid="01cc1a33"/>
    </style:style>
    <style:style style:name="P105" style:family="paragraph" style:parent-style-name="Preformatted_20_Text">
      <style:text-properties officeooo:paragraph-rsid="01cd9158"/>
    </style:style>
    <style:style style:name="P106" style:family="paragraph" style:parent-style-name="Preformatted_20_Text">
      <style:paragraph-properties fo:text-align="end" style:justify-single-word="false"/>
      <style:text-properties officeooo:paragraph-rsid="01cd9158"/>
    </style:style>
    <style:style style:name="P107" style:family="paragraph" style:parent-style-name="Preformatted_20_Text">
      <style:text-properties officeooo:paragraph-rsid="01d989cd"/>
    </style:style>
    <style:style style:name="P108" style:family="paragraph" style:parent-style-name="Preformatted_20_Text">
      <style:text-properties officeooo:paragraph-rsid="01de1a79"/>
    </style:style>
    <style:style style:name="P109" style:family="paragraph" style:parent-style-name="Preformatted_20_Text">
      <style:text-properties officeooo:rsid="01e5b085" officeooo:paragraph-rsid="01e5b085"/>
    </style:style>
    <style:style style:name="P110" style:family="paragraph" style:parent-style-name="Preformatted_20_Text">
      <style:text-properties fo:font-style="italic" officeooo:rsid="01e74987" officeooo:paragraph-rsid="01e74987" style:font-style-asian="italic" style:font-style-complex="italic"/>
    </style:style>
    <style:style style:name="P111" style:family="paragraph" style:parent-style-name="Preformatted_20_Text">
      <style:text-properties officeooo:paragraph-rsid="01ec2e66"/>
    </style:style>
    <style:style style:name="P112" style:family="paragraph" style:parent-style-name="Preformatted_20_Text">
      <style:text-properties officeooo:rsid="01ec2e66" officeooo:paragraph-rsid="01ec2e66"/>
    </style:style>
    <style:style style:name="P113" style:family="paragraph" style:parent-style-name="Preformatted_20_Text">
      <style:text-properties officeooo:paragraph-rsid="01edef73"/>
    </style:style>
    <style:style style:name="P114" style:family="paragraph" style:parent-style-name="Standard">
      <style:text-properties officeooo:paragraph-rsid="0032a7af"/>
    </style:style>
    <style:style style:name="P115" style:family="paragraph" style:parent-style-name="Standard">
      <style:text-properties officeooo:paragraph-rsid="003ce109"/>
    </style:style>
    <style:style style:name="P116" style:family="paragraph" style:parent-style-name="Standard">
      <style:text-properties officeooo:paragraph-rsid="0040f5ff"/>
    </style:style>
    <style:style style:name="P117" style:family="paragraph" style:parent-style-name="Standard">
      <style:paragraph-properties fo:text-align="end" style:justify-single-word="false"/>
      <style:text-properties officeooo:paragraph-rsid="013b2689"/>
    </style:style>
    <style:style style:name="P118" style:family="paragraph" style:parent-style-name="Standard">
      <style:paragraph-properties fo:text-align="end" style:justify-single-word="false"/>
      <style:text-properties officeooo:paragraph-rsid="01670e8c"/>
    </style:style>
    <style:style style:name="P119" style:family="paragraph" style:parent-style-name="Standard">
      <style:paragraph-properties fo:text-align="center" style:justify-single-word="false"/>
      <style:text-properties officeooo:paragraph-rsid="01067487"/>
    </style:style>
    <style:style style:name="P120" style:family="paragraph" style:parent-style-name="Standard">
      <style:paragraph-properties fo:text-align="center" style:justify-single-word="false"/>
      <style:text-properties officeooo:paragraph-rsid="01670e8c"/>
    </style:style>
    <style:style style:name="P121" style:family="paragraph" style:parent-style-name="Standard">
      <style:paragraph-properties fo:text-align="center" style:justify-single-word="false"/>
      <style:text-properties officeooo:paragraph-rsid="01a12bbe"/>
    </style:style>
    <style:style style:name="P122" style:family="paragraph" style:parent-style-name="Standard">
      <style:text-properties officeooo:paragraph-rsid="009bef08"/>
    </style:style>
    <style:style style:name="P123" style:family="paragraph" style:parent-style-name="Standard">
      <style:text-properties fo:font-weight="normal" officeooo:rsid="00a1b26c" officeooo:paragraph-rsid="00a1b26c" style:font-weight-asian="normal" style:font-weight-complex="normal"/>
    </style:style>
    <style:style style:name="P124" style:family="paragraph" style:parent-style-name="Standard">
      <style:paragraph-properties fo:text-align="start" style:justify-single-word="false"/>
      <style:text-properties fo:font-weight="normal" style:font-weight-asian="normal" style:font-weight-complex="normal"/>
    </style:style>
    <style:style style:name="P125" style:family="paragraph" style:parent-style-name="Standard">
      <style:text-properties fo:font-weight="normal" officeooo:rsid="00a1b26c" officeooo:paragraph-rsid="00a1b26c" style:font-size-asian="10.5pt" style:font-weight-asian="normal" style:font-weight-complex="normal" style:text-scale="98%"/>
    </style:style>
    <style:style style:name="P126" style:family="paragraph" style:parent-style-name="Standard">
      <style:text-properties officeooo:rsid="00a1b26c" officeooo:paragraph-rsid="00a1b26c"/>
    </style:style>
    <style:style style:name="P127" style:family="paragraph" style:parent-style-name="Standard">
      <style:text-properties officeooo:paragraph-rsid="00b80466"/>
    </style:style>
    <style:style style:name="P128" style:family="paragraph" style:parent-style-name="Standard">
      <style:text-properties officeooo:paragraph-rsid="00bbc9da"/>
    </style:style>
    <style:style style:name="P129" style:family="paragraph" style:parent-style-name="Standard">
      <style:text-properties fo:font-weight="bold" officeooo:paragraph-rsid="00cefb14" style:font-weight-asian="bold" style:font-weight-complex="bold"/>
    </style:style>
    <style:style style:name="P130" style:family="paragraph" style:parent-style-name="Standard">
      <style:paragraph-properties fo:text-align="center" style:justify-single-word="false"/>
      <style:text-properties fo:font-weight="bold" officeooo:rsid="018ca5a2" officeooo:paragraph-rsid="018ca5a2" style:font-weight-asian="bold" style:font-weight-complex="bold"/>
    </style:style>
    <style:style style:name="P131" style:family="paragraph" style:parent-style-name="Standard">
      <style:paragraph-properties fo:text-align="center" style:justify-single-word="false"/>
      <style:text-properties fo:font-weight="bold" style:font-weight-asian="bold" style:font-weight-complex="bold"/>
    </style:style>
    <style:style style:name="P132" style:family="paragraph" style:parent-style-name="Standard">
      <style:text-properties fo:font-weight="bold" officeooo:paragraph-rsid="018ed189" style:font-weight-asian="bold" style:font-weight-complex="bold"/>
    </style:style>
    <style:style style:name="P133" style:family="paragraph" style:parent-style-name="Standard">
      <style:text-properties officeooo:paragraph-rsid="00cefb14"/>
    </style:style>
    <style:style style:name="P134" style:family="paragraph" style:parent-style-name="Standard">
      <style:text-properties officeooo:paragraph-rsid="0055eed5"/>
    </style:style>
    <style:style style:name="P135" style:family="paragraph" style:parent-style-name="Standard">
      <style:text-properties officeooo:paragraph-rsid="01067487"/>
    </style:style>
    <style:style style:name="P136" style:family="paragraph" style:parent-style-name="Standard">
      <style:text-properties officeooo:rsid="00fd2ae9" officeooo:paragraph-rsid="0127f967"/>
    </style:style>
    <style:style style:name="P137" style:family="paragraph" style:parent-style-name="Standard">
      <style:text-properties officeooo:paragraph-rsid="0127f967"/>
    </style:style>
    <style:style style:name="P138" style:family="paragraph" style:parent-style-name="Standard">
      <style:text-properties officeooo:rsid="00ee66f1" officeooo:paragraph-rsid="012919c6" style:text-scale="98%"/>
    </style:style>
    <style:style style:name="P139" style:family="paragraph" style:parent-style-name="Standard">
      <style:text-properties fo:font-style="normal" officeooo:paragraph-rsid="01a31251" style:font-style-asian="normal" style:font-style-complex="normal"/>
    </style:style>
    <style:style style:name="P140" style:family="paragraph" style:parent-style-name="Standard">
      <style:paragraph-properties fo:text-align="end" style:justify-single-word="false"/>
      <style:text-properties fo:font-style="normal" officeooo:paragraph-rsid="01a31251" style:font-style-asian="normal" style:font-style-complex="normal"/>
    </style:style>
    <style:style style:name="P141" style:family="paragraph" style:parent-style-name="Standard">
      <style:text-properties officeooo:paragraph-rsid="014853c8"/>
    </style:style>
    <style:style style:name="P142" style:family="paragraph" style:parent-style-name="Standard">
      <style:text-properties officeooo:rsid="014d0288" officeooo:paragraph-rsid="014d0288"/>
    </style:style>
    <style:style style:name="P143" style:family="paragraph" style:parent-style-name="Standard">
      <style:text-properties officeooo:paragraph-rsid="015b9876"/>
    </style:style>
    <style:style style:name="P144" style:family="paragraph" style:parent-style-name="Standard">
      <style:text-properties officeooo:rsid="00a57f36" officeooo:paragraph-rsid="01670e8c"/>
    </style:style>
    <style:style style:name="P145" style:family="paragraph" style:parent-style-name="Standard">
      <style:text-properties officeooo:paragraph-rsid="01670e8c"/>
    </style:style>
    <style:style style:name="P146" style:family="paragraph" style:parent-style-name="Standard">
      <style:text-properties officeooo:paragraph-rsid="016c371d"/>
    </style:style>
    <style:style style:name="P147" style:family="paragraph" style:parent-style-name="Standard">
      <style:text-properties officeooo:paragraph-rsid="01736d28"/>
    </style:style>
    <style:style style:name="P148" style:family="paragraph" style:parent-style-name="Standard">
      <style:text-properties officeooo:paragraph-rsid="018ca5a2"/>
    </style:style>
    <style:style style:name="P149" style:family="paragraph" style:parent-style-name="Standard">
      <style:text-properties officeooo:paragraph-rsid="018ed189"/>
    </style:style>
    <style:style style:name="P150" style:family="paragraph" style:parent-style-name="Standard">
      <style:text-properties officeooo:rsid="019011cf" officeooo:paragraph-rsid="019011cf"/>
    </style:style>
    <style:style style:name="P151" style:family="paragraph" style:parent-style-name="Standard">
      <style:text-properties fo:font-size="10pt" fo:font-style="italic" officeooo:rsid="018ed189" officeooo:paragraph-rsid="018ed189" style:font-style-asian="italic" style:font-style-complex="italic"/>
    </style:style>
    <style:style style:name="P152" style:family="paragraph" style:parent-style-name="Standard">
      <style:text-properties officeooo:paragraph-rsid="0195641f"/>
    </style:style>
    <style:style style:name="P153" style:family="paragraph" style:parent-style-name="Standard">
      <style:text-properties officeooo:paragraph-rsid="0196bca1"/>
    </style:style>
    <style:style style:name="P154" style:family="paragraph" style:parent-style-name="Standard">
      <style:text-properties officeooo:paragraph-rsid="019ab1ae" style:text-scale="94%"/>
    </style:style>
    <style:style style:name="P155" style:family="paragraph" style:parent-style-name="Standard">
      <style:text-properties officeooo:paragraph-rsid="019ab1ae"/>
    </style:style>
    <style:style style:name="P156" style:family="paragraph" style:parent-style-name="Standard">
      <style:text-properties officeooo:paragraph-rsid="019bf9db"/>
    </style:style>
    <style:style style:name="P157" style:family="paragraph" style:parent-style-name="Standard">
      <style:text-properties officeooo:paragraph-rsid="01a12bbe"/>
    </style:style>
    <style:style style:name="P158" style:family="paragraph" style:parent-style-name="Standard">
      <style:paragraph-properties fo:text-align="center" style:justify-single-word="false"/>
      <style:text-properties fo:font-style="italic" officeooo:rsid="01838751" officeooo:paragraph-rsid="019fd22a" style:font-style-asian="italic" style:font-style-complex="italic"/>
    </style:style>
    <style:style style:name="P159" style:family="paragraph" style:parent-style-name="Standard">
      <style:paragraph-properties fo:text-align="center" style:justify-single-word="false"/>
      <style:text-properties fo:font-style="italic" style:font-style-asian="italic" style:font-style-complex="italic"/>
    </style:style>
    <style:style style:name="P160" style:family="paragraph" style:parent-style-name="Standard">
      <style:text-properties officeooo:paragraph-rsid="01a31251"/>
    </style:style>
    <style:style style:name="P161" style:family="paragraph" style:parent-style-name="Standard">
      <style:text-properties officeooo:paragraph-rsid="01b33557"/>
    </style:style>
    <style:style style:name="P162" style:family="paragraph" style:parent-style-name="Standard">
      <style:text-properties officeooo:paragraph-rsid="01b6a36c"/>
    </style:style>
    <style:style style:name="P163" style:family="paragraph" style:parent-style-name="Standard">
      <style:text-properties officeooo:paragraph-rsid="01cd9158"/>
    </style:style>
    <style:style style:name="P164" style:family="paragraph" style:parent-style-name="Standard">
      <style:text-properties officeooo:paragraph-rsid="01d9723b"/>
    </style:style>
    <style:style style:name="P165" style:family="paragraph" style:parent-style-name="Standard">
      <style:text-properties officeooo:paragraph-rsid="0129b224"/>
    </style:style>
    <style:style style:name="P166" style:family="paragraph" style:parent-style-name="Standard">
      <style:text-properties officeooo:paragraph-rsid="01e5b085"/>
    </style:style>
    <style:style style:name="P167" style:family="paragraph" style:parent-style-name="Standard">
      <style:text-properties officeooo:paragraph-rsid="01edef73"/>
    </style:style>
    <style:style style:name="P168" style:family="paragraph" style:parent-style-name="Standard">
      <style:text-properties officeooo:rsid="01dcaea5" officeooo:paragraph-rsid="01dcaea5"/>
    </style:style>
    <style:style style:name="P169" style:family="paragraph" style:parent-style-name="Standard" style:master-page-name="">
      <style:paragraph-properties fo:margin-left="1.99mm" fo:margin-right="0mm" fo:text-align="center" style:justify-single-word="false" fo:text-indent="-1.99mm" style:auto-text-indent="false" style:page-number="auto"/>
      <style:text-properties style:font-name="Liberation Serif" fo:font-weight="normal" officeooo:paragraph-rsid="009bef08" style:font-weight-asian="normal" style:font-weight-complex="normal"/>
    </style:style>
    <style:style style:name="P170" style:family="paragraph" style:parent-style-name="Standard" style:master-page-name="">
      <style:paragraph-properties fo:margin-left="1.99mm" fo:margin-right="0mm" fo:text-align="center" style:justify-single-word="false" fo:text-indent="-1.99mm" style:auto-text-indent="false" style:page-number="auto"/>
      <style:text-properties style:font-name="Liberation Serif" fo:font-weight="normal" officeooo:paragraph-rsid="00f567b7" style:font-weight-asian="normal" style:font-weight-complex="normal"/>
    </style:style>
    <style:style style:name="P171" style:family="paragraph" style:parent-style-name="Standard" style:master-page-name="">
      <style:paragraph-properties fo:margin-left="1.99mm" fo:margin-right="0mm" fo:text-align="center" style:justify-single-word="false" fo:text-indent="-1.99mm" style:auto-text-indent="false" style:page-number="auto"/>
      <style:text-properties style:font-name="Liberation Serif" officeooo:paragraph-rsid="009bef08"/>
    </style:style>
    <style:style style:name="P172" style:family="paragraph" style:parent-style-name="Text_20_body">
      <style:paragraph-properties fo:margin-top="0mm" fo:margin-bottom="0mm" loext:contextual-spacing="false"/>
      <style:text-properties officeooo:paragraph-rsid="00b97acc"/>
    </style:style>
    <style:style style:name="P173" style:family="paragraph" style:parent-style-name="Text_20_body">
      <style:paragraph-properties fo:margin-top="0mm" fo:margin-bottom="0mm" loext:contextual-spacing="false"/>
      <style:text-properties officeooo:paragraph-rsid="019fd22a"/>
    </style:style>
    <style:style style:name="P174" style:family="paragraph" style:parent-style-name="Text_20_body">
      <style:paragraph-properties fo:margin-top="0mm" fo:margin-bottom="0mm" loext:contextual-spacing="false" fo:text-align="end" style:justify-single-word="false"/>
      <style:text-properties officeooo:paragraph-rsid="01b4d1ba"/>
    </style:style>
    <style:style style:name="P175" style:family="paragraph" style:parent-style-name="List_20_Contents" style:master-page-name="">
      <style:paragraph-properties fo:margin-left="3.76mm" fo:margin-right="0mm" fo:text-indent="0mm" style:auto-text-indent="false" style:page-number="auto">
        <style:tab-stops>
          <style:tab-stop style:position="0.56mm"/>
        </style:tab-stops>
      </style:paragraph-properties>
    </style:style>
    <style:style style:name="P176" style:family="paragraph" style:parent-style-name="List_20_Contents" style:master-page-name="">
      <style:paragraph-properties fo:margin-left="4mm" fo:margin-right="0mm" fo:text-indent="0mm" style:auto-text-indent="false" style:page-number="auto"/>
    </style:style>
    <style:style style:name="P177" style:family="paragraph" style:parent-style-name="List_20_Contents" style:master-page-name="">
      <style:paragraph-properties fo:margin-left="4.25mm" fo:margin-right="0mm" fo:text-indent="0mm" style:auto-text-indent="false" style:page-number="auto"/>
    </style:style>
    <style:style style:name="P178" style:family="paragraph" style:parent-style-name="Title">
      <style:text-properties fo:font-size="28pt" fo:font-weight="bold" officeooo:paragraph-rsid="00802333" style:font-weight-asian="bold" style:font-weight-complex="bold"/>
    </style:style>
    <style:style style:name="P179" style:family="paragraph" style:parent-style-name="Table_20_Contents">
      <style:paragraph-properties fo:text-align="center" style:justify-single-word="false"/>
    </style:style>
    <style:style style:name="P180" style:family="paragraph" style:parent-style-name="Table_20_Contents">
      <style:paragraph-properties fo:text-align="center" style:justify-single-word="false"/>
      <style:text-properties officeooo:paragraph-rsid="002b84ea"/>
    </style:style>
    <style:style style:name="P181" style:family="paragraph" style:parent-style-name="Table_20_Contents">
      <style:paragraph-properties fo:text-align="center" style:justify-single-word="false"/>
      <style:text-properties officeooo:rsid="002d4ca3" officeooo:paragraph-rsid="002d4ca3"/>
    </style:style>
    <style:style style:name="P182" style:family="paragraph" style:parent-style-name="Table_20_Contents">
      <style:paragraph-properties fo:text-align="center" style:justify-single-word="false"/>
      <style:text-properties officeooo:rsid="002b0e1e" officeooo:paragraph-rsid="002b0e1e"/>
    </style:style>
    <style:style style:name="P183" style:family="paragraph" style:parent-style-name="Table_20_Contents">
      <style:paragraph-properties fo:text-align="center" style:justify-single-word="false"/>
      <style:text-properties fo:font-weight="bold" officeooo:rsid="002b0e1e" officeooo:paragraph-rsid="002b84ea" style:font-weight-asian="bold" style:font-weight-complex="bold"/>
    </style:style>
    <style:style style:name="P184" style:family="paragraph" style:parent-style-name="Table_20_Contents">
      <style:paragraph-properties fo:text-align="center" style:justify-single-word="false"/>
      <style:text-properties fo:font-weight="bold" officeooo:rsid="002b0e1e" officeooo:paragraph-rsid="004ac42d" style:font-weight-asian="bold" style:font-weight-complex="bold"/>
    </style:style>
    <style:style style:name="P185" style:family="paragraph" style:parent-style-name="Table_20_Contents">
      <style:paragraph-properties fo:text-align="justify" style:justify-single-word="false"/>
      <style:text-properties fo:font-weight="bold" officeooo:rsid="002b0e1e" officeooo:paragraph-rsid="002b84ea" style:font-weight-asian="bold" style:font-weight-complex="bold"/>
    </style:style>
    <style:style style:name="P186" style:family="paragraph" style:parent-style-name="Table_20_Contents">
      <style:paragraph-properties fo:text-align="center" style:justify-single-word="false"/>
      <style:text-properties fo:font-size="14pt" officeooo:rsid="002b0e1e"/>
    </style:style>
    <style:style style:name="P187" style:family="paragraph" style:parent-style-name="Table_20_Contents">
      <style:paragraph-properties fo:text-align="center" style:justify-single-word="false"/>
      <style:text-properties fo:font-size="14pt" officeooo:rsid="002b0e1e" officeooo:paragraph-rsid="002b0e1e"/>
    </style:style>
    <style:style style:name="P188" style:family="paragraph" style:parent-style-name="Table_20_Contents">
      <style:paragraph-properties fo:text-align="center" style:justify-single-word="false"/>
      <style:text-properties fo:color="#ffffff" fo:font-size="14pt" officeooo:rsid="002b0e1e" officeooo:paragraph-rsid="002b0e1e"/>
    </style:style>
    <style:style style:name="P189" style:family="paragraph" style:parent-style-name="Table_20_Contents">
      <style:text-properties style:font-name="Liberation Mono" fo:font-size="10pt" officeooo:rsid="015dca01" officeooo:paragraph-rsid="015dca01" style:font-name-asian="NSimSun" style:font-size-asian="10pt" style:font-name-complex="Liberation Mono" style:font-size-complex="10pt"/>
    </style:style>
    <style:style style:name="P190" style:family="paragraph" style:parent-style-name="Preformatted_20_Text">
      <style:paragraph-properties fo:margin-top="0mm" fo:margin-bottom="4.99mm" loext:contextual-spacing="false"/>
      <style:text-properties officeooo:paragraph-rsid="01670e8c"/>
    </style:style>
    <style:style style:name="P191" style:family="paragraph" style:parent-style-name="Contents_20_2">
      <style:paragraph-properties>
        <style:tab-stops>
          <style:tab-stop style:position="168.01mm" style:type="right" style:leader-style="dotted" style:leader-text="."/>
        </style:tab-stops>
      </style:paragraph-properties>
    </style:style>
    <style:style style:name="P192" style:family="paragraph" style:parent-style-name="Contents_20_3">
      <style:paragraph-properties>
        <style:tab-stops>
          <style:tab-stop style:position="166mm" style:type="right" style:leader-style="dotted" style:leader-text="."/>
        </style:tab-stops>
      </style:paragraph-properties>
    </style:style>
    <style:style style:name="P193" style:family="paragraph" style:parent-style-name="Contents_20_1">
      <style:paragraph-properties>
        <style:tab-stops>
          <style:tab-stop style:position="170mm" style:type="right" style:leader-style="dotted" style:leader-text="."/>
        </style:tab-stops>
      </style:paragraph-properties>
    </style:style>
    <style:style style:name="P194" style:family="paragraph" style:parent-style-name="Contents_20_4">
      <style:paragraph-properties>
        <style:tab-stops>
          <style:tab-stop style:position="155.03mm" style:type="right" style:leader-style="dotted" style:leader-text="."/>
        </style:tab-stops>
      </style:paragraph-properties>
    </style:style>
    <style:style style:name="P195" style:family="paragraph" style:parent-style-name="Standard">
      <style:text-properties style:font-name="Liberation Mono" fo:font-size="10pt" officeooo:rsid="017b53a7" officeooo:paragraph-rsid="01dcaea5" style:font-name-asian="NSimSun" style:font-size-asian="10pt" style:font-name-complex="Liberation Mono" style:font-size-complex="10pt"/>
    </style:style>
    <style:style style:name="P196" style:family="paragraph" style:parent-style-name="Heading_20_3">
      <style:text-properties style:font-name="Liberation Mono"/>
    </style:style>
    <style:style style:name="P197" style:family="paragraph" style:parent-style-name="Heading_20_3">
      <style:text-properties style:font-name="Liberation Mono" fo:font-size="14.1000003814697pt" fo:font-weight="bold" style:font-name-asian="Microsoft YaHei" style:font-size-asian="14.1000003814697pt" style:font-weight-asian="bold" style:font-name-complex="Arial" style:font-size-complex="14.1000003814697pt" style:font-weight-complex="bold"/>
    </style:style>
    <style:style style:name="P198" style:family="paragraph" style:parent-style-name="Heading_20_3">
      <style:text-properties style:font-name="Liberation Mono" fo:font-size="14.1000003814697pt" style:font-size-asian="14.1000003814697pt" style:font-size-complex="14.1000003814697pt"/>
    </style:style>
    <style:style style:name="P199" style:family="paragraph" style:parent-style-name="Heading_20_3">
      <style:text-properties style:font-name="Liberation Mono" officeooo:paragraph-rsid="00b97acc"/>
    </style:style>
    <style:style style:name="P200" style:family="paragraph" style:parent-style-name="Heading_20_3">
      <style:text-properties officeooo:paragraph-rsid="00b80466"/>
    </style:style>
    <style:style style:name="P201" style:family="paragraph" style:parent-style-name="Heading_20_3">
      <style:text-properties officeooo:rsid="015dca01" officeooo:paragraph-rsid="015dca01"/>
    </style:style>
    <style:style style:name="P202" style:family="paragraph" style:parent-style-name="Heading_20_3">
      <style:text-properties officeooo:rsid="013777eb" officeooo:paragraph-rsid="013777eb"/>
    </style:style>
    <style:style style:name="P203" style:family="paragraph" style:parent-style-name="Heading_20_1">
      <style:text-properties officeooo:paragraph-rsid="01055dbb"/>
    </style:style>
    <style:style style:name="P204" style:family="paragraph" style:parent-style-name="Heading_20_1">
      <style:text-properties style:font-name="Liberation Mono"/>
    </style:style>
    <style:style style:name="P205" style:family="paragraph" style:parent-style-name="Heading_20_1" style:list-style-name="">
      <style:text-properties style:font-name="Liberation Mono" officeooo:rsid="0031a8a0"/>
    </style:style>
    <style:style style:name="P206" style:family="paragraph" style:parent-style-name="Heading_20_1">
      <style:text-properties style:font-name="Liberation Mono" fo:font-size="18.2000007629395pt" fo:font-weight="bold" style:font-name-asian="Microsoft YaHei" style:font-size-asian="18.2000007629395pt" style:font-weight-asian="bold" style:font-name-complex="Arial" style:font-size-complex="18.2000007629395pt" style:font-weight-complex="bold"/>
    </style:style>
    <style:style style:name="P207" style:family="paragraph" style:parent-style-name="Heading_20_1">
      <style:text-properties style:font-name="Liberation Mono" fo:font-size="18.2000007629395pt" fo:font-weight="bold" officeooo:rsid="0031aabd" officeooo:paragraph-rsid="003ce109" style:font-name-asian="Microsoft YaHei" style:font-size-asian="18.2000007629395pt" style:font-weight-asian="bold" style:font-name-complex="Arial" style:font-size-complex="18.2000007629395pt" style:font-weight-complex="bold"/>
    </style:style>
    <style:style style:name="P208" style:family="paragraph" style:parent-style-name="Heading_20_1">
      <style:text-properties style:font-name="Liberation Mono" officeooo:rsid="01d215cc" officeooo:paragraph-rsid="01d215cc"/>
    </style:style>
    <style:style style:name="P209" style:family="paragraph" style:parent-style-name="Heading_20_1">
      <style:text-properties style:font-name="Liberation Mono" officeooo:rsid="00dd58c2" officeooo:paragraph-rsid="019ab1ae"/>
    </style:style>
    <style:style style:name="P210" style:family="paragraph" style:parent-style-name="Heading_20_1" style:list-style-name="">
      <style:text-properties style:font-name="Liberation Mono" officeooo:rsid="00d7510d" officeooo:paragraph-rsid="00d7510d"/>
    </style:style>
    <style:style style:name="P211" style:family="paragraph" style:parent-style-name="Heading_20_1" style:list-style-name="">
      <style:text-properties fo:language="en" fo:country="US" officeooo:rsid="00669338" officeooo:paragraph-rsid="01edef73"/>
    </style:style>
    <style:style style:name="P212" style:family="paragraph" style:parent-style-name="Heading_20_1">
      <style:text-properties fo:font-style="normal" fo:font-weight="bold" officeooo:rsid="004f844c" officeooo:paragraph-rsid="00dd58c2" style:font-style-asian="normal" style:font-weight-asian="bold" style:font-style-complex="normal" style:font-weight-complex="bold"/>
    </style:style>
    <style:style style:name="P213" style:family="paragraph" style:parent-style-name="Heading_20_1">
      <style:text-properties officeooo:paragraph-rsid="01b33557"/>
    </style:style>
    <style:style style:name="P214" style:family="paragraph" style:parent-style-name="Heading_20_1" style:list-style-name="">
      <style:text-properties officeooo:rsid="01638ad4" officeooo:paragraph-rsid="01b6a36c"/>
    </style:style>
    <style:style style:name="P215" style:family="paragraph" style:parent-style-name="Heading_20_1">
      <style:text-properties officeooo:rsid="015b9876" officeooo:paragraph-rsid="015b9876"/>
    </style:style>
    <style:style style:name="P216" style:family="paragraph" style:parent-style-name="Heading_20_1">
      <style:text-properties officeooo:rsid="016b9913" officeooo:paragraph-rsid="016b9913"/>
    </style:style>
    <style:style style:name="P217" style:family="paragraph" style:parent-style-name="Heading_20_1">
      <style:text-properties officeooo:rsid="016f0be6" officeooo:paragraph-rsid="016f0be6"/>
    </style:style>
    <style:style style:name="P218" style:family="paragraph" style:parent-style-name="Heading_20_1">
      <style:text-properties officeooo:paragraph-rsid="018b880b"/>
    </style:style>
    <style:style style:name="P219" style:family="paragraph" style:parent-style-name="Heading_20_1">
      <style:text-properties officeooo:rsid="0196f541" officeooo:paragraph-rsid="0196f541"/>
    </style:style>
    <style:style style:name="P220" style:family="paragraph" style:parent-style-name="Heading_20_1">
      <style:paragraph-properties fo:break-before="page"/>
    </style:style>
    <style:style style:name="P221" style:family="paragraph" style:parent-style-name="Heading_20_1" style:list-style-name="">
      <style:paragraph-properties fo:break-before="page"/>
      <style:text-properties officeooo:paragraph-rsid="011e572e"/>
    </style:style>
    <style:style style:name="P222" style:family="paragraph" style:parent-style-name="Heading_20_1">
      <style:paragraph-properties fo:break-before="page"/>
      <style:text-properties fo:font-style="normal" fo:font-weight="bold" officeooo:rsid="004f844c" officeooo:paragraph-rsid="00c72836" style:font-style-asian="normal" style:font-weight-asian="bold" style:font-style-complex="normal" style:font-weight-complex="bold"/>
    </style:style>
    <style:style style:name="P223" style:family="paragraph" style:parent-style-name="Heading_20_1">
      <style:paragraph-properties fo:break-before="page"/>
      <style:text-properties officeooo:rsid="00f8d2b2" officeooo:paragraph-rsid="0127f967"/>
    </style:style>
    <style:style style:name="P224" style:family="paragraph" style:parent-style-name="Heading_20_1">
      <style:paragraph-properties fo:break-before="page"/>
      <style:text-properties officeooo:paragraph-rsid="00b2d97e"/>
    </style:style>
    <style:style style:name="P225" style:family="paragraph" style:parent-style-name="Heading_20_1">
      <style:paragraph-properties fo:break-before="page"/>
      <style:text-properties officeooo:paragraph-rsid="00fd2ae9"/>
    </style:style>
    <style:style style:name="P226" style:family="paragraph" style:parent-style-name="Heading_20_1">
      <style:paragraph-properties fo:break-before="column"/>
      <style:text-properties style:font-name="Liberation Mono" officeooo:rsid="01d3dbc6" officeooo:paragraph-rsid="01d3dbc6"/>
    </style:style>
    <style:style style:name="P227" style:family="paragraph" style:parent-style-name="Heading_20_1" style:list-style-name="">
      <style:paragraph-properties fo:break-before="column"/>
      <style:text-properties officeooo:rsid="0133158b" officeooo:paragraph-rsid="0133158b"/>
    </style:style>
    <style:style style:name="P228" style:family="paragraph" style:parent-style-name="Heading_20_1">
      <style:paragraph-properties fo:margin-top="0mm" fo:margin-bottom="0.49mm" loext:contextual-spacing="false"/>
      <style:text-properties officeooo:rsid="01d9723b" officeooo:paragraph-rsid="01d9723b"/>
    </style:style>
    <style:style style:name="P229" style:family="paragraph" style:parent-style-name="Heading_20_1">
      <style:paragraph-properties fo:margin-top="1.01mm" fo:margin-bottom="2.12mm" loext:contextual-spacing="false"/>
      <style:text-properties officeooo:rsid="0077f5ce" officeooo:paragraph-rsid="0077f5ce"/>
    </style:style>
    <style:style style:name="P230" style:family="paragraph" style:parent-style-name="Heading_20_1">
      <style:paragraph-properties fo:margin-top="1.99mm" fo:margin-bottom="0mm" loext:contextual-spacing="false"/>
    </style:style>
    <style:style style:name="P231" style:family="paragraph" style:parent-style-name="Heading_20_1" style:list-style-name="">
      <style:paragraph-properties fo:margin-top="1.99mm" fo:margin-bottom="0mm" loext:contextual-spacing="false" fo:break-before="column"/>
      <style:text-properties officeooo:rsid="01e5b085" officeooo:paragraph-rsid="01e5b085"/>
    </style:style>
    <style:style style:name="P232" style:family="paragraph" style:parent-style-name="Heading_20_1">
      <style:paragraph-properties fo:margin-top="1.99mm" fo:margin-bottom="0mm" loext:contextual-spacing="false" fo:break-before="page"/>
    </style:style>
    <style:style style:name="P233" style:family="paragraph" style:parent-style-name="Heading_20_4">
      <style:text-properties officeooo:paragraph-rsid="01ca40b4"/>
    </style:style>
    <style:style style:name="P234" style:family="paragraph" style:parent-style-name="Heading_20_2">
      <style:text-properties style:font-name="Liberation Mono"/>
    </style:style>
    <style:style style:name="P235" style:family="paragraph" style:parent-style-name="Heading_20_2">
      <style:text-properties style:font-name="Liberation Mono" officeooo:paragraph-rsid="0129b224"/>
    </style:style>
    <style:style style:name="P236" style:family="paragraph" style:parent-style-name="Heading_20_2">
      <style:text-properties style:font-name="Liberation Mono" officeooo:rsid="014b52a2" officeooo:paragraph-rsid="014b52a2"/>
    </style:style>
    <style:style style:name="P237" style:family="paragraph" style:parent-style-name="Heading_20_2" style:list-style-name="">
      <style:text-properties style:font-name="Liberation Mono" officeooo:paragraph-rsid="01b33557"/>
    </style:style>
    <style:style style:name="P238" style:family="paragraph" style:parent-style-name="Heading_20_2">
      <style:text-properties officeooo:rsid="00e61563" officeooo:paragraph-rsid="00e61563"/>
    </style:style>
    <style:style style:name="P239" style:family="paragraph" style:parent-style-name="Heading_20_2" style:list-style-name="">
      <style:text-properties officeooo:paragraph-rsid="00b80466"/>
    </style:style>
    <style:style style:name="P240" style:family="paragraph" style:parent-style-name="Heading_20_2">
      <style:text-properties fo:font-weight="bold" officeooo:rsid="010c7c7a" officeooo:paragraph-rsid="0129b224" style:font-weight-asian="bold" style:font-weight-complex="bold"/>
    </style:style>
    <style:style style:name="P241" style:family="paragraph" style:parent-style-name="Heading_20_2">
      <style:text-properties officeooo:paragraph-rsid="0129b224"/>
    </style:style>
    <style:style style:name="P242" style:family="paragraph" style:parent-style-name="Heading_20_2">
      <style:text-properties officeooo:rsid="00f2004d" officeooo:paragraph-rsid="0129b224"/>
    </style:style>
    <style:style style:name="P243" style:family="paragraph" style:parent-style-name="Heading_20_2">
      <style:text-properties officeooo:rsid="01cc4cbe" officeooo:paragraph-rsid="01cc4cbe"/>
    </style:style>
    <style:style style:name="P244" style:family="paragraph" style:parent-style-name="Heading_20_2" style:master-page-name="">
      <style:paragraph-properties fo:margin-left="-1.01mm" fo:margin-right="0mm" fo:margin-top="0mm" fo:margin-bottom="0mm" loext:contextual-spacing="false" fo:text-indent="0mm" style:auto-text-indent="false" style:page-number="auto" fo:keep-with-next="always"/>
    </style:style>
    <style:style style:name="P245" style:family="paragraph" style:parent-style-name="Heading_20_2">
      <style:paragraph-properties fo:margin-left="-1.01mm" fo:margin-right="0mm" fo:margin-top="0mm" fo:margin-bottom="0mm" loext:contextual-spacing="false" fo:text-indent="0mm" style:auto-text-indent="false" fo:break-before="column"/>
    </style:style>
    <style:style style:name="P246" style:family="paragraph" style:parent-style-name="Heading_20_2">
      <style:paragraph-properties fo:margin-left="-1.01mm" fo:margin-right="0mm" fo:margin-top="0mm" fo:margin-bottom="0mm" loext:contextual-spacing="false" fo:text-indent="0mm" style:auto-text-indent="false"/>
    </style:style>
    <style:style style:name="P247" style:family="paragraph" style:parent-style-name="Heading_20_2">
      <style:paragraph-properties fo:break-before="page"/>
      <style:text-properties style:font-name="Liberation Mono" officeooo:paragraph-rsid="00b80466"/>
    </style:style>
    <style:style style:name="P248" style:family="paragraph" style:parent-style-name="Heading_20_2">
      <style:paragraph-properties fo:break-before="column"/>
    </style:style>
    <style:style style:name="P249" style:family="paragraph" style:parent-style-name="Heading_20_2">
      <style:paragraph-properties fo:break-before="column"/>
      <style:text-properties officeooo:paragraph-rsid="0127f967"/>
    </style:style>
    <style:style style:name="P250" style:family="paragraph" style:parent-style-name="Heading_20_2">
      <style:paragraph-properties fo:break-before="column"/>
      <style:text-properties officeooo:rsid="0140126b" officeooo:paragraph-rsid="01457fbb"/>
    </style:style>
    <style:style style:name="P251" style:family="paragraph" style:parent-style-name="Heading_20_2">
      <style:paragraph-properties fo:margin-top="0mm" fo:margin-bottom="0mm" loext:contextual-spacing="false"/>
      <style:text-properties officeooo:paragraph-rsid="0127f967"/>
    </style:style>
    <style:style style:name="P252" style:family="paragraph" style:parent-style-name="Heading_20_2">
      <style:paragraph-properties fo:margin-top="1.01mm" fo:margin-bottom="1.01mm" loext:contextual-spacing="false"/>
      <style:text-properties officeooo:paragraph-rsid="019fd22a"/>
    </style:style>
    <style:style style:name="P253" style:family="paragraph" style:parent-style-name="Heading_20_2">
      <style:paragraph-properties fo:margin-top="0mm" fo:margin-bottom="2.12mm" loext:contextual-spacing="false"/>
    </style:style>
    <style:style style:name="P254" style:family="paragraph" style:parent-style-name="Text_20_body" style:list-style-name="">
      <style:text-properties officeooo:rsid="01638ad4" officeooo:paragraph-rsid="01b6a36c"/>
    </style:style>
    <style:style style:name="P255" style:family="paragraph">
      <loext:graphic-properties draw:fill="solid" draw:fill-color="#000000" draw:fill-image-width="0mm" draw:fill-image-height="0mm"/>
    </style:style>
    <style:style style:name="P256" style:family="paragraph">
      <loext:graphic-properties draw:fill="solid" draw:fill-color="#b2b2b2" draw:fill-image-width="0mm" draw:fill-image-height="0mm"/>
    </style:style>
    <style:style style:name="P257" style:family="paragraph">
      <loext:graphic-properties draw:fill="none" draw:fill-color="#000000" draw:fill-image-width="0mm" draw:fill-image-height="0mm"/>
    </style:style>
    <style:style style:name="T1" style:family="text">
      <style:text-properties style:font-name="Liberation Sans"/>
    </style:style>
    <style:style style:name="T2" style:family="text">
      <style:text-properties style:font-name="Liberation Sans" officeooo:rsid="010a7e34"/>
    </style:style>
    <style:style style:name="T3" style:family="text">
      <style:text-properties style:font-name="Liberation Sans" officeooo:rsid="010aa32f"/>
    </style:style>
    <style:style style:name="T4" style:family="text">
      <style:text-properties style:font-name="Liberation Sans" fo:font-size="16.1000003814697pt" fo:font-weight="bold" style:font-name-asian="Microsoft YaHei" style:font-size-asian="16.1000003814697pt" style:font-weight-asian="bold" style:font-name-complex="Arial" style:font-size-complex="16.1000003814697pt" style:font-weight-complex="bold"/>
    </style:style>
    <style:style style:name="T5" style:family="text">
      <style:text-properties style:font-name="Liberation Mono"/>
    </style:style>
    <style:style style:name="T6" style:family="text">
      <style:text-properties style:font-name="Liberation Mono" fo:font-size="6pt"/>
    </style:style>
    <style:style style:name="T7" style:family="text">
      <style:text-properties style:font-name="Liberation Mono" fo:font-size="6pt" fo:font-weight="bold" style:font-weight-asian="bold" style:font-weight-complex="bold"/>
    </style:style>
    <style:style style:name="T8" style:family="text">
      <style:text-properties style:font-name="Liberation Mono" fo:font-size="6pt" officeooo:rsid="010a7e34"/>
    </style:style>
    <style:style style:name="T9" style:family="text">
      <style:text-properties style:font-name="Liberation Mono" officeooo:rsid="00aa4785"/>
    </style:style>
    <style:style style:name="T10" style:family="text">
      <style:text-properties style:font-name="Liberation Mono" officeooo:rsid="01c0bb05"/>
    </style:style>
    <style:style style:name="T11" style:family="text">
      <style:text-properties style:font-name="Liberation Mono" officeooo:rsid="010f391a"/>
    </style:style>
    <style:style style:name="T12" style:family="text">
      <style:text-properties style:font-name="Liberation Mono" officeooo:rsid="00a8aa06"/>
    </style:style>
    <style:style style:name="T13" style:family="text">
      <style:text-properties style:font-name="Liberation Mono" officeooo:rsid="01eabddd"/>
    </style:style>
    <style:style style:name="T14" style:family="text">
      <style:text-properties style:font-name="Liberation Mono" officeooo:rsid="01e00659"/>
    </style:style>
    <style:style style:name="T15" style:family="text">
      <style:text-properties style:font-name="Liberation Mono" officeooo:rsid="01ed2017"/>
    </style:style>
    <style:style style:name="T16" style:family="text">
      <style:text-properties style:font-name="Liberation Mono" officeooo:rsid="010a7e34"/>
    </style:style>
    <style:style style:name="T17" style:family="text">
      <style:text-properties style:font-name="Liberation Mono" officeooo:rsid="01d215cc"/>
    </style:style>
    <style:style style:name="T18" style:family="text">
      <style:text-properties style:font-name="Liberation Mono" fo:font-size="10pt" style:font-name-asian="NSimSun" style:font-size-asian="10pt" style:font-name-complex="Liberation Mono" style:font-size-complex="10pt"/>
    </style:style>
    <style:style style:name="T19" style:family="text">
      <style:text-properties style:font-name="Liberation Mono" fo:font-size="10pt" officeooo:rsid="00035212" style:font-name-asian="NSimSun" style:font-size-asian="10pt" style:font-name-complex="Liberation Mono" style:font-size-complex="10pt"/>
    </style:style>
    <style:style style:name="T20" style:family="text">
      <style:text-properties style:font-name="Liberation Mono" fo:font-size="10pt" style:font-name-asian="NSimSun" style:font-size-asian="10pt" style:font-name-complex="Liberation Mono" style:font-size-complex="10pt" style:text-scale="98%"/>
    </style:style>
    <style:style style:name="T21" style:family="text">
      <style:text-properties style:font-name="Liberation Mono" fo:font-size="10pt" officeooo:rsid="019e3fb5" style:font-name-asian="NSimSun" style:font-size-asian="10pt" style:font-name-complex="Liberation Mono" style:font-size-complex="10pt"/>
    </style:style>
    <style:style style:name="T22" style:family="text">
      <style:text-properties style:font-name="Liberation Mono" fo:font-size="10pt" officeooo:rsid="01ca40b4" style:font-name-asian="NSimSun" style:font-size-asian="10pt" style:font-name-complex="Liberation Mono" style:font-size-complex="10pt"/>
    </style:style>
    <style:style style:name="T23" style:family="text">
      <style:text-properties style:font-name="Liberation Mono" fo:font-size="10pt" officeooo:rsid="017b53a7" style:font-name-asian="NSimSun" style:font-size-asian="10pt" style:font-name-complex="Liberation Mono" style:font-size-complex="10pt"/>
    </style:style>
    <style:style style:name="T24"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25" style:family="text">
      <style:text-properties style:font-name="Liberation Mono" fo:font-size="10pt" fo:font-weight="bold" officeooo:rsid="0031aabd" style:font-name-asian="NSimSun" style:font-size-asian="10pt" style:font-weight-asian="bold" style:font-name-complex="Liberation Mono" style:font-size-complex="10pt" style:font-weight-complex="bold"/>
    </style:style>
    <style:style style:name="T26" style:family="text">
      <style:text-properties style:font-name="Liberation Mono" fo:font-size="10pt" fo:font-weight="bold" officeooo:rsid="000d10f7" style:font-name-asian="NSimSun" style:font-size-asian="10pt" style:font-weight-asian="bold" style:font-name-complex="Liberation Mono" style:font-size-complex="10pt" style:font-weight-complex="bold"/>
    </style:style>
    <style:style style:name="T27" style:family="text">
      <style:text-properties style:font-name="Liberation Mono" fo:font-size="10pt" fo:font-weight="bold" officeooo:rsid="00035212" style:font-name-asian="NSimSun" style:font-size-asian="10pt" style:font-weight-asian="bold" style:font-name-complex="Liberation Mono" style:font-size-complex="10pt" style:font-weight-complex="bold"/>
    </style:style>
    <style:style style:name="T28"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29" style:family="text">
      <style:text-properties style:font-name="Liberation Mono" fo:font-size="10pt" fo:font-style="normal" fo:font-weight="bold" officeooo:rsid="006120de" style:font-name-asian="NSimSun" style:font-size-asian="10pt" style:font-style-asian="normal" style:font-weight-asian="bold" style:font-name-complex="Liberation Mono" style:font-size-complex="10pt" style:font-style-complex="normal" style:font-weight-complex="bold"/>
    </style:style>
    <style:style style:name="T30" style:family="text">
      <style:text-properties style:font-name="Liberation Mono" officeooo:rsid="0031a8a0"/>
    </style:style>
    <style:style style:name="T31" style:family="text">
      <style:text-properties style:font-name="Liberation Mono" fo:font-weight="bold" style:font-weight-asian="bold" style:font-weight-complex="bold"/>
    </style:style>
    <style:style style:name="T32" style:family="text">
      <style:text-properties style:font-name="Liberation Mono" officeooo:rsid="01405e85"/>
    </style:style>
    <style:style style:name="T33" style:family="text">
      <style:text-properties style:font-name="Liberation Mono" officeooo:rsid="00f8d2b2"/>
    </style:style>
    <style:style style:name="T34" style:family="text">
      <style:text-properties style:font-name="Liberation Mono" officeooo:rsid="01a5b59c"/>
    </style:style>
    <style:style style:name="T35" style:family="text">
      <style:text-properties style:font-name="Liberation Mono" officeooo:rsid="01cd9158"/>
    </style:style>
    <style:style style:name="T36" style:family="text">
      <style:text-properties style:font-name="Liberation Mono" fo:font-size="16.1000003814697pt" fo:font-weight="bold" style:font-name-asian="Microsoft YaHei" style:font-size-asian="16.1000003814697pt" style:font-weight-asian="bold" style:font-name-complex="Arial" style:font-size-complex="16.1000003814697pt" style:font-weight-complex="bold"/>
    </style:style>
    <style:style style:name="T37" style:family="text">
      <style:text-properties style:font-name="Liberation Mono" officeooo:rsid="011e572e"/>
    </style:style>
    <style:style style:name="T38" style:family="text">
      <style:text-properties fo:language="en" fo:country="US"/>
    </style:style>
    <style:style style:name="T39" style:family="text">
      <style:text-properties fo:language="en" fo:country="US" officeooo:rsid="002161a9"/>
    </style:style>
    <style:style style:name="T40" style:family="text">
      <style:text-properties fo:language="en" fo:country="US" officeooo:rsid="00250d9a"/>
    </style:style>
    <style:style style:name="T41" style:family="text">
      <style:text-properties officeooo:rsid="00088d56"/>
    </style:style>
    <style:style style:name="T42" style:family="text">
      <style:text-properties fo:font-weight="bold" style:font-weight-asian="bold" style:font-weight-complex="bold"/>
    </style:style>
    <style:style style:name="T43" style:family="text">
      <style:text-properties fo:font-weight="bold" officeooo:rsid="0032a7af" style:font-weight-asian="bold" style:font-weight-complex="bold"/>
    </style:style>
    <style:style style:name="T44" style:family="text">
      <style:text-properties fo:font-weight="bold" officeooo:rsid="002b0e1e" style:font-weight-asian="bold" style:font-weight-complex="bold"/>
    </style:style>
    <style:style style:name="T45" style:family="text">
      <style:text-properties fo:font-weight="bold" officeooo:rsid="00462459" style:font-weight-asian="bold" style:font-weight-complex="bold"/>
    </style:style>
    <style:style style:name="T46" style:family="text">
      <style:text-properties fo:font-weight="bold" officeooo:rsid="00549321" style:font-weight-asian="bold" style:font-weight-complex="bold"/>
    </style:style>
    <style:style style:name="T47" style:family="text">
      <style:text-properties fo:font-weight="bold" officeooo:rsid="004f844c" style:font-weight-asian="bold" style:font-weight-complex="bold"/>
    </style:style>
    <style:style style:name="T48" style:family="text">
      <style:text-properties fo:font-weight="bold" officeooo:rsid="006998b8" style:font-weight-asian="bold" style:font-weight-complex="bold"/>
    </style:style>
    <style:style style:name="T49" style:family="text">
      <style:text-properties fo:font-weight="bold" officeooo:rsid="009b5204" style:font-weight-asian="bold" style:font-weight-complex="bold"/>
    </style:style>
    <style:style style:name="T50" style:family="text">
      <style:text-properties fo:font-weight="bold" officeooo:rsid="00cefb14" style:font-weight-asian="bold" style:font-weight-complex="bold"/>
    </style:style>
    <style:style style:name="T51" style:family="text">
      <style:text-properties fo:font-weight="bold" style:font-weight-asian="bold" style:font-weight-complex="bold" style:text-scale="98%"/>
    </style:style>
    <style:style style:name="T52" style:family="text">
      <style:text-properties fo:font-weight="bold" officeooo:rsid="0031aabd" style:font-weight-asian="bold" style:font-weight-complex="bold"/>
    </style:style>
    <style:style style:name="T53" style:family="text">
      <style:text-properties fo:font-weight="bold" officeooo:rsid="010c7c7a" style:font-weight-asian="bold" style:font-weight-complex="bold"/>
    </style:style>
    <style:style style:name="T54" style:family="text">
      <style:text-properties fo:font-weight="bold" style:font-weight-asian="bold" style:font-weight-complex="bold" style:text-scale="96%"/>
    </style:style>
    <style:style style:name="T55" style:family="text">
      <style:text-properties fo:font-weight="bold" officeooo:rsid="0195641f" style:font-weight-asian="bold" style:font-weight-complex="bold" style:text-scale="96%"/>
    </style:style>
    <style:style style:name="T56" style:family="text">
      <style:text-properties fo:font-weight="bold" officeooo:rsid="0118ac59" style:font-weight-asian="bold" style:font-weight-complex="bold"/>
    </style:style>
    <style:style style:name="T57" style:family="text">
      <style:text-properties fo:font-weight="bold" officeooo:rsid="00fd2ae9" style:font-weight-asian="bold" style:font-weight-complex="bold"/>
    </style:style>
    <style:style style:name="T58" style:family="text">
      <style:text-properties fo:font-weight="bold" officeooo:rsid="0153321a" style:font-weight-asian="bold" style:font-weight-complex="bold"/>
    </style:style>
    <style:style style:name="T59" style:family="text">
      <style:text-properties fo:font-weight="bold" officeooo:rsid="0143ed3b" style:font-weight-asian="bold" style:font-weight-complex="bold"/>
    </style:style>
    <style:style style:name="T60" style:family="text">
      <style:text-properties fo:font-weight="bold" officeooo:rsid="0158027e" style:font-weight-asian="bold" style:font-weight-complex="bold"/>
    </style:style>
    <style:style style:name="T61" style:family="text">
      <style:text-properties fo:font-weight="bold" officeooo:rsid="016b9913" style:font-weight-asian="bold" style:font-weight-complex="bold"/>
    </style:style>
    <style:style style:name="T62" style:family="text">
      <style:text-properties fo:font-weight="bold" officeooo:rsid="018ed189" style:font-weight-asian="bold" style:font-weight-complex="bold"/>
    </style:style>
    <style:style style:name="T63" style:family="text">
      <style:text-properties fo:font-weight="bold" officeooo:rsid="019011cf" style:font-weight-asian="bold" style:font-weight-complex="bold"/>
    </style:style>
    <style:style style:name="T64" style:family="text">
      <style:text-properties fo:font-weight="bold" officeooo:rsid="01941fcd" style:font-weight-asian="bold" style:font-weight-complex="bold"/>
    </style:style>
    <style:style style:name="T65" style:family="text">
      <style:text-properties fo:font-weight="bold" officeooo:rsid="019bf9db" style:font-weight-asian="bold" style:font-weight-complex="bold"/>
    </style:style>
    <style:style style:name="T66" style:family="text">
      <style:text-properties fo:font-weight="bold" officeooo:rsid="01a12bbe" style:font-weight-asian="bold" style:font-weight-complex="bold"/>
    </style:style>
    <style:style style:name="T67" style:family="text">
      <style:text-properties fo:font-weight="bold" officeooo:rsid="01ca40b4" style:font-weight-asian="bold" style:font-weight-complex="bold"/>
    </style:style>
    <style:style style:name="T68" style:family="text">
      <style:text-properties fo:font-weight="bold" officeooo:rsid="01e5b085" style:font-weight-asian="bold" style:font-weight-complex="bold"/>
    </style:style>
    <style:style style:name="T69" style:family="text">
      <style:text-properties fo:font-weight="bold" officeooo:rsid="01edef73" style:font-weight-asian="bold" style:font-weight-complex="bold"/>
    </style:style>
    <style:style style:name="T70" style:family="text">
      <style:text-properties fo:font-size="10pt"/>
    </style:style>
    <style:style style:name="T71" style:family="text">
      <style:text-properties fo:font-size="10pt" style:font-size-asian="10pt" style:font-size-complex="10pt"/>
    </style:style>
    <style:style style:name="T72" style:family="text">
      <style:text-properties fo:font-size="10pt" style:font-size-asian="10pt" style:font-size-complex="10pt" style:text-scale="98%"/>
    </style:style>
    <style:style style:name="T73" style:family="text">
      <style:text-properties fo:font-size="10pt" officeooo:rsid="00c7ade7" style:font-size-asian="10pt" style:font-size-complex="10pt"/>
    </style:style>
    <style:style style:name="T74" style:family="text">
      <style:text-properties fo:font-size="10pt" officeooo:rsid="0140126b" style:font-size-asian="10pt" style:font-size-complex="10pt"/>
    </style:style>
    <style:style style:name="T75" style:family="text">
      <style:text-properties fo:font-size="10pt" officeooo:rsid="018a8222" style:font-size-asian="10pt" style:font-size-complex="10pt"/>
    </style:style>
    <style:style style:name="T76" style:family="text">
      <style:text-properties fo:font-size="10pt" fo:font-weight="bold" style:font-size-asian="10pt" style:font-weight-asian="bold" style:font-size-complex="10pt" style:font-weight-complex="bold"/>
    </style:style>
    <style:style style:name="T77" style:family="text">
      <style:text-properties fo:font-size="10pt" fo:font-weight="bold" officeooo:rsid="0031aabd" style:font-size-asian="10pt" style:font-weight-asian="bold" style:font-size-complex="10pt" style:font-weight-complex="bold"/>
    </style:style>
    <style:style style:name="T78" style:family="text">
      <style:text-properties fo:font-size="10pt" fo:font-weight="bold" officeooo:rsid="003f5bd0" style:font-size-asian="10pt" style:font-weight-asian="bold" style:font-size-complex="10pt" style:font-weight-complex="bold"/>
    </style:style>
    <style:style style:name="T79" style:family="text">
      <style:text-properties fo:font-size="10pt" fo:font-weight="bold" style:font-size-asian="10pt" style:font-weight-asian="bold" style:font-size-complex="10pt" style:font-weight-complex="bold" style:text-scale="99%"/>
    </style:style>
    <style:style style:name="T80" style:family="text">
      <style:text-properties fo:font-size="10pt" fo:font-weight="bold" officeooo:rsid="005e9fa1" style:font-size-asian="10pt" style:font-weight-asian="bold" style:font-size-complex="10pt" style:font-weight-complex="bold" style:text-scale="99%"/>
    </style:style>
    <style:style style:name="T81" style:family="text">
      <style:text-properties fo:font-size="10pt" fo:font-weight="bold" officeooo:rsid="008863c6" style:font-size-asian="10pt" style:font-weight-asian="bold" style:font-size-complex="10pt" style:font-weight-complex="bold" style:text-scale="99%"/>
    </style:style>
    <style:style style:name="T82" style:family="text">
      <style:text-properties fo:font-size="10pt" fo:font-weight="bold" officeooo:rsid="019fd22a" style:font-size-asian="10pt" style:font-weight-asian="bold" style:font-size-complex="10pt" style:font-weight-complex="bold"/>
    </style:style>
    <style:style style:name="T83" style:family="text">
      <style:text-properties fo:font-size="10pt" fo:font-weight="bold" officeooo:rsid="01ee079c" style:font-size-asian="10pt" style:font-weight-asian="bold" style:font-size-complex="10pt" style:font-weight-complex="bold"/>
    </style:style>
    <style:style style:name="T84" style:family="text">
      <style:text-properties fo:font-size="10pt" fo:font-weight="bold" style:font-weight-asian="bold" style:font-weight-complex="bold"/>
    </style:style>
    <style:style style:name="T85" style:family="text">
      <style:text-properties fo:font-size="10pt" fo:font-weight="normal" style:font-size-asian="10pt" style:font-weight-asian="normal" style:font-size-complex="10pt" style:font-weight-complex="normal"/>
    </style:style>
    <style:style style:name="T86" style:family="text">
      <style:text-properties fo:font-size="10pt" fo:font-weight="normal" style:font-weight-asian="normal" style:font-weight-complex="normal"/>
    </style:style>
    <style:style style:name="T87" style:family="text">
      <style:text-properties fo:font-size="10pt" fo:font-style="italic" style:font-style-asian="italic" style:font-style-complex="italic"/>
    </style:style>
    <style:style style:name="T88" style:family="text">
      <style:text-properties style:font-name="Liberation Serif"/>
    </style:style>
    <style:style style:name="T89" style:family="text">
      <style:text-properties style:font-name="Liberation Serif" style:text-scale="98%"/>
    </style:style>
    <style:style style:name="T90" style:family="text">
      <style:text-properties style:font-name="Liberation Serif" officeooo:rsid="000ec8d3" style:text-scale="98%"/>
    </style:style>
    <style:style style:name="T91" style:family="text">
      <style:text-properties style:font-name="Liberation Serif" officeooo:rsid="00f567b7" style:text-scale="98%"/>
    </style:style>
    <style:style style:name="T92" style:family="text">
      <style:text-properties style:font-name="Liberation Serif" fo:font-weight="bold" style:font-weight-asian="bold" style:font-weight-complex="bold"/>
    </style:style>
    <style:style style:name="T93" style:family="text">
      <style:text-properties style:font-name="Liberation Serif" fo:font-weight="normal" officeooo:rsid="00da251c" style:font-weight-asian="normal" style:font-weight-complex="normal"/>
    </style:style>
    <style:style style:name="T94" style:family="text">
      <style:text-properties style:font-name="Liberation Serif" fo:font-weight="normal" officeooo:rsid="0154b059" style:font-weight-asian="normal" style:font-weight-complex="normal"/>
    </style:style>
    <style:style style:name="T95" style:family="text">
      <style:text-properties style:font-name="Liberation Serif" officeooo:rsid="00f567b7"/>
    </style:style>
    <style:style style:name="T96" style:family="text">
      <style:text-properties style:font-name="Liberation Serif" fo:font-size="12pt" officeooo:rsid="01adbc89" style:font-size-asian="10pt" style:font-size-complex="10pt"/>
    </style:style>
    <style:style style:name="T97" style:family="text">
      <style:text-properties style:font-name="Liberation Serif" fo:font-size="12pt" officeooo:rsid="01ae37b8" style:font-size-asian="10pt" style:font-size-complex="10pt"/>
    </style:style>
    <style:style style:name="T98" style:family="text">
      <style:text-properties style:font-name="Liberation Serif" fo:font-size="12pt" style:font-size-asian="12pt" style:font-size-complex="12pt"/>
    </style:style>
    <style:style style:name="T99" style:family="text">
      <style:text-properties style:font-name="Liberation Serif" fo:font-size="12pt" officeooo:rsid="01cd9158" style:font-size-asian="12pt" style:font-size-complex="12pt"/>
    </style:style>
    <style:style style:name="T100" style:family="text">
      <style:text-properties style:font-name="Liberation Serif" fo:font-size="12pt" officeooo:rsid="019bf9db" style:font-size-asian="12pt" style:font-size-complex="12pt"/>
    </style:style>
    <style:style style:name="T101" style:family="text">
      <style:text-properties style:font-name="Liberation Serif" officeooo:rsid="01d3dbc6"/>
    </style:style>
    <style:style style:name="T102" style:family="text">
      <style:text-properties style:text-scale="99%"/>
    </style:style>
    <style:style style:name="T103" style:family="text">
      <style:text-properties style:text-scale="98%"/>
    </style:style>
    <style:style style:name="T104" style:family="text">
      <style:text-properties officeooo:rsid="00cefb14" style:text-scale="98%"/>
    </style:style>
    <style:style style:name="T105" style:family="text">
      <style:text-properties officeooo:rsid="0121ae2f" style:text-scale="98%"/>
    </style:style>
    <style:style style:name="T106" style:family="text">
      <style:text-properties officeooo:rsid="01892f6e" style:text-scale="98%"/>
    </style:style>
    <style:style style:name="T107" style:family="text">
      <style:text-properties officeooo:rsid="01cc4cbe" style:text-scale="98%"/>
    </style:style>
    <style:style style:name="T108" style:family="text">
      <style:text-properties fo:font-size="9pt" fo:font-weight="bold" officeooo:rsid="007bb27b" style:font-size-asian="9pt" style:font-weight-asian="bold" style:font-size-complex="9pt" style:font-weight-complex="bold"/>
    </style:style>
    <style:style style:name="T109" style:family="text">
      <style:text-properties fo:font-size="9pt" fo:font-weight="bold" officeooo:rsid="005e9fa1" style:font-size-asian="9pt" style:font-weight-asian="bold" style:font-size-complex="9pt" style:font-weight-complex="bold"/>
    </style:style>
    <style:style style:name="T110" style:family="text">
      <style:text-properties fo:font-size="9pt" fo:font-weight="normal" officeooo:rsid="005e9fa1" style:font-size-asian="9pt" style:font-weight-asian="normal" style:font-size-complex="9pt" style:font-weight-complex="normal"/>
    </style:style>
    <style:style style:name="T111" style:family="text">
      <style:text-properties fo:font-size="9pt" style:font-size-asian="9pt" style:font-size-complex="9pt"/>
    </style:style>
    <style:style style:name="T112" style:family="text">
      <style:text-properties fo:font-size="9pt" officeooo:rsid="016c371d" style:font-size-asian="9pt" style:font-size-complex="9pt"/>
    </style:style>
    <style:style style:name="T113" style:family="text">
      <style:text-properties officeooo:rsid="00285f55"/>
    </style:style>
    <style:style style:name="T114" style:family="text">
      <style:text-properties officeooo:rsid="002b84ea"/>
    </style:style>
    <style:style style:name="T115" style:family="text">
      <style:text-properties style:text-scale="93%"/>
    </style:style>
    <style:style style:name="T116" style:family="text">
      <style:text-properties officeooo:rsid="002facc1"/>
    </style:style>
    <style:style style:name="T117" style:family="text">
      <style:text-properties officeooo:rsid="0031aabd"/>
    </style:style>
    <style:style style:name="T118" style:family="text">
      <style:text-properties officeooo:rsid="0033e72a"/>
    </style:style>
    <style:style style:name="T119" style:family="text">
      <style:text-properties officeooo:rsid="0035e167"/>
    </style:style>
    <style:style style:name="T120" style:family="text">
      <style:text-properties fo:language="zxx" fo:country="none" style:language-asian="zxx" style:country-asian="none" style:language-complex="zxx" style:country-complex="none"/>
    </style:style>
    <style:style style:name="T121" style:family="text">
      <style:text-properties officeooo:rsid="003da9ba"/>
    </style:style>
    <style:style style:name="T122" style:family="text">
      <style:text-properties officeooo:rsid="003f5bd0"/>
    </style:style>
    <style:style style:name="T123" style:family="text">
      <style:text-properties fo:font-weight="normal" style:font-weight-asian="normal" style:font-weight-complex="normal"/>
    </style:style>
    <style:style style:name="T124" style:family="text">
      <style:text-properties fo:font-weight="normal" officeooo:rsid="004f844c" style:font-weight-asian="normal" style:font-weight-complex="normal"/>
    </style:style>
    <style:style style:name="T125" style:family="text">
      <style:text-properties fo:font-weight="normal" style:font-weight-asian="normal" style:font-weight-complex="normal" style:text-scale="97%"/>
    </style:style>
    <style:style style:name="T126" style:family="text">
      <style:text-properties fo:font-weight="normal" officeooo:rsid="00a39090" style:font-weight-asian="normal" style:font-weight-complex="normal" style:text-scale="97%"/>
    </style:style>
    <style:style style:name="T127" style:family="text">
      <style:text-properties fo:font-weight="normal" officeooo:rsid="00c7ade7" style:font-weight-asian="normal" style:font-weight-complex="normal"/>
    </style:style>
    <style:style style:name="T128" style:family="text">
      <style:text-properties fo:font-weight="normal" officeooo:rsid="00dd58c2" style:font-weight-asian="normal" style:font-weight-complex="normal"/>
    </style:style>
    <style:style style:name="T129" style:family="text">
      <style:text-properties fo:font-weight="normal" officeooo:rsid="004b6712" style:font-weight-asian="normal" style:font-weight-complex="normal"/>
    </style:style>
    <style:style style:name="T130" style:family="text">
      <style:text-properties fo:font-weight="normal" officeooo:rsid="003f5bd0" style:font-weight-asian="normal" style:font-weight-complex="normal"/>
    </style:style>
    <style:style style:name="T131" style:family="text">
      <style:text-properties fo:font-weight="normal" officeooo:rsid="00e6aede" style:font-weight-asian="normal" style:font-weight-complex="normal"/>
    </style:style>
    <style:style style:name="T132" style:family="text">
      <style:text-properties fo:font-weight="normal" officeooo:rsid="01067487" style:font-weight-asian="normal" style:font-weight-complex="normal"/>
    </style:style>
    <style:style style:name="T133" style:family="text">
      <style:text-properties fo:font-weight="normal" officeooo:rsid="0198b8e6" style:font-weight-asian="normal" style:font-weight-complex="normal"/>
    </style:style>
    <style:style style:name="T134" style:family="text">
      <style:text-properties officeooo:rsid="0040f5ff"/>
    </style:style>
    <style:style style:name="T135" style:family="text">
      <style:text-properties officeooo:rsid="0042c43e"/>
    </style:style>
    <style:style style:name="T136" style:family="text">
      <style:text-properties officeooo:rsid="00450113"/>
    </style:style>
    <style:style style:name="T137" style:family="text">
      <style:text-properties officeooo:rsid="004796a9"/>
    </style:style>
    <style:style style:name="T138" style:family="text">
      <style:text-properties officeooo:rsid="004b0887"/>
    </style:style>
    <style:style style:name="T139" style:family="text">
      <style:text-properties officeooo:rsid="0055eed5"/>
    </style:style>
    <style:style style:name="T140" style:family="text">
      <style:text-properties officeooo:rsid="005ee390"/>
    </style:style>
    <style:style style:name="T141" style:family="text">
      <style:text-properties officeooo:rsid="0060bd65"/>
    </style:style>
    <style:style style:name="T142" style:family="text">
      <style:text-properties fo:font-style="italic" style:font-style-asian="italic" style:font-style-complex="italic"/>
    </style:style>
    <style:style style:name="T143" style:family="text">
      <style:text-properties fo:font-style="italic" fo:font-weight="normal" style:font-style-asian="italic" style:font-weight-asian="normal" style:font-style-complex="italic" style:font-weight-complex="normal"/>
    </style:style>
    <style:style style:name="T144" style:family="text">
      <style:text-properties fo:font-style="italic" fo:font-weight="normal" style:font-weight-asian="normal" style:font-weight-complex="normal"/>
    </style:style>
    <style:style style:name="T145" style:family="text">
      <style:text-properties officeooo:rsid="0062bd0f"/>
    </style:style>
    <style:style style:name="T146" style:family="text">
      <style:text-properties officeooo:rsid="00724116"/>
    </style:style>
    <style:style style:name="T147" style:family="text">
      <style:text-properties officeooo:rsid="0077f5ce"/>
    </style:style>
    <style:style style:name="T148" style:family="text">
      <style:text-properties style:use-window-font-color="true" fo:font-size="15pt" style:font-size-asian="15pt" style:font-size-complex="15pt"/>
    </style:style>
    <style:style style:name="T149" style:family="text">
      <style:text-properties style:use-window-font-color="true" style:font-name="Liberation Mono" fo:font-size="10pt" officeooo:rsid="0081331c" style:font-size-asian="12pt" style:font-size-complex="12pt"/>
    </style:style>
    <style:style style:name="T150" style:family="text">
      <style:text-properties style:use-window-font-color="true" style:font-name="Liberation Mono" fo:font-size="10pt" officeooo:rsid="00a8aa06" style:font-size-asian="12pt" style:font-size-complex="12pt"/>
    </style:style>
    <style:style style:name="T151" style:family="text">
      <style:text-properties style:use-window-font-color="true" style:font-name="Liberation Mono" fo:font-size="10pt" officeooo:rsid="01c15117" style:font-size-asian="12pt" style:font-size-complex="12pt"/>
    </style:style>
    <style:style style:name="T152" style:family="text">
      <style:text-properties style:use-window-font-color="true" fo:font-size="9pt" style:font-size-asian="15pt" style:font-size-complex="15pt"/>
    </style:style>
    <style:style style:name="T153" style:family="text">
      <style:text-properties officeooo:rsid="009027a4"/>
    </style:style>
    <style:style style:name="T154" style:family="text">
      <style:text-properties officeooo:rsid="00930f32"/>
    </style:style>
    <style:style style:name="T155" style:family="text">
      <style:text-properties officeooo:rsid="00a1b26c"/>
    </style:style>
    <style:style style:name="T156" style:family="text">
      <style:text-properties style:text-underline-style="solid" style:text-underline-width="auto" style:text-underline-color="font-color"/>
    </style:style>
    <style:style style:name="T157" style:family="text">
      <style:text-properties officeooo:rsid="00bbe3c4"/>
    </style:style>
    <style:style style:name="T158" style:family="text">
      <style:text-properties officeooo:rsid="00be9911"/>
    </style:style>
    <style:style style:name="T159" style:family="text">
      <style:text-properties officeooo:rsid="00cefb14"/>
    </style:style>
    <style:style style:name="T160" style:family="text">
      <style:text-properties style:text-scale="96%"/>
    </style:style>
    <style:style style:name="T161" style:family="text">
      <style:text-properties officeooo:rsid="01736d28" style:text-scale="96%"/>
    </style:style>
    <style:style style:name="T162" style:family="text">
      <style:text-properties officeooo:rsid="01c78202" style:text-scale="96%"/>
    </style:style>
    <style:style style:name="T163" style:family="text">
      <style:text-properties officeooo:rsid="00e61563"/>
    </style:style>
    <style:style style:name="T164" style:family="text">
      <style:text-properties officeooo:rsid="00f3d6e5"/>
    </style:style>
    <style:style style:name="T165" style:family="text">
      <style:text-properties officeooo:rsid="00f567b7"/>
    </style:style>
    <style:style style:name="T166" style:family="text">
      <style:text-properties style:font-name="Liberation Serif1" officeooo:rsid="00fba2e6" style:font-size-asian="10.5pt" style:text-scale="99%"/>
    </style:style>
    <style:style style:name="T167" style:family="text">
      <style:text-properties officeooo:rsid="0108051c"/>
    </style:style>
    <style:style style:name="T168" style:family="text">
      <style:text-properties officeooo:rsid="01173e2b"/>
    </style:style>
    <style:style style:name="T169" style:family="text">
      <style:text-properties officeooo:rsid="0118ac59"/>
    </style:style>
    <style:style style:name="T170" style:family="text">
      <style:text-properties fo:font-size="8pt" fo:font-style="italic" style:font-style-asian="italic" style:font-style-complex="italic"/>
    </style:style>
    <style:style style:name="T171" style:family="text">
      <style:text-properties fo:font-size="8.5pt" style:font-size-asian="8.5pt" style:font-size-complex="8.5pt"/>
    </style:style>
    <style:style style:name="T172" style:family="text">
      <style:text-properties fo:font-size="8.5pt" officeooo:rsid="013141f1" style:font-size-asian="8.5pt" style:font-size-complex="8.5pt"/>
    </style:style>
    <style:style style:name="T173" style:family="text">
      <style:text-properties officeooo:rsid="012d7616"/>
    </style:style>
    <style:style style:name="T174" style:family="text">
      <style:text-properties officeooo:rsid="0134aa76"/>
    </style:style>
    <style:style style:name="T175" style:family="text">
      <style:text-properties officeooo:rsid="0137fe0c"/>
    </style:style>
    <style:style style:name="T176" style:family="text">
      <style:text-properties officeooo:rsid="01391e81"/>
    </style:style>
    <style:style style:name="T177" style:family="text">
      <style:text-properties officeooo:rsid="013b2689"/>
    </style:style>
    <style:style style:name="T178" style:family="text">
      <style:text-properties officeooo:rsid="0143ed3b"/>
    </style:style>
    <style:style style:name="T179" style:family="text">
      <style:text-properties officeooo:rsid="014b52a2"/>
    </style:style>
    <style:style style:name="T180" style:family="text">
      <style:text-properties officeooo:rsid="0153321a"/>
    </style:style>
    <style:style style:name="T181" style:family="text">
      <style:text-properties officeooo:rsid="0153bcc4"/>
    </style:style>
    <style:style style:name="T182" style:family="text">
      <style:text-properties officeooo:rsid="015b9876"/>
    </style:style>
    <style:style style:name="T183" style:family="text">
      <style:text-properties officeooo:rsid="01619c5b"/>
    </style:style>
    <style:style style:name="T184" style:family="text">
      <style:text-properties officeooo:rsid="01657d67"/>
    </style:style>
    <style:style style:name="T185" style:family="text">
      <style:text-properties officeooo:rsid="016a3ba8"/>
    </style:style>
    <style:style style:name="T186" style:family="text">
      <style:text-properties fo:font-size="9.5pt" style:font-size-asian="9.5pt" style:font-size-complex="9.5pt"/>
    </style:style>
    <style:style style:name="T187" style:family="text">
      <style:text-properties fo:font-size="9.5pt" officeooo:rsid="016b9913" style:font-size-asian="9.5pt" style:font-size-complex="9.5pt"/>
    </style:style>
    <style:style style:name="T188" style:family="text">
      <style:text-properties officeooo:rsid="016fd0a1"/>
    </style:style>
    <style:style style:name="T189" style:family="text">
      <style:text-properties officeooo:rsid="0179f4f1"/>
    </style:style>
    <style:style style:name="T190" style:family="text">
      <style:text-properties officeooo:rsid="017b53a7"/>
    </style:style>
    <style:style style:name="T191" style:family="text">
      <style:text-properties officeooo:rsid="017ce90f"/>
    </style:style>
    <style:style style:name="T192" style:family="text">
      <style:text-properties officeooo:rsid="018b880b"/>
    </style:style>
    <style:style style:name="T193" style:family="text">
      <style:text-properties officeooo:rsid="018ca5a2"/>
    </style:style>
    <style:style style:name="T194" style:family="text">
      <style:text-properties officeooo:rsid="018ed189"/>
    </style:style>
    <style:style style:name="T195" style:family="text">
      <style:text-properties officeooo:rsid="0196bca1"/>
    </style:style>
    <style:style style:name="T196" style:family="text">
      <style:text-properties officeooo:rsid="0197aa8c"/>
    </style:style>
    <style:style style:name="T197" style:family="text">
      <style:text-properties officeooo:rsid="0198b8e6"/>
    </style:style>
    <style:style style:name="T198" style:family="text">
      <style:text-properties officeooo:rsid="019ab1ae"/>
    </style:style>
    <style:style style:name="T199" style:family="text">
      <style:text-properties officeooo:rsid="019bf9db"/>
    </style:style>
    <style:style style:name="T200" style:family="text">
      <style:text-properties officeooo:rsid="019e3fb5"/>
    </style:style>
    <style:style style:name="T201" style:family="text">
      <style:text-properties officeooo:rsid="019fd22a"/>
    </style:style>
    <style:style style:name="T202" style:family="text">
      <style:text-properties fo:font-size="11.8999996185303pt"/>
    </style:style>
    <style:style style:name="T203" style:family="text">
      <style:text-properties fo:font-size="11.8999996185303pt" fo:font-weight="bold" style:font-weight-asian="bold" style:font-weight-complex="bold"/>
    </style:style>
    <style:style style:name="T204" style:family="text">
      <style:text-properties officeooo:rsid="01a12bbe"/>
    </style:style>
    <style:style style:name="T205" style:family="text">
      <style:text-properties officeooo:rsid="01adbc89"/>
    </style:style>
    <style:style style:name="T206" style:family="text">
      <style:text-properties officeooo:rsid="01b4d1ba"/>
    </style:style>
    <style:style style:name="T207" style:family="text">
      <style:text-properties officeooo:rsid="01b777c6"/>
    </style:style>
    <style:style style:name="T208" style:family="text">
      <style:text-properties officeooo:rsid="01c78202"/>
    </style:style>
    <style:style style:name="T209" style:family="text">
      <style:text-properties officeooo:rsid="01ca40b4"/>
    </style:style>
    <style:style style:name="T210" style:family="text">
      <style:text-properties officeooo:rsid="01cc1a33"/>
    </style:style>
    <style:style style:name="T211" style:family="text">
      <style:text-properties officeooo:rsid="01cd9158"/>
    </style:style>
    <style:style style:name="T212" style:family="text">
      <style:text-properties officeooo:rsid="01d215cc"/>
    </style:style>
    <style:style style:name="T213" style:family="text">
      <style:text-properties officeooo:rsid="01d3dbc6"/>
    </style:style>
    <style:style style:name="T214" style:family="text">
      <style:text-properties fo:font-size="12.1000003814697pt" officeooo:rsid="01d3dbc6" style:font-size-asian="14.1000003814697pt" style:font-size-complex="14.1000003814697pt"/>
    </style:style>
    <style:style style:name="T215" style:family="text">
      <style:text-properties officeooo:rsid="01d9723b"/>
    </style:style>
    <style:style style:name="T216" style:family="text">
      <style:text-properties fo:font-style="normal" fo:font-weight="normal" officeooo:rsid="0073edcc" style:font-style-asian="normal" style:font-weight-asian="normal" style:font-style-complex="normal" style:font-weight-complex="normal"/>
    </style:style>
    <style:style style:name="T217" style:family="text">
      <style:text-properties fo:font-style="normal" fo:font-weight="bold" officeooo:rsid="0073edcc" style:font-style-asian="normal" style:font-weight-asian="bold" style:font-style-complex="normal" style:font-weight-complex="bold"/>
    </style:style>
    <style:style style:name="T218" style:family="text">
      <style:text-properties fo:font-style="normal" officeooo:rsid="006120de" style:font-style-asian="normal" style:font-style-complex="normal"/>
    </style:style>
    <style:style style:name="T219" style:family="text">
      <style:text-properties officeooo:rsid="01e5b085"/>
    </style:style>
    <style:style style:name="T220" style:family="text">
      <style:text-properties officeooo:rsid="01ec2e66"/>
    </style:style>
    <style:style style:name="T221" style:family="text">
      <style:text-properties officeooo:rsid="01edef73"/>
    </style:style>
    <style:style style:name="fr1" style:family="graphic" style:parent-style-name="Graphics">
      <style:graphic-properties style:run-through="foreground" style:vertical-pos="top"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top" style:vertical-rel="baseline" style:horizontal-pos="left"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mm"/>
      </style:section-properties>
    </style:style>
    <style:style style:name="Sect2" style:family="section">
      <style:section-properties style:editable="false">
        <style:columns fo:column-count="3" fo:column-gap="3.99mm">
          <style:column style:rel-width="21845*" fo:start-indent="0mm" fo:end-indent="1.99mm"/>
          <style:column style:rel-width="21845*" fo:start-indent="1.99mm" fo:end-indent="1.99mm"/>
          <style:column style:rel-width="21845*" fo:start-indent="1.99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2" fo:column-gap="9.98mm">
          <style:column style:rel-width="32767*" fo:start-indent="0mm" fo:end-indent="4.99mm"/>
          <style:column style:rel-width="32768*" fo:start-indent="4.99mm" fo:end-indent="0mm"/>
        </style:columns>
      </style:section-properties>
    </style:style>
    <style:style style:name="gr1" style:family="graphic">
      <style:graphic-properties draw:fill="solid" draw:fill-color="#000000" draw:fill-image-width="0mm" draw:fill-image-height="0mm" draw:textarea-horizontal-align="justify" draw:textarea-vertical-align="middle" draw:auto-grow-height="false" fo:min-height="10.55mm" fo:min-width="16.33m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fill="solid" draw:fill-color="#b2b2b2" draw:fill-image-width="0mm" draw:fill-image-height="0mm" draw:textarea-horizontal-align="justify" draw:textarea-vertical-align="middle" draw:auto-grow-height="false" fo:min-height="11.66mm" fo:min-width="16.7m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solid" svg:stroke-width="1.01mm" svg:stroke-color="#000000" draw:marker-start-width="3.53mm" draw:marker-end-width="3.53mm" draw:fill="none" draw:fill-color="#000000" draw:fill-image-width="0mm" draw:fill-image-height="0mm" draw:textarea-horizontal-align="justify" draw:textarea-vertical-align="middle" draw:auto-grow-height="false" fo:min-height="22.93mm" fo:min-width="90.03mm" fo:padding-top="0.49mm" fo:padding-bottom="0.49mm" fo:padding-left="0.49mm" fo:padding-right="0.49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mm" svg:stroke-color="#000000" draw:fill="none" draw:fill-color="#000000" draw:fill-image-width="0mm" draw:fill-image-height="0mm" draw:textarea-horizontal-align="justify" draw:textarea-vertical-align="middle" draw:auto-grow-height="false" fo:min-height="13.62mm" fo:min-width="18.57mm"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 draw:z-index="15" draw:name="Shape1" draw:style-name="gr1" draw:text-style-name="P255" svg:width="23.08mm" svg:height="14.93mm" svg:x="20.3mm" svg:y="233.42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6" draw:name="Shape3" draw:style-name="gr2" draw:text-style-name="P256" svg:width="23.63mm" svg:height="16.46mm" svg:x="117.74mm" svg:y="231.74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8" draw:name="Shape5" draw:style-name="gr4" draw:text-style-name="P257" svg:width="26.27mm" svg:height="19.27mm" svg:x="164.13mm" svg:y="230.98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9" draw:name="Shape1" draw:style-name="gr1" draw:text-style-name="P255" svg:width="23.08mm" svg:height="14.93mm" svg:x="69.14mm" svg:y="232.78mm">
        <text:p/>
        <draw:enhanced-geometry svg:viewBox="0 0 21600 21600" draw:glue-points="10800 0 3163 3163 0 10800 3163 18437 10800 21600 18437 18437 21600 10800 18437 3163" draw:text-areas="3163 3163 18437 18437" draw:type="ellipse" draw:enhanced-path="U 10800 10800 10800 10800 0 360 Z N"/>
      </draw:custom-shape>
      <text:section text:style-name="Sect1" text:name="Section2">
        <text:p text:style-name="P178"><draw:frame draw:style-name="fr2" draw:name="Image1" text:anchor-type="as-char" svg:width="134.44mm" svg:height="58.91mm" draw:z-index="0"><draw:image xlink:href="Pictures/100002010000038E0000017C545F6D8D6AA42A92.png" xlink:type="simple" xlink:show="embed" xlink:actuate="onLoad"/></draw:frame> <text:span text:style-name="T152">GLOSSARY</text:span><text:span text:style-name="T148"> </text:span><text:span text:style-name="T149">v</text:span><text:span text:style-name="T150">1.</text:span><text:span text:style-name="T151">5</text:span></text:p>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ble of Contents</text:p>
            </text:index-title>
            <text:p text:style-name="P193"><text:a xlink:type="simple" xlink:href="#__RefHeading___Toc2300_1590653438" text:style-name="Index_20_Link" text:visited-style-name="Index_20_Link">The Three States<text:tab/>2</text:a></text:p>
            <text:p text:style-name="P191"><text:a xlink:type="simple" xlink:href="#__RefHeading___Toc2761_1590653438" text:style-name="Index_20_Link" text:visited-style-name="Index_20_Link">workflow<text:tab/>2</text:a></text:p>
            <text:p text:style-name="P193"><text:a xlink:type="simple" xlink:href="#__RefHeading___Toc2302_1590653438" text:style-name="Index_20_Link" text:visited-style-name="Index_20_Link">INIT<text:tab/>3</text:a></text:p>
            <text:p text:style-name="P191"><text:a xlink:type="simple" xlink:href="#__RefHeading___Toc2636_1590653438" text:style-name="Index_20_Link" text:visited-style-name="Index_20_Link">--bare<text:tab/>3</text:a></text:p>
            <text:p text:style-name="P193"><text:a xlink:type="simple" xlink:href="#__RefHeading___Toc2304_1590653438" text:style-name="Index_20_Link" text:visited-style-name="Index_20_Link">CLONE<text:tab/>3</text:a></text:p>
            <text:p text:style-name="P193"><text:a xlink:type="simple" xlink:href="#__RefHeading___Toc2763_1590653438" text:style-name="Index_20_Link" text:visited-style-name="Index_20_Link">ADD<text:tab/>3</text:a></text:p>
            <text:p text:style-name="P193"><text:a xlink:type="simple" xlink:href="#__RefHeading___Toc2314_1590653438" text:style-name="Index_20_Link" text:visited-style-name="Index_20_Link">COMMIT<text:tab/>3</text:a></text:p>
            <text:p text:style-name="P192"><text:a xlink:type="simple" xlink:href="#__RefHeading___Toc2316_1590653438" text:style-name="Index_20_Link" text:visited-style-name="Index_20_Link">git commit -m (-m)<text:tab/>3</text:a></text:p>
            <text:p text:style-name="P192"><text:a xlink:type="simple" xlink:href="#__RefHeading___Toc3256_1590653438" text:style-name="Index_20_Link" text:visited-style-name="Index_20_Link">git commit -a<text:tab/>3</text:a></text:p>
            <text:p text:style-name="P192"><text:a xlink:type="simple" xlink:href="#__RefHeading___Toc7575_3431889803" text:style-name="Index_20_Link" text:visited-style-name="Index_20_Link">git commit --amend<text:tab/>3</text:a></text:p>
            <text:p text:style-name="P193"><text:a xlink:type="simple" xlink:href="#__RefHeading___Toc2613_1590653438" text:style-name="Index_20_Link" text:visited-style-name="Index_20_Link">log<text:tab/>3</text:a></text:p>
            <text:p text:style-name="P191"><text:a xlink:type="simple" xlink:href="#__RefHeading___Toc3794_266876205" text:style-name="Index_20_Link" text:visited-style-name="Index_20_Link">committiquette<text:tab/>4</text:a></text:p>
            <text:p text:style-name="P193"><text:a xlink:type="simple" xlink:href="#__RefHeading___Toc2478_1935865245" text:style-name="Index_20_Link" text:visited-style-name="Index_20_Link">tag<text:tab/>4</text:a></text:p>
            <text:p text:style-name="P193"><text:a xlink:type="simple" xlink:href="#__RefHeading___Toc11238_1435368569" text:style-name="Index_20_Link" text:visited-style-name="Index_20_Link">status<text:tab/>4</text:a></text:p>
            <text:p text:style-name="P193"><text:a xlink:type="simple" xlink:href="#__RefHeading___Toc41957_1435368569" text:style-name="Index_20_Link" text:visited-style-name="Index_20_Link">diff<text:tab/>4</text:a></text:p>
            <text:p text:style-name="P193"><text:a xlink:type="simple" xlink:href="#__RefHeading___Toc11240_1435368569" text:style-name="Index_20_Link" text:visited-style-name="Index_20_Link">log<text:tab/>5</text:a></text:p>
            <text:p text:style-name="P192"><text:a xlink:type="simple" xlink:href="#__RefHeading___Toc15049_1592907931" text:style-name="Index_20_Link" text:visited-style-name="Index_20_Link">changed files<text:tab/>5</text:a></text:p>
            <text:p text:style-name="P193"><text:a xlink:type="simple" xlink:href="#__RefHeading___Toc2322_1590653438" text:style-name="Index_20_Link" text:visited-style-name="Index_20_Link">push<text:tab/>5</text:a></text:p>
            <text:p text:style-name="P191"><text:a xlink:type="simple" xlink:href="#__RefHeading___Toc6717_750884121" text:style-name="Index_20_Link" text:visited-style-name="Index_20_Link">remote<text:tab/>6</text:a></text:p>
            <text:p text:style-name="P192"><text:a xlink:type="simple" xlink:href="#__RefHeading___Toc6719_750884121" text:style-name="Index_20_Link" text:visited-style-name="Index_20_Link">rename<text:tab/>6</text:a></text:p>
            <text:p text:style-name="P192"><text:a xlink:type="simple" xlink:href="#__RefHeading___Toc3329_480306528" text:style-name="Index_20_Link" text:visited-style-name="Index_20_Link">delete (rm)<text:tab/>6</text:a></text:p>
            <text:p text:style-name="P192"><text:a xlink:type="simple" xlink:href="#__RefHeading___Toc6721_750884121" text:style-name="Index_20_Link" text:visited-style-name="Index_20_Link">add<text:tab/>6</text:a></text:p>
            <text:p text:style-name="P192"><text:a xlink:type="simple" xlink:href="#__RefHeading___Toc3323_480306528" text:style-name="Index_20_Link" text:visited-style-name="Index_20_Link">fetch<text:tab/>6</text:a></text:p>
            <text:p text:style-name="P191"><text:a xlink:type="simple" xlink:href="#__RefHeading___Toc6723_750884121" text:style-name="Index_20_Link" text:visited-style-name="Index_20_Link">Github<text:tab/>6</text:a></text:p>
            <text:p text:style-name="P191"><text:a xlink:type="simple" xlink:href="#__RefHeading___Toc6725_750884121" text:style-name="Index_20_Link" text:visited-style-name="Index_20_Link">BitBucket<text:tab/>6</text:a></text:p>
            <text:p text:style-name="P193"><text:a xlink:type="simple" xlink:href="#__RefHeading___Toc3796_266876205" text:style-name="Index_20_Link" text:visited-style-name="Index_20_Link">pull<text:tab/>6</text:a></text:p>
            <text:p text:style-name="P193"><text:a xlink:type="simple" xlink:href="#__RefHeading___Toc3260_1590653438" text:style-name="Index_20_Link" text:visited-style-name="Index_20_Link">branching<text:tab/>7</text:a></text:p>
            <text:p text:style-name="P191"><text:a xlink:type="simple" xlink:href="#__RefHeading___Toc2159_610762345" text:style-name="Index_20_Link" text:visited-style-name="Index_20_Link">git checkout<text:tab/>7</text:a></text:p>
            <text:p text:style-name="P191"><text:a xlink:type="simple" xlink:href="#__RefHeading___Toc2480_1935865245" text:style-name="Index_20_Link" text:visited-style-name="Index_20_Link">compare<text:tab/>7</text:a></text:p>
            <text:p text:style-name="P191"><text:a xlink:type="simple" xlink:href="#__RefHeading___Toc2165_610762345" text:style-name="Index_20_Link" text:visited-style-name="Index_20_Link">branch<text:tab/>7</text:a></text:p>
            <text:p text:style-name="P191"><text:a xlink:type="simple" xlink:href="#__RefHeading___Toc3800_266876205" text:style-name="Index_20_Link" text:visited-style-name="Index_20_Link">merge<text:tab/>7</text:a></text:p>
            <text:p text:style-name="P191"><text:a xlink:type="simple" xlink:href="#__RefHeading___Toc1392_559895456" text:style-name="Index_20_Link" text:visited-style-name="Index_20_Link">delete<text:tab/>7</text:a></text:p>
            <text:p text:style-name="P191"><text:a xlink:type="simple" xlink:href="#__RefHeading___Toc2108_3194843" text:style-name="Index_20_Link" text:visited-style-name="Index_20_Link">rename<text:tab/>7</text:a></text:p>
            <text:p text:style-name="P191"><text:a xlink:type="simple" xlink:href="#__RefHeading___Toc7577_3431889803" text:style-name="Index_20_Link" text:visited-style-name="Index_20_Link">merge -s ours<text:tab/>7</text:a></text:p>
            <text:p text:style-name="P191"><text:a xlink:type="simple" xlink:href="#__RefHeading___Toc2787_1435368569" text:style-name="Index_20_Link" text:visited-style-name="Index_20_Link">HEAD<text:tab/>7</text:a></text:p>
            <text:p text:style-name="P193"><text:a xlink:type="simple" xlink:href="#__RefHeading___Toc2484_1935865245" text:style-name="Index_20_Link" text:visited-style-name="Index_20_Link">restore<text:tab/>9</text:a></text:p>
            <text:p text:style-name="P191"><text:a xlink:type="simple" xlink:href="#__RefHeading___Toc2112_3194843" text:style-name="Index_20_Link" text:visited-style-name="Index_20_Link">1. checkout<text:tab/>9</text:a></text:p>
            <text:p text:style-name="P191"><text:a xlink:type="simple" xlink:href="#__RefHeading___Toc41959_1435368569" text:style-name="Index_20_Link" text:visited-style-name="Index_20_Link">2. reset<text:tab/>9</text:a></text:p>
            <text:p text:style-name="P191"><text:a xlink:type="simple" xlink:href="#__RefHeading___Toc2202_456348229" text:style-name="Index_20_Link" text:visited-style-name="Index_20_Link">3. Revert<text:tab/>9</text:a></text:p>
            <text:p text:style-name="P193"><text:a xlink:type="simple" xlink:href="#__RefHeading___Toc7426_3537163625" text:style-name="Index_20_Link" text:visited-style-name="Index_20_Link">clean<text:tab/>9</text:a></text:p>
            <text:p text:style-name="P193"><text:a xlink:type="simple" xlink:href="#__RefHeading___Toc2486_1935865245" text:style-name="Index_20_Link" text:visited-style-name="Index_20_Link">rebase<text:tab/>10</text:a></text:p>
            <text:p text:style-name="P191"><text:a xlink:type="simple" xlink:href="#__RefHeading___Toc20734_1935865245" text:style-name="Index_20_Link" text:visited-style-name="Index_20_Link">undo commit<text:tab/>10</text:a></text:p>
            <text:p text:style-name="P192"><text:a xlink:type="simple" xlink:href="#__RefHeading___Toc20736_1935865245" text:style-name="Index_20_Link" text:visited-style-name="Index_20_Link">reset<text:tab/>10</text:a></text:p>
            <text:p text:style-name="P193"><text:a xlink:type="simple" xlink:href="#__RefHeading___Toc15051_1592907931" text:style-name="Index_20_Link" text:visited-style-name="Index_20_Link">renaming files<text:tab/>10</text:a></text:p>
            <text:p text:style-name="P193"><text:a xlink:type="simple" xlink:href="#__RefHeading___Toc1827_1132370652" text:style-name="Index_20_Link" text:visited-style-name="Index_20_Link">Removing Files<text:tab/>11</text:a></text:p>
            <text:p text:style-name="P193"><text:a xlink:type="simple" xlink:href="#__RefHeading___Toc2312_1590653438" text:style-name="Index_20_Link" text:visited-style-name="Index_20_Link">.gitignore<text:tab/>11</text:a></text:p>
            <text:p text:style-name="P193"><text:a xlink:type="simple" xlink:href="#__RefHeading___Toc5436_1435368569" text:style-name="Index_20_Link" text:visited-style-name="Index_20_Link">Patches<text:tab/>11</text:a></text:p>
            <text:p text:style-name="P192"><text:a xlink:type="simple" xlink:href="#__RefHeading___Toc5438_1435368569" text:style-name="Index_20_Link" text:visited-style-name="Index_20_Link">applying patches<text:tab/>11</text:a></text:p>
            <text:p text:style-name="P193"><text:a xlink:type="simple" xlink:href="#__RefHeading___Toc11312_1435368569" text:style-name="Index_20_Link" text:visited-style-name="Index_20_Link">Export the Repository<text:tab/>12</text:a></text:p>
            <text:p text:style-name="P191"><text:a xlink:type="simple" xlink:href="#__RefHeading___Toc11284_1435368569" text:style-name="Index_20_Link" text:visited-style-name="Index_20_Link">Archive<text:tab/>12</text:a></text:p>
            <text:p text:style-name="P191"><text:a xlink:type="simple" xlink:href="#__RefHeading___Toc11286_1435368569" text:style-name="Index_20_Link" text:visited-style-name="Index_20_Link">Bundle<text:tab/>12</text:a></text:p>
            <text:p text:style-name="P193"><text:a xlink:type="simple" xlink:href="#__RefHeading___Toc41961_1435368569" text:style-name="Index_20_Link" text:visited-style-name="Index_20_Link">stashes<text:tab/>12</text:a></text:p>
            <text:p text:style-name="P193"><text:a xlink:type="simple" xlink:href="#__RefHeading___Toc41963_1435368569" text:style-name="Index_20_Link" text:visited-style-name="Index_20_Link">Plumbing<text:tab/>12</text:a></text:p>
            <text:p text:style-name="P193"><text:a xlink:type="simple" xlink:href="#__RefHeading___Toc41965_1435368569" text:style-name="Index_20_Link" text:visited-style-name="Index_20_Link">Garbage<text:tab/>12</text:a></text:p>
            <text:p text:style-name="P193"><text:a xlink:type="simple" xlink:href="#__RefHeading___Toc3276_445614510" text:style-name="Index_20_Link" text:visited-style-name="Index_20_Link">Submodule<text:tab/>12</text:a></text:p>
            <text:p text:style-name="P193"><text:a xlink:type="simple" xlink:href="#__RefHeading___Toc2765_1590653438" text:style-name="Index_20_Link" text:visited-style-name="Index_20_Link">config<text:tab/>13</text:a></text:p>
            <text:p text:style-name="P192"><text:a xlink:type="simple" xlink:href="#__RefHeading___Toc1807_1132370652" text:style-name="Index_20_Link" text:visited-style-name="Index_20_Link">colors<text:tab/>13</text:a></text:p>
            <text:p text:style-name="P192"><text:a xlink:type="simple" xlink:href="#__RefHeading___Toc2488_1935865245" text:style-name="Index_20_Link" text:visited-style-name="Index_20_Link">alias<text:tab/>13</text:a></text:p>
            <text:p text:style-name="P194"><text:a xlink:type="simple" xlink:href="#__RefHeading___Toc7579_3431889803" text:style-name="Index_20_Link" text:visited-style-name="Index_20_Link">see existing aliases<text:tab/>13</text:a></text:p>
            <text:p text:style-name="P192"><text:a xlink:type="simple" xlink:href="#__RefHeading___Toc2851_1590653438" text:style-name="Index_20_Link" text:visited-style-name="Index_20_Link">sublime as editor<text:tab/>13</text:a></text:p>
            <text:p text:style-name="P193"><text:a xlink:type="simple" xlink:href="#__RefHeading___Toc1394_559895456" text:style-name="Index_20_Link" text:visited-style-name="Index_20_Link">Heroku<text:tab/>13</text:a></text:p>
            <text:p text:style-name="P193"><text:a xlink:type="simple" xlink:href="#__RefHeading___Toc7581_3431889803" text:style-name="Index_20_Link" text:visited-style-name="Index_20_Link">Github Pages<text:tab/>13</text:a></text:p>
            <text:p text:style-name="P193"><text:a xlink:type="simple" xlink:href="#__RefHeading___Toc2324_1590653438" text:style-name="Index_20_Link" text:visited-style-name="Index_20_Link">SublimeGit<text:tab/>14</text:a></text:p>
            <text:p text:style-name="P191"><text:a xlink:type="simple" xlink:href="#__RefHeading___Toc2326_1590653438" text:style-name="Index_20_Link" text:visited-style-name="Index_20_Link">initialize the git repository,<text:tab/>14</text:a></text:p>
            <text:p text:style-name="P191"><text:a xlink:type="simple" xlink:href="#__RefHeading___Toc2328_1590653438" text:style-name="Index_20_Link" text:visited-style-name="Index_20_Link">The Status View<text:tab/>14</text:a></text:p>
            <text:p text:style-name="P191"><text:a xlink:type="simple" xlink:href="#__RefHeading___Toc2330_1590653438" text:style-name="Index_20_Link" text:visited-style-name="Index_20_Link">Adding Files<text:tab/>14</text:a></text:p>
          </text:index-body>
        </text:table-of-content>
        <text:p text:style-name="P5"/>
        <text:p text:style-name="P5"/>
        <text:p text:style-name="P5"/>
        <text:p text:style-name="P5"><draw:custom-shape text:anchor-type="paragraph" draw:z-index="17" draw:name="Shape4" draw:style-name="gr3" draw:text-style-name="P257" svg:width="128.7mm" svg:height="33.84mm" svg:x="44.45mm" svg:y="1.32m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1" table:style-name="Table1">
          <table:table-column table:style-name="Table1.A" table:number-columns-repeated="6"/>
          <table:table-column table:style-name="Table1.G"/>
          <table:table-row>
            <table:table-cell table:style-name="Table1.A1" table:number-rows-spanned="3" office:value-type="string">
              <text:p text:style-name="P188">REMOTE</text:p>
            </table:table-cell>
            <table:table-cell table:style-name="Table1.A1" office:value-type="string">
              <text:p text:style-name="P182"><text:span text:style-name="T42">clone/pul</text:span><text:span text:style-name="T48">l</text:span><text:span text:style-name="T42">→</text:span><text:span text:style-name="T114"> </text:span></text:p>
            </table:table-cell>
            <table:table-cell table:style-name="Table1.A1" table:number-rows-spanned="3" office:value-type="string">
              <text:p text:style-name="P188">LOCAL</text:p>
            </table:table-cell>
            <table:table-cell table:style-name="Table1.A1" office:value-type="string">
              <text:p text:style-name="P184">→</text:p>
            </table:table-cell>
            <table:table-cell table:style-name="Table1.A1" table:number-rows-spanned="3" office:value-type="string">
              <text:p text:style-name="P186">STAGING</text:p>
            </table:table-cell>
            <table:table-cell table:style-name="Table1.A1" office:value-type="string">
              <text:p text:style-name="P183">→</text:p>
            </table:table-cell>
            <table:table-cell table:style-name="Table1.A1" table:number-rows-spanned="3" office:value-type="string">
              <text:p text:style-name="P187"><text:span text:style-name="T115">WORKING</text:span> COPY</text:p>
            </table:table-cell>
          </table:table-row>
          <table:table-row>
            <table:covered-table-cell/>
            <table:table-cell table:style-name="Table1.A1" office:value-type="string">
              <text:p text:style-name="P179"/>
            </table:table-cell>
            <table:covered-table-cell/>
            <table:table-cell table:style-name="Table1.A1" office:value-type="string">
              <text:p text:style-name="P179"/>
            </table:table-cell>
            <table:covered-table-cell/>
            <table:table-cell table:style-name="Table1.A1" office:value-type="string">
              <text:p text:style-name="P185">checkout →</text:p>
            </table:table-cell>
            <table:covered-table-cell/>
          </table:table-row>
          <table:table-row>
            <table:covered-table-cell/>
            <table:table-cell table:style-name="Table1.A1" office:value-type="string">
              <text:p text:style-name="P183"><text:span text:style-name="T114">← <text:s/></text:span>push</text:p>
            </table:table-cell>
            <table:covered-table-cell/>
            <table:table-cell table:style-name="Table1.A1" office:value-type="string">
              <text:p text:style-name="P183"><text:span text:style-name="T114">← </text:span>commit</text:p>
            </table:table-cell>
            <table:covered-table-cell/>
            <table:table-cell table:style-name="Table1.F3" office:value-type="string">
              <text:p text:style-name="P183"><text:span text:style-name="T114">← </text:span>add</text:p>
            </table:table-cell>
            <table:covered-table-cell/>
          </table:table-row>
          <table:table-row>
            <table:table-cell table:style-name="Table1.A1" office:value-type="string">
              <text:p text:style-name="P179"/>
            </table:table-cell>
            <table:table-cell table:style-name="Table1.A1" office:value-type="string">
              <text:p text:style-name="P180"/>
            </table:table-cell>
            <table:table-cell table:style-name="Table1.A1" table:number-columns-spanned="5" office:value-type="string">
              <text:p text:style-name="P181">local</text:p>
            </table:table-cell>
            <table:covered-table-cell/>
            <table:covered-table-cell/>
            <table:covered-table-cell/>
            <table:covered-table-cell/>
          </table:table-row>
        </table:table>
        <text:p text:style-name="P5"><text:soft-page-break/></text:p>
      </text:section>
      <text:section text:style-name="Sect4" text:name="Section1">
        <text:p text:style-name="Standard"><draw:frame draw:style-name="fr3" draw:name="Image3" text:anchor-type="paragraph" svg:x="1.36mm" svg:y="1.2mm" svg:width="168.57mm" svg:height="159.44mm" draw:z-index="20"><draw:image xlink:href="Pictures/10000201000001E1000001C716A4999D651C2C49.png" xlink:type="simple" xlink:show="embed" xlink:actuate="onLoad"/></draw:frame></text:p>
        <text:h text:style-name="P203" text:outline-level="1"><text:bookmark-start text:name="__RefHeading___Toc2300_1590653438"/><text:bookmark text:name="The-Three-States"/>The Three States<text:bookmark-end text:name="__RefHeading___Toc2300_1590653438"/></text:h>
        <text:p text:style-name="P2"><text:span text:style-name="T42">Committed</text:span> means that the data is safely stored in your <text:span text:style-name="T42">local</text:span> database. </text:p>
        <text:p text:style-name="P3"><text:span text:style-name="T42">Modified</text:span> means that you have changed the file but have not committed it to your database yet.</text:p>
        <text:p text:style-name="P2"><text:span text:style-name="T42">Staged</text:span> means that you have marked a modified file in its current version to go into your next commit snapshot.</text:p>
        <text:h text:style-name="P244" text:outline-level="2"/>
        <text:h text:style-name="P245" text:outline-level="2"/>
        <text:h text:style-name="P246" text:outline-level="2"/>
        <text:h text:style-name="P246" text:outline-level="2"><text:bookmark-start text:name="__RefHeading___Toc2761_1590653438"/>workflow<text:bookmark-end text:name="__RefHeading___Toc2761_1590653438"/></text:h>
        <text:p text:style-name="P116">Developing a project revolves around the basic edit/stage/commit pattern. </text:p>
        <table:table table:name="Table2" table:style-name="Table2">
          <table:table-column table:style-name="Table2.A"/>
          <table:table-column table:style-name="Table2.B"/>
          <table:table-column table:style-name="Table2.C"/>
          <table:table-row>
            <table:table-cell table:style-name="Table2.A1" office:value-type="string">
              <text:p text:style-name="P116"><text:span text:style-name="T134">1.</text:span> you <text:span text:style-name="T42">edit </text:span><text:span text:style-name="T123">your files in the</text:span><text:span text:style-name="T42"> working directory</text:span> </text:p>
            </table:table-cell>
            <table:table-cell table:style-name="Table2.A1" office:value-type="string">
              <text:p text:style-name="Standard"><text:span text:style-name="T134">2. w</text:span>hen you’re ready to save a copy of the current state of the project, you <text:span text:style-name="T42">stage changes</text:span></text:p>
              <text:p text:style-name="Standard"><text:span text:style-name="T123">with</text:span><text:span text:style-name="T42"> </text:span><text:span text:style-name="Source_20_Text"><text:span text:style-name="T26">git add</text:span></text:span> </text:p>
            </table:table-cell>
            <table:table-cell table:style-name="Table2.C1" office:value-type="string">
              <text:p text:style-name="P116"><text:span text:style-name="T134">3. after</text:span> you’re happy with the staged snapshot, you <text:span text:style-name="T42">commit</text:span> it to the project history with <text:span text:style-name="Source_20_Text"><text:span text:style-name="T26">git commit</text:span></text:span></text:p>
            </table:table-cell>
          </table:table-row>
        </table:table>
        <text:h text:style-name="P205" text:outline-level="1"/>
        <text:h text:style-name="P220" text:outline-level="1"><text:bookmark-start text:name="__RefHeading___Toc2302_1590653438"/><text:span text:style-name="T30">I</text:span><text:span text:style-name="T5">NIT</text:span><text:bookmark-end text:name="__RefHeading___Toc2302_1590653438"/></text:h>
        <text:p text:style-name="Standard"><text:span text:style-name="T117">to </text:span>create a new Git repository <text:span text:style-name="T118">in that directory</text:span></text:p>
        <text:p text:style-name="Preformatted_20_Text"><text:tab/><text:span text:style-name="Source_20_Text"><text:span text:style-name="T24">$</text:span></text:span><text:span text:style-name="T24"> git init</text:span></text:p>
        <text:p text:style-name="Standard"><text:span text:style-name="T117">to c</text:span>reate <text:span text:style-name="T119">it </text:span>in <text:span text:style-name="T119">a</text:span> specified directory</text:p>
        <text:p text:style-name="P42"><text:span text:style-name="Source_20_Text"><text:span text:style-name="T25">$ </text:span></text:span><text:span text:style-name="Source_20_Text"><text:span text:style-name="T76">git init </text:span></text:span><text:span text:style-name="Source_20_Text"><text:span text:style-name="T77">project_culo</text:span></text:span></text:p>
        <text:h text:style-name="P234" text:outline-level="2"><text:bookmark-start text:name="__RefHeading___Toc2636_1590653438"/>--bare<text:bookmark-end text:name="__RefHeading___Toc2636_1590653438"/></text:h>
        <text:p text:style-name="Preformatted_20_Text"><text:span text:style-name="Source_20_Text"><text:span text:style-name="T43">$ </text:span></text:span><text:span text:style-name="Source_20_Text"><text:span text:style-name="T42">git init --bare </text:span></text:span><text:span text:style-name="Source_20_Text"><text:span text:style-name="T43">pro</text:span></text:span><text:span text:style-name="Source_20_Text"><text:span text:style-name="T49">j</text:span></text:span><text:span text:style-name="Source_20_Text"><text:span text:style-name="T43">ect_culo</text:span></text:span></text:p>
        <text:p text:style-name="Standard">The <text:span text:style-name="Source_20_Text"><text:span text:style-name="T24">--bare</text:span></text:span><text:span text:style-name="T18"> </text:span>flag creates a repository that <text:span text:style-name="T42">doesn’t have a working directory</text:span>, making it <text:span text:style-name="T42">impossible to edit files and commit changes</text:span> in that repository. </text:p>
        <text:p text:style-name="P114"><text:span text:style-name="T50">Shared</text:span><text:span text:style-name="T42"> repositories </text:span>should always be created as bare repositories because pushing branches to a non-bare repository has the potential to overwrite changes. </text:p>
        <text:p text:style-name="P114">Think of <text:span text:style-name="Source_20_Text"><text:span text:style-name="T76">--bare</text:span></text:span> as a way to mark a repository <text:span text:style-name="T51">as a storage facility</text:span><text:span text:style-name="T103">, opposed to a developme</text:span><text:span text:style-name="T104">nt</text:span> environment. This means that for virtually all Git workflows, the central repository is bare, and developers local repositories are non-bare.</text:p>
        <text:h text:style-name="P206" text:outline-level="1"><text:bookmark-start text:name="__RefHeading___Toc2304_1590653438"/><text:span text:style-name="T117">C</text:span>LON<text:span text:style-name="T116">E</text:span><text:bookmark-end text:name="__RefHeading___Toc2304_1590653438"/></text:h>
        <text:p text:style-name="Text_20_body">copies an existing Git repository. </text:p>
        <text:p text:style-name="Preformatted_20_Text"><text:span text:style-name="Source_20_Text"><text:span text:style-name="T120">$ git clone &lt;repo&gt; &lt;directory&gt;</text:span></text:span></text:p>
        <text:h text:style-name="P207" text:outline-level="1"><text:bookmark-start text:name="__RefHeading___Toc2763_1590653438"/><text:span text:style-name="Source_20_Text"><text:span text:style-name="T120">ADD</text:span></text:span><text:bookmark-end text:name="__RefHeading___Toc2763_1590653438"/></text:h>
        <text:p text:style-name="Text_20_body"><text:span text:style-name="T42">The Staging Area </text:span><text:span text:style-name="T135">is</text:span> a buffer between <text:s/>the working directory and the project history.</text:p>
        <text:p text:style-name="P129">The staging area is important (versus just committing in one step) because you often want to only add specific files at a time to a given commit.</text:p>
        <text:p text:style-name="P115">The git add command adds a change in the <text:span text:style-name="T42">working directory</text:span> <text:span text:style-name="T44">→</text:span>to the <text:span text:style-name="T44">→</text:span> <text:span text:style-name="T42">staging area</text:span>. </text:p>
        <text:p text:style-name="P115">It tells Git that you want to include updates to a particular file in the next commit. </text:p>
        <table:table table:name="Table10" table:style-name="Table10">
          <table:table-column table:style-name="Table10.A"/>
          <table:table-column table:style-name="Table10.B"/>
          <table:table-row>
            <table:table-cell table:style-name="Table10.A1" office:value-type="string">
              <text:p text:style-name="P133">However, git add doesn't really affect the repository in any significant way.</text:p>
            </table:table-cell>
            <table:table-cell table:style-name="Table10.B1" office:value-type="string">
              <text:p text:style-name="P133"><text:span text:style-name="T121">C</text:span>hanges are not actually recorded until you <text:span text:style-name="T159">commit.</text:span></text:p>
            </table:table-cell>
          </table:table-row>
        </table:table>
        <table:table table:name="Table14" table:style-name="Table14">
          <table:table-column table:style-name="Table14.A"/>
          <table:table-column table:style-name="Table14.B"/>
          <table:table-row>
            <table:table-cell table:style-name="Table14.A1" office:value-type="string">
              <text:p text:style-name="P63"><text:span text:style-name="Source_20_Text">git add file.</text:span><text:span text:style-name="Source_20_Text"><text:span text:style-name="T122">blah<text:tab/> <text:s/></text:span></text:span></text:p>
            </table:table-cell>
            <table:table-cell table:style-name="Table14.B1" office:value-type="string">
              <text:p text:style-name="P63"><text:span text:style-name="Source_20_Text"><text:span text:style-name="T122">git add '*.txt'</text:span></text:span></text:p>
            </table:table-cell>
          </table:table-row>
          <table:table-row>
            <table:table-cell table:style-name="Table14.A2" table:number-columns-spanned="2" office:value-type="string">
              <text:p text:style-name="P62"><text:span text:style-name="Source_20_Text">git add </text:span><text:span text:style-name="Source_20_Text"><text:span text:style-name="T52">project_culo </text:span></text:span><text:span text:style-name="Source_20_Text"><text:span text:style-name="T130">(directory)</text:span></text:span></text:p>
            </table:table-cell>
            <table:covered-table-cell/>
          </table:table-row>
          <table:table-row>
            <table:table-cell table:style-name="Table14.A2" table:number-columns-spanned="2" office:value-type="string">
              <text:p text:style-name="P62"><text:span text:style-name="Source_20_Text"><text:span text:style-name="T131">git add file-name-1 file-name-2</text:span></text:span></text:p>
            </table:table-cell>
            <table:covered-table-cell/>
          </table:table-row>
        </table:table>
        <text:p text:style-name="Standard"><text:span text:style-name="T113">to </text:span>add all the project files to the repository <text:span text:style-name="T113">:</text:span></text:p>
        <text:p text:style-name="P43">$ git add -A</text:p>
        <text:h text:style-name="P204" text:outline-level="1"><text:bookmark-start text:name="__RefHeading___Toc2314_1590653438"/><text:span text:style-name="T117">C</text:span>OMMIT<text:bookmark-end text:name="__RefHeading___Toc2314_1590653438"/></text:h>
        <text:p text:style-name="Standard">if you have to use the word "<text:span text:style-name="T42">and</text:span>" in your commit message to describe multiple sets of changes, you probably waited too long</text:p>
        <text:p text:style-name="Standard"/>
        <text:p text:style-name="Standard">any files you have created or modified that you haven’t run <text:span text:style-name="Source_20_Text"><text:span text:style-name="T71">git add</text:span></text:span> on since you edited them – won’t go into this commit. <text:bookmark text:name="id-yyc7uGh6tVsx"/></text:p>
        <text:p text:style-name="Standard"><text:span text:style-name="Source_20_Text"><text:span text:style-name="T76">$ git commit</text:span></text:span></text:p>
        <text:p text:style-name="Standard">Doing so launches your editor of choice. (This is set by your shell’s <text:span text:style-name="Source_20_Text"><text:span text:style-name="T71">$EDITOR</text:span></text:span> <text:span text:style-name="T136">)</text:span></text:p>
        <text:h text:style-name="P197" text:outline-level="3"><text:bookmark-start text:name="__RefHeading___Toc2316_1590653438"/>git commit -m<text:span text:style-name="T221"> (-m)</text:span><text:bookmark-end text:name="__RefHeading___Toc2316_1590653438"/></text:h>
        <text:p text:style-name="Standard"><text:span text:style-name="T220">to</text:span> type your commit message inline with the <text:span text:style-name="Source_20_Text"><text:span text:style-name="T71">commit</text:span></text:span> command</text:p>
        <table:table table:name="Table56" table:style-name="Table56">
          <table:table-column table:style-name="Table56.A"/>
          <table:table-row>
            <table:table-cell table:style-name="Table56.A1" office:value-type="string">
              <text:p text:style-name="P111"><text:span text:style-name="Source_20_Text">$</text:span> <text:span text:style-name="T42">git commit -m</text:span> <text:span text:style-name="Source_20_Text">"Story 182: Fix benchmarks for speed"</text:span></text:p>
            </table:table-cell>
          </table:table-row>
          <table:table-row>
            <table:table-cell table:style-name="Table56.A2" office:value-type="string">
              <text:p text:style-name="P112">$ git <text:span text:style-name="T42">commit -m "title" -m "body"</text:span></text:p>
            </table:table-cell>
          </table:table-row>
        </table:table>
        <text:h text:style-name="Heading_20_3" text:outline-level="3"><text:bookmark-start text:name="__RefHeading___Toc3256_1590653438"/><text:span text:style-name="T5">git commit -a</text:span> <text:bookmark-end text:name="__RefHeading___Toc3256_1590653438"/></text:h>
        <text:p text:style-name="Standard"><text:span text:style-name="T42"><text:s/></text:span><text:span text:style-name="Source_20_Text"><text:span text:style-name="T76">-a</text:span></text:span><text:span text:style-name="Source_20_Text"><text:span text:style-name="T71"> </text:span></text:span>flag <text:span text:style-name="T145">is</text:span> a shortcut for the (very common) case of committing all modifications to existing files (or files created using <text:span text:style-name="Source_20_Text"><text:span text:style-name="T71">git mv</text:span></text:span>, which don’t count as new files to Git)</text:p>
        <text:p text:style-name="Standard">Be careful about using the <text:span text:style-name="Source_20_Text"><text:span text:style-name="T71">-a </text:span></text:span>flag improperly; <text:span text:style-name="T42">if you have added any new files</text:span> to the project since the last commit, <text:span text:style-name="T42">you still have to tell Git</text:span> about them using <text:span text:style-name="Source_20_Text"><text:span text:style-name="T71">git add -A</text:span></text:span> <text:s/>first.</text:p>
        <text:h text:style-name="P197" text:outline-level="3"><text:bookmark-start text:name="__RefHeading___Toc7575_3431889803"/>git c<text:span text:style-name="T212">ommit --amend</text:span><text:bookmark-end text:name="__RefHeading___Toc7575_3431889803"/></text:h>
        <text:p text:style-name="P37">to rename the commit</text:p>
        <text:h text:style-name="P238" text:outline-level="2"><text:bookmark-start text:name="__RefHeading___Toc3794_266876205"/>committiquette<text:bookmark-end text:name="__RefHeading___Toc3794_266876205"/></text:h>
        <table:table table:name="Table13" table:style-name="Table13">
          <table:table-column table:style-name="Table13.A"/>
          <table:table-column table:style-name="Table13.B"/>
          <table:table-column table:style-name="Table13.C"/>
          <table:table-row>
            <table:table-cell table:style-name="Table13.A1" table:number-columns-spanned="2" office:value-type="string">
              <text:p text:style-name="P124">1) Separate subject from body with a blank line</text:p>
            </table:table-cell>
            <table:covered-table-cell/>
            <table:table-cell table:style-name="Table13.C1" office:value-type="string">
              <text:p text:style-name="P124">2) Limit the subject line to 50 characters</text:p>
            </table:table-cell>
          </table:table-row>
          <table:table-row>
            <table:table-cell table:style-name="Table13.A2" office:value-type="string">
              <text:p text:style-name="P124">3<text:span text:style-name="T163">) Capitalize the subject line</text:span></text:p>
            </table:table-cell>
            <table:table-cell table:style-name="Table13.B2" table:number-columns-spanned="2" office:value-type="string">
              <text:p text:style-name="P124">4) Do not end the subject line with a period</text:p>
            </table:table-cell>
            <table:covered-table-cell/>
          </table:table-row>
          <table:table-row>
            <table:table-cell table:style-name="Table13.A2" table:number-columns-spanned="2" office:value-type="string">
              <text:p text:style-name="P124">5) Use the imperative mood in the subject line</text:p>
            </table:table-cell>
            <table:covered-table-cell/>
            <table:table-cell table:style-name="Table13.B2" office:value-type="string">
              <text:p text:style-name="P124">6) Wrap the body at 72 characters</text:p>
            </table:table-cell>
          </table:table-row>
          <table:table-row>
            <table:table-cell table:style-name="Table13.B2" table:number-columns-spanned="3" office:value-type="string">
              <text:p text:style-name="P124">7) Use the body to explain what and why vs. how</text:p>
            </table:table-cell>
            <table:covered-table-cell/>
            <table:covered-table-cell/>
          </table:table-row>
        </table:table>
        <text:h text:style-name="P211" text:outline-level="1"/>
        <text:h text:style-name="P221" text:outline-level="1"><text:bookmark-start text:name="__RefHeading___Toc2478_1935865245"/><text:span text:style-name="T17">t</text:span><text:span text:style-name="T37">ag</text:span><text:bookmark-end text:name="__RefHeading___Toc2478_1935865245"/></text:h>
        <text:p text:style-name="P15">Tags are convenient references to official releases and other significant milestones</text:p>
        <table:table table:name="Table20" table:style-name="Table20">
          <table:table-column table:style-name="Table20.A"/>
          <table:table-row>
            <table:table-cell table:style-name="Table20.A1" office:value-type="string">
              <text:p text:style-name="P83"><text:span text:style-name="Source_20_Text"><text:span text:style-name="T105">$ </text:span></text:span><text:span text:style-name="Source_20_Text"><text:span text:style-name="T103">git</text:span></text:span><text:span text:style-name="T103"> </text:span><text:span text:style-name="Source_20_Text"><text:span text:style-name="T51">tag</text:span></text:span><text:span text:style-name="T103"> </text:span><text:span text:style-name="Source_20_Text"><text:span text:style-name="T103">-a</text:span></text:span><text:span text:style-name="T103"> </text:span><text:span text:style-name="Source_20_Text"><text:span text:style-name="T103">v1.0</text:span></text:span><text:span text:style-name="T103"> </text:span><text:span text:style-name="Source_20_Text"><text:span text:style-name="T103">-m</text:span></text:span><text:span text:style-name="T103"> </text:span><text:span text:style-name="Source_20_Text"><text:span text:style-name="T103">"Stable version"</text:span></text:span></text:p>
            </table:table-cell>
          </table:table-row>
          <table:table-row>
            <table:table-cell table:style-name="Table20.A2" office:value-type="string">
              <text:p text:style-name="P83"><text:span text:style-name="Source_20_Text"><text:span text:style-name="T172">$ </text:span></text:span><text:span text:style-name="Source_20_Text"><text:span text:style-name="T171">git tag -a &lt;tag-name&gt; -m "&lt;description&gt;"</text:span></text:span></text:p>
            </table:table-cell>
          </table:table-row>
        </table:table>
        <text:p text:style-name="Standard">the <text:span text:style-name="Source_20_Text">-a</text:span> flag tells Git to create an <text:span text:style-name="Strong_20_Emphasis">annotated tag</text:span></text:p>
        <table:table table:name="Table41" table:style-name="Table41">
          <table:table-column table:style-name="Table41.A"/>
          <table:table-column table:style-name="Table41.B"/>
          <table:table-row>
            <table:table-cell table:style-name="Table41.A1" office:value-type="string">
              <text:p text:style-name="P100"><text:span text:style-name="T205">$ </text:span><text:span text:style-name="Source_20_Text">git tag</text:span><text:span text:style-name="Source_20_Text"><text:span text:style-name="T205"> -n</text:span></text:span></text:p>
            </table:table-cell>
            <table:table-cell table:style-name="Table41.B1" office:value-type="string">
              <text:p text:style-name="P100"><text:span text:style-name="Source_20_Text"><text:span text:style-name="T96">to see the </text:span></text:span><text:span text:style-name="Source_20_Text"><text:span text:style-name="T97">list with </text:span></text:span><text:span text:style-name="Source_20_Text"><text:span text:style-name="T96">messages</text:span></text:span></text:p>
            </table:table-cell>
          </table:table-row>
        </table:table>
        <text:h text:style-name="P208" text:outline-level="1"><text:bookmark-start text:name="__RefHeading___Toc11238_1435368569"/>status<text:bookmark-end text:name="__RefHeading___Toc11238_1435368569"/></text:h>
        <text:p text:style-name="P28">It simply shows you what's been going on with <text:span text:style-name="Source_20_Text"><text:span text:style-name="T71">git</text:span></text:span><text:span text:style-name="Source_20_Text"> </text:span><text:span text:style-name="Source_20_Text"><text:span text:style-name="T18">add</text:span></text:span> and<text:span text:style-name="T18"> </text:span><text:span text:style-name="Source_20_Text"><text:span text:style-name="T18">git commit</text:span></text:span>. </text:p>
        <text:p text:style-name="P190"><text:span text:style-name="Source_20_Text"><text:span text:style-name="T42">$</text:span></text:span><text:span text:style-name="T42"> git status -s</text:span></text:p>
        <text:p text:style-name="P91">??<text:tab/>New files that aren’t tracked<text:tab/></text:p>
        <text:p text:style-name="P91"><text:span text:style-name="T41">A<text:tab/></text:span>new files that have been added <text:s/><text:tab/> to the staging area</text:p>
        <text:p text:style-name="P91"><text:span text:style-name="T41">M<text:tab/></text:span>modified files</text:p>
        <text:h text:style-name="P209" text:outline-level="1"><text:bookmark-start text:name="__RefHeading___Toc41957_1435368569"/><text:span text:style-name="T212">d</text:span>iff<text:bookmark-end text:name="__RefHeading___Toc41957_1435368569"/></text:h>
        <text:p text:style-name="Standard"><text:span text:style-name="T128">to see </text:span><text:span text:style-name="T123">what is </text:span><text:span text:style-name="Source_20_Text"><text:span text:style-name="T86">different</text:span></text:span><text:span text:style-name="T123"> from our last commit</text:span><text:span text:style-name="T133">, the </text:span><text:span text:style-name="T123">details of the </text:span><text:span text:style-name="Source_20_Text"><text:span text:style-name="T123">git status</text:span></text:span><text:span text:style-name="T123"> command - </text:span><text:span text:style-name="T144">how</text:span><text:span text:style-name="T123"> files have been modified or staged on a line by line basis. <text:s/></text:span></text:p>
        <table:table table:name="Table11" table:style-name="Table11">
          <table:table-column table:style-name="Table11.A"/>
          <table:table-column table:style-name="Table11.B"/>
          <table:table-column table:style-name="Table11.C"/>
          <table:table-column table:style-name="Table11.D"/>
          <table:table-row>
            <table:table-cell table:style-name="Table11.A1" table:number-columns-spanned="2" office:value-type="string">
              <text:p text:style-name="P96">$ git <text:span text:style-name="T42">diff</text:span></text:p>
            </table:table-cell>
            <table:covered-table-cell/>
            <table:table-cell table:style-name="Table11.C1" table:number-columns-spanned="2" office:value-type="string">
              <text:p text:style-name="P155"/>
            </table:table-cell>
            <table:covered-table-cell/>
          </table:table-row>
          <table:table-row>
            <table:table-cell table:style-name="Table11.C1" office:value-type="string">
              <text:p text:style-name="P155"><text:span text:style-name="Source_20_Text"><text:span text:style-name="T84">--staged</text:span></text:span></text:p>
            </table:table-cell>
            <table:table-cell table:style-name="Table11.C1" table:number-columns-spanned="3" office:value-type="string">
              <text:p text:style-name="P155">changes you just staged</text:p>
            </table:table-cell>
            <table:covered-table-cell/>
            <table:covered-table-cell/>
          </table:table-row>
          <table:table-row>
            <table:table-cell table:style-name="Table11.C1" office:value-type="string">
              <text:p text:style-name="P155"><text:span text:style-name="Source_20_Text"><text:span text:style-name="T84">--cached</text:span></text:span></text:p>
            </table:table-cell>
            <table:table-cell table:style-name="Table11.C1" table:number-columns-spanned="3" office:value-type="string">
              <text:p text:style-name="P154"><text:span text:style-name="T197">changes </text:span>between the staged snapshot and the most recent commit</text:p>
            </table:table-cell>
            <table:covered-table-cell/>
            <table:covered-table-cell/>
          </table:table-row>
          <table:table-row>
            <table:table-cell table:style-name="Table11.C1" office:value-type="string">
              <text:p text:style-name="P51">--stat </text:p>
            </table:table-cell>
            <table:table-cell table:style-name="Table11.C1" table:number-columns-spanned="3" office:value-type="string">
              <text:p text:style-name="P97">short form</text:p>
            </table:table-cell>
            <table:covered-table-cell/>
            <table:covered-table-cell/>
          </table:table-row>
          <table:table-row>
            <table:table-cell table:style-name="Table11.A1" table:number-columns-spanned="3" office:value-type="string">
              <text:p text:style-name="P96">$ <text:span text:style-name="T190">git diff HEAD~2..HEAD~1</text:span></text:p>
            </table:table-cell>
            <table:covered-table-cell/>
            <table:covered-table-cell/>
            <table:table-cell table:style-name="Table11.C1" office:value-type="string">
              <text:p text:style-name="P96"/>
            </table:table-cell>
          </table:table-row>
          <table:table-row>
            <table:table-cell table:style-name="Table11.C1" table:number-columns-spanned="4" office:value-type="string">
              <text:p text:style-name="P155">will output the diff between<text:span text:style-name="T191"> the last two com</text:span></text:p>
            </table:table-cell>
            <table:covered-table-cell/>
            <table:covered-table-cell/>
            <table:covered-table-cell/>
          </table:table-row>
        </table:table>
        <text:p text:style-name="P168">can also see <text:span text:style-name="T23">diff</text:span> between <text:span text:style-name="T23">branches</text:span></text:p>
        <text:p text:style-name="P195"/>
        <text:h text:style-name="P226" text:outline-level="1"><text:bookmark-start text:name="__RefHeading___Toc11240_1435368569"/>log<text:bookmark-end text:name="__RefHeading___Toc11240_1435368569"/></text:h>
        <text:p text:style-name="P145">displays committed snapshots. It lets you list the project history, filter it, and search for specific changes. </text:p>
        <text:p text:style-name="P144">If you get trapped with (END), quit with <text:span text:style-name="T31">q</text:span></text:p>
        <text:p text:style-name="P145"/>
        <table:table table:name="Table3" table:style-name="Table3">
          <table:table-column table:style-name="Table3.A"/>
          <table:table-column table:style-name="Table3.B"/>
          <table:table-row>
            <table:table-cell table:style-name="Table3.A1" office:value-type="string">
              <text:p text:style-name="P120"><text:span text:style-name="Source_20_Text"><text:span text:style-name="T24">git status</text:span></text:span> inspect<text:span text:style-name="T138">s</text:span></text:p>
              <text:p text:style-name="P118"><text:s/>the <text:span text:style-name="T42">working directory</text:span> and the <text:span text:style-name="T42">staging area</text:span></text:p>
            </table:table-cell>
            <table:table-cell table:style-name="Table3.B1" office:value-type="string">
              <text:p text:style-name="P120"><text:span text:style-name="Source_20_Text"><text:span text:style-name="T24">git log</text:span></text:span> only</text:p>
              <text:p text:style-name="P118"><text:s/>operates on the <text:span text:style-name="T42">committed history</text:span></text:p>
            </table:table-cell>
          </table:table-row>
          <table:table-row>
            <table:table-cell table:style-name="Table3.A2" table:number-columns-spanned="2" office:value-type="string">
              <text:p text:style-name="P113"><text:span text:style-name="Source_20_Text"><text:span text:style-name="T169">$ git log --</text:span></text:span><text:span text:style-name="Source_20_Text"><text:span text:style-name="T56">oneline</text:span></text:span><text:span text:style-name="Source_20_Text"><text:span text:style-name="T169"> blue.html</text:span></text:span></text:p>
              <text:p text:style-name="P113"><text:span text:style-name="Source_20_Text"><text:span text:style-name="T169">$ </text:span></text:span><text:span text:style-name="Source_20_Text">git log master..mary/master --</text:span><text:span text:style-name="Source_20_Text"><text:span text:style-name="T42">stat</text:span></text:span></text:p>
            </table:table-cell>
            <table:covered-table-cell/>
          </table:table-row>
        </table:table>
        <table:table table:name="Table12" table:style-name="Table12">
          <table:table-column table:style-name="Table12.A"/>
          <table:table-column table:style-name="Table12.B"/>
          <table:table-row>
            <table:table-cell table:style-name="Table12.A1" office:value-type="string">
              <text:p text:style-name="P91"><text:span text:style-name="Source_20_Text"><text:span text:style-name="T42">git log </text:span></text:span><text:span text:style-name="Source_20_Text"><text:span text:style-name="T69">-</text:span></text:span><text:span text:style-name="Source_20_Text"><text:span text:style-name="T42">3</text:span></text:span> </text:p>
              <text:p text:style-name="P145"><text:span text:style-name="T198">last</text:span> 3 commits</text:p>
            </table:table-cell>
            <table:table-cell table:style-name="Table12.B1" table:number-rows-spanned="2" office:value-type="string">
              <text:p text:style-name="P145"><text:span text:style-name="Source_20_Text"><text:span text:style-name="T76">git log </text:span></text:span><text:span text:style-name="Source_20_Text"><text:span text:style-name="T83">--</text:span></text:span><text:span text:style-name="Source_20_Text"><text:span text:style-name="T76">stat</text:span></text:span><text:span text:style-name="Source_20_Text"><text:span text:style-name="T42"><text:tab/> </text:span></text:span></text:p>
              <text:p text:style-name="P145">include<text:span text:style-name="T199">s</text:span> which files were altered and the relative number of lines that were added or deleted from each of them.<text:tab/></text:p>
            </table:table-cell>
          </table:table-row>
          <table:table-row>
            <table:table-cell table:style-name="Table12.A2" office:value-type="string">
              <text:p text:style-name="P145"><text:span text:style-name="Source_20_Text"><text:span text:style-name="T84">git log -p</text:span></text:span></text:p>
              <text:p text:style-name="P145">shows the full diff of each commit, which is the most detailed view you can have of your project history</text:p>
            </table:table-cell>
            <table:covered-table-cell/>
          </table:table-row>
          <table:table-row>
            <table:table-cell table:style-name="Table12.A2" office:value-type="string">
              <text:p text:style-name="P77"><text:span text:style-name="Source_20_Text"><text:span text:style-name="T42">git log --oneline</text:span></text:span><text:span text:style-name="Source_20_Text"><text:span text:style-name="T65"> </text:span></text:span><text:span text:style-name="T98">single line</text:span><text:span text:style-name="T100">, compact</text:span></text:p>
            </table:table-cell>
            <table:table-cell table:style-name="Table12.B1" table:number-rows-spanned="2" office:value-type="string">
              <text:p text:style-name="P52">git log &lt;file&gt;</text:p>
              <text:p text:style-name="P156">Only display commits that include the specified file</text:p>
            </table:table-cell>
          </table:table-row>
          <table:table-row>
            <table:table-cell table:style-name="Table12.A2" office:value-type="string">
              <text:p text:style-name="P54"><text:span text:style-name="T221">git show </text:span>--name-only</text:p>
            </table:table-cell>
            <table:covered-table-cell/>
          </table:table-row>
          <table:table-row>
            <table:table-cell table:style-name="Table12.B1" table:number-columns-spanned="2" office:value-type="string">
              <text:p text:style-name="P50">git log --author="&lt;pattern&gt;"</text:p>
              <text:p text:style-name="P145">Search for commits by a particular author. <text:s/><text:span text:style-name="Source_20_Text"><text:span text:style-name="T71">&lt;pattern&gt;</text:span></text:span> can be a plain string or a regular expression. <text:s text:c="4"/></text:p>
            </table:table-cell>
            <table:covered-table-cell/>
          </table:table-row>
          <table:table-row>
            <table:table-cell table:style-name="Table12.A6" table:number-columns-spanned="2" office:value-type="string">
              <text:p text:style-name="P145"><text:span text:style-name="Source_20_Text"><text:span text:style-name="T84">git log --grep="&lt;pattern&gt;"</text:span></text:span></text:p>
              <text:p text:style-name="P145"><text:span text:style-name="T129">S</text:span><text:span text:style-name="T123">earch for commits with a commit message that matches </text:span><text:span text:style-name="Source_20_Text"><text:span text:style-name="T85">&lt;pattern&gt;,</text:span></text:span><text:span text:style-name="T123"> which can be a plain string or a regular expression.</text:span></text:p>
            </table:table-cell>
            <table:covered-table-cell/>
          </table:table-row>
          <table:table-row>
            <table:table-cell table:style-name="Table12.A6" table:number-columns-spanned="2" office:value-type="string">
              <text:p text:style-name="P50">git log &lt;since&gt;..&lt;until&gt;</text:p>
              <text:p text:style-name="P145">Show only commits that occur between <text:span text:style-name="Source_20_Text"><text:span text:style-name="T71">&lt;since&gt;</text:span></text:span> and <text:span text:style-name="Source_20_Text"><text:span text:style-name="T71">&lt;until&gt;</text:span></text:span>. Both arguments can be either a commit ID, a branch name, <text:span text:style-name="Source_20_Text"><text:span text:style-name="T71">HEAD</text:span></text:span>, or any other kind of <text:a xlink:type="simple" xlink:href="http://www.kernel.org/pub/software/scm/git/docs/gitrevisions.html" text:style-name="Internet_20_link" text:visited-style-name="Visited_20_Internet_20_Link">revision reference</text:a>.</text:p>
            </table:table-cell>
            <table:covered-table-cell/>
          </table:table-row>
          <table:table-row>
            <table:table-cell table:style-name="Table12.A6" table:number-columns-spanned="2" office:value-type="string">
              <text:p text:style-name="P50">git log --graph --decorate</text:p>
              <text:p text:style-name="P145"><text:span text:style-name="Source_20_Text"><text:span text:style-name="T71">--graph</text:span></text:span> will draw a text based graph of the commits on the left hand side of the commit messages.</text:p>
              <text:p text:style-name="P145"><text:span text:style-name="Source_20_Text"><text:span text:style-name="T85">--</text:span></text:span><text:span text:style-name="Source_20_Text"><text:span text:style-name="T71">decorate </text:span></text:span>adds the names of branches or tags of the commits that are shown. </text:p>
            </table:table-cell>
            <table:covered-table-cell/>
          </table:table-row>
          <table:table-row>
            <table:table-cell table:style-name="Table12.A6" table:number-columns-spanned="2" office:value-type="string">
              <text:p text:style-name="P53">$ git log --branches --remotes --tags --graph --oneline --decorate --all HEAD</text:p>
            </table:table-cell>
            <table:covered-table-cell/>
          </table:table-row>
        </table:table>
        <text:h text:style-name="Heading_20_2" text:outline-level="2"><text:soft-page-break/><text:span text:style-name="Source_20_Text">git reflog</text:span></text:h>
        <text:p text:style-name="P167">Display<text:span text:style-name="T180">s</text:span> the local, chronological history of a repository.</text:p>
        <text:p text:style-name="P145"><text:s/></text:p>
        <text:h text:style-name="P226" text:outline-level="1"><text:bookmark-start text:name="__RefHeading___Toc2322_1590653438"/>push<text:bookmark-end text:name="__RefHeading___Toc2322_1590653438"/></text:h>
        <text:p text:style-name="P4">The name <text:span text:style-name="T140">of </text:span><text:span text:style-name="T39">the</text:span> <text:span text:style-name="T156">remote</text:span> <text:s text:c="3"/>is <text:span text:style-name="Source_20_Text"><text:span text:style-name="T78">origin</text:span></text:span> and the default <text:span text:style-name="T156">local branch</text:span> name is <text:span text:style-name="Source_20_Text"><text:span text:style-name="T76">master</text:span></text:span>. </text:p>
        <text:p text:style-name="Preformatted_20_Text"><text:span text:style-name="T141">$ </text:span>git push -u origin master</text:p>
        <text:p text:style-name="Preformatted_20_Text"/>
        <text:p text:style-name="P45">$ git push -u origin –-all</text:p>
        <text:p text:style-name="P45"/>
        <text:p text:style-name="P32">The <text:span text:style-name="Source_20_Text"><text:span text:style-name="T76">-u</text:span></text:span> tells Git to remember the parameters, <text:span text:style-name="T102">so that next time we can simply run </text:span></text:p>
        <text:p text:style-name="P99"><text:span text:style-name="Source_20_Text"><text:span text:style-name="T81">$ </text:span></text:span><text:span text:style-name="Source_20_Text"><text:span text:style-name="T79">git push</text:span></text:span></text:p>
        <text:h text:style-name="P239" text:outline-level="2"/>
        <text:h text:style-name="P247" text:outline-level="2"><text:bookmark-start text:name="__RefHeading___Toc6717_750884121"/>remote<text:bookmark-end text:name="__RefHeading___Toc6717_750884121"/></text:h>
        <table:table table:name="Table6" table:style-name="Table6">
          <table:table-column table:style-name="Table6.A"/>
          <table:table-column table:style-name="Table6.B"/>
          <table:table-row>
            <table:table-cell table:style-name="Table6.A1" office:value-type="string">
              <text:p text:style-name="P127">Remote repositories are <text:span text:style-name="T42">versions</text:span> of your project that are <text:span text:style-name="T42">hosted on the Internet</text:span> or network somewhere.</text:p>
            </table:table-cell>
            <table:table-cell table:style-name="Table6.B1" office:value-type="string">
              <text:p text:style-name="P127">You can have several of them, each of which generally is either read-only or read/write for you. </text:p>
            </table:table-cell>
          </table:table-row>
        </table:table>
        <text:p text:style-name="P26"><text:span text:style-name="Source_20_Text"><text:span text:style-name="T18">$</text:span></text:span><text:span text:style-name="T18"> git </text:span><text:span text:style-name="T24">remote</text:span><text:span text:style-name="T18"> </text:span><text:span text:style-name="T24">-v</text:span> </text:p>
        <text:p text:style-name="P26"><text:span text:style-name="Source_20_Text"><text:span text:style-name="T42">-v</text:span></text:span><text:span text:style-name="Source_20_Text"><text:span text:style-name="T92"> </text:span></text:span><text:span text:style-name="Source_20_Text"><text:span text:style-name="T93">(verbose)</text:span></text:span><text:span text:style-name="Source_20_Text"><text:span text:style-name="T94"> </text:span></text:span>shows you the URLs that Git has stored for the shortname to be used when reading and writing to that remote: <text:s text:c="3"/></text:p>
        <text:h text:style-name="P199" text:outline-level="3"><text:bookmark-start text:name="__RefHeading___Toc6719_750884121"/>rename<text:bookmark-end text:name="__RefHeading___Toc6719_750884121"/></text:h>
        <text:p text:style-name="P65"><text:span text:style-name="Source_20_Text">$</text:span> git <text:span text:style-name="T42">remote</text:span> <text:span text:style-name="T42">rename</text:span> <text:span text:style-name="T154">oldname</text:span> <text:span text:style-name="T154">newname</text:span></text:p>
        <text:h text:style-name="P199" text:outline-level="3"><text:bookmark-start text:name="__RefHeading___Toc3329_480306528"/><text:span text:style-name="T88">delete</text:span><text:span text:style-name="T101"> (</text:span><text:span text:style-name="T214">rm</text:span><text:span text:style-name="T101">)</text:span><text:bookmark-end text:name="__RefHeading___Toc3329_480306528"/></text:h>
        <text:p text:style-name="P65"><text:span text:style-name="Source_20_Text"><text:span text:style-name="T80">$ git remote rm paul</text:span></text:span></text:p>
        <text:h text:style-name="P199" text:outline-level="3"><text:bookmark-start text:name="__RefHeading___Toc6721_750884121"/>add<text:bookmark-end text:name="__RefHeading___Toc6721_750884121"/></text:h>
        <text:p text:style-name="P10"><text:span text:style-name="T153">t</text:span>he <text:span text:style-name="Source_20_Text"><text:span text:style-name="T18">git </text:span></text:span><text:span text:style-name="Source_20_Text"><text:span text:style-name="T24">remote add</text:span></text:span><text:span text:style-name="T18"> </text:span>takes two arguments:</text:p>
        <text:p text:style-name="P172">-A remote name, for example, <text:span text:style-name="Source_20_Text"><text:span text:style-name="T18">origin</text:span></text:span> </text:p>
        <text:p text:style-name="P10">-A remote URL, for example, </text:p>
        <text:p text:style-name="P65"><text:s text:c="4"/><text:span text:style-name="Source_20_Text"><text:span text:style-name="T18">https://github.com/user/repo.git</text:span></text:span></text:p>
        <text:p text:style-name="P61"><text:s/></text:p>
        <text:p text:style-name="P10">For example:</text:p>
        <text:p text:style-name="P65">git remote add origin <text:a xlink:type="simple" xlink:href="https://github.com/user/repo.git" text:style-name="Internet_20_link" text:visited-style-name="Visited_20_Internet_20_Link">https://github.com/</text:a><text:a xlink:type="simple" xlink:href="https://github.com/user/repo.git" text:style-name="Internet_20_link" text:visited-style-name="Visited_20_Internet_20_Link"><text:span text:style-name="Emphasis">user</text:span></text:a><text:a xlink:type="simple" xlink:href="https://github.com/user/repo.git" text:style-name="Internet_20_link" text:visited-style-name="Visited_20_Internet_20_Link">/</text:a><text:a xlink:type="simple" xlink:href="https://github.com/user/repo.git" text:style-name="Internet_20_link" text:visited-style-name="Visited_20_Internet_20_Link"><text:span text:style-name="Emphasis">repo</text:span></text:a><text:a xlink:type="simple" xlink:href="https://github.com/user/repo.git" text:style-name="Internet_20_link" text:visited-style-name="Visited_20_Internet_20_Link">.git</text:a></text:p>
        <text:p text:style-name="P73"/>
        <text:p text:style-name="P74">git remote add classic <text:span text:style-name="T160">git@github.com:Salomanuel/caliscoso.git</text:span></text:p>
        <text:h text:style-name="P196" text:outline-level="3"><text:bookmark-start text:name="__RefHeading___Toc3323_480306528"/>fetch<text:bookmark-end text:name="__RefHeading___Toc3323_480306528"/></text:h>
        <text:p text:style-name="P64"><text:span text:style-name="Source_20_Text">$</text:span> git <text:span text:style-name="T42">fetch</text:span> <text:span text:style-name="Source_20_Text">[</text:span>remote-name<text:span text:style-name="Source_20_Text">]</text:span></text:p>
        <text:h text:style-name="P200" text:outline-level="3"/>
        <text:h text:style-name="P248" text:outline-level="2"><text:bookmark-start text:name="__RefHeading___Toc6723_750884121"/>Github<text:bookmark-end text:name="__RefHeading___Toc6723_750884121"/></text:h>
        <text:p text:style-name="P12">create a repository for the project and on the command line do:</text:p>
        <text:p text:style-name="P70"><text:span text:style-name="T158">$ </text:span>remote add origin <text:span text:style-name="T158"><text:s text:c="2"/></text:span></text:p>
        <text:p text:style-name="P70"><text:s/>git@github.com:<text:span text:style-name="T157">Salomanuel</text:span>/<text:span text:style-name="T157">culo</text:span>.git</text:p>
        <text:p text:style-name="P69"><text:span text:style-name="T158">$ </text:span>git push -u origin master</text:p>
        <text:h text:style-name="Heading_20_2" text:outline-level="2"><text:bookmark-start text:name="__RefHeading___Toc6725_750884121"/>BitBucket<text:bookmark-end text:name="__RefHeading___Toc6725_750884121"/></text:h>
        <text:p text:style-name="P11">is like GitHub but more focused on private rep</text:p>
        <table:table table:name="Table5" table:style-name="Table5">
          <table:table-column table:style-name="Table5.A"/>
          <table:table-column table:style-name="Table5.B"/>
          <table:table-row>
            <table:table-cell table:style-name="Table5.A1" office:value-type="string">
              <text:p text:style-name="P128">GitHub offers unlimited free repositories (with collaboration) for open-source repositories while charging for private reps</text:p>
            </table:table-cell>
            <table:table-cell table:style-name="Table5.B1" office:value-type="string">
              <text:p text:style-name="P128">Bitbucket allows unlimited free private repos while charging for more than a certain number of collab.</text:p>
            </table:table-cell>
          </table:table-row>
        </table:table>
        <text:p text:style-name="P67"/>
        <text:p text:style-name="P70"><text:span text:style-name="T110">$ git remote add origin <text:s text:c="2"/>git@bitbucket.org:</text:span><text:span text:style-name="T108">Salomanuel</text:span><text:span text:style-name="T110">/</text:span><text:span text:style-name="T109">hello_app</text:span><text:span text:style-name="T110">.git</text:span></text:p>
        <text:p text:style-name="P68">$ git push -u origin --all <text:s text:c="2"/></text:p>
        <text:p text:style-name="P66"><text:s/># pushes up the repo and its refs for the first time</text:p>
        <text:h text:style-name="P210" text:outline-level="1"><text:bookmark-start text:name="__RefHeading___Toc3796_266876205"/><text:span text:style-name="T213">p</text:span>ull<text:bookmark-end text:name="__RefHeading___Toc3796_266876205"/></text:h>
        <text:p text:style-name="P72"><text:span text:style-name="Source_20_Text">$ git </text:span><text:span text:style-name="Source_20_Text"><text:span text:style-name="T42">pull</text:span></text:span><text:span text:style-name="Source_20_Text"> origin master</text:span></text:p>
        <text:p text:style-name="Standard">If you're working with other people or doing work on multiple machines, you'll need to keep your local repo up to date with the remote one sitting on Github. </text:p>
        <text:h text:style-name="P212" text:outline-level="1"/>
        <text:h text:style-name="P222" text:outline-level="1"><text:bookmark-start text:name="__RefHeading___Toc3260_1590653438"/><text:bookmark text:name="git"/>branching<text:bookmark-end text:name="__RefHeading___Toc3260_1590653438"/></text:h>
        <text:p text:style-name="P134">Once you’ve built up a project history, </text:p>
        <text:h text:style-name="Heading_20_2" text:outline-level="2"><text:bookmark-start text:name="__RefHeading___Toc2159_610762345"/><text:span text:style-name="Source_20_Text"><text:span text:style-name="T36">git checkout</text:span></text:span><text:span text:style-name="T4"> </text:span><text:bookmark-end text:name="__RefHeading___Toc2159_610762345"/></text:h>
        <text:p text:style-name="P135"><text:span text:style-name="T123">is an easy way to “</text:span><text:span text:style-name="T42">load</text:span><text:span text:style-name="T123">” any of these saved snapshots.</text:span><text:span text:style-name="T132"> </text:span><text:span text:style-name="T139">It </text:span>serves three distinct functions,</text:p>
        <text:p text:style-name="P119"><text:s/>checking out </text:p>
        <table:table table:name="Table4" table:style-name="Table4">
          <table:table-column table:style-name="Table4.A" table:number-columns-repeated="3"/>
          <table:table-row>
            <table:table-cell table:style-name="Table4.A1" office:value-type="string">
              <text:p text:style-name="P44">files</text:p>
            </table:table-cell>
            <table:table-cell table:style-name="Table4.B1" office:value-type="string">
              <text:p text:style-name="P44">commits</text:p>
            </table:table-cell>
            <table:table-cell table:style-name="Table4.B1" office:value-type="string">
              <text:p text:style-name="P44">branches</text:p>
            </table:table-cell>
          </table:table-row>
        </table:table>
        <text:p text:style-name="P9"/>
        <table:table table:name="Table19" table:style-name="Table19">
          <table:table-column table:style-name="Table19.A"/>
          <table:table-row>
            <table:table-cell table:style-name="Table19.A1" office:value-type="string">
              <text:p text:style-name="P14"><text:span text:style-name="T42">Checking out a commit</text:span> makes the entire working directory match that commit. This can be used to view an old state of your project without altering your current state in any way.</text:p>
            </table:table-cell>
          </table:table-row>
          <table:table-row>
            <table:table-cell table:style-name="Table19.A2" office:value-type="string">
              <text:p text:style-name="P14"><text:s/><text:span text:style-name="T42">Checking out a file</text:span> lets you see an old version of that particular file, leaving the rest of your working directory untouched.</text:p>
            </table:table-cell>
          </table:table-row>
          <table:table-row>
            <table:table-cell table:style-name="Table19.A2" office:value-type="string">
              <text:p text:style-name="P79"><text:span text:style-name="Source_20_Text"><text:span text:style-name="T127">$ </text:span></text:span><text:span text:style-name="Source_20_Text"><text:span text:style-name="T123">git checkout </text:span></text:span><text:span text:style-name="Source_20_Text"><text:span text:style-name="T46">&lt;branch&gt;</text:span></text:span></text:p>
              <text:p text:style-name="P78"><text:span text:style-name="Source_20_Text"><text:span text:style-name="T127">$ </text:span></text:span><text:span text:style-name="Source_20_Text"><text:span text:style-name="T124">git checkout </text:span></text:span><text:span text:style-name="Source_20_Text"><text:span text:style-name="T47">&lt;commit&gt;</text:span></text:span></text:p>
              <text:p text:style-name="P81"><text:span text:style-name="Source_20_Text"><text:span text:style-name="T132">$ </text:span></text:span><text:span text:style-name="Source_20_Text"><text:span text:style-name="T124">git checkout </text:span></text:span><text:span text:style-name="Source_20_Text"><text:span text:style-name="T47">a1e8fb5</text:span></text:span></text:p>
              <text:p text:style-name="P79"><text:span text:style-name="Source_20_Text"><text:span text:style-name="T127">$ </text:span></text:span><text:span text:style-name="Source_20_Text"><text:span text:style-name="T123">git checkout</text:span></text:span><text:span text:style-name="Source_20_Text"><text:span text:style-name="T42"> &lt;commit&gt; &lt;file&gt;</text:span></text:span></text:p>
              <text:p text:style-name="P80"><text:span text:style-name="Source_20_Text"><text:span text:style-name="T132">$ </text:span></text:span><text:span text:style-name="Source_20_Text"><text:span text:style-name="T124">git checkout </text:span></text:span><text:span text:style-name="Source_20_Text"><text:span text:style-name="T47">a1e8fb5</text:span></text:span><text:span text:style-name="Source_20_Text"><text:span text:style-name="T124"> </text:span></text:span><text:span text:style-name="Source_20_Text"><text:span text:style-name="T47">hello.py</text:span></text:span></text:p>
            </table:table-cell>
          </table:table-row>
        </table:table>
        <text:p text:style-name="P87"/>
        <text:p text:style-name="P71"><text:span text:style-name="T123">$</text:span><text:span text:style-name="T42"> git checkout -b</text:span> <text:span text:style-name="T142">modify-README</text:span> </text:p>
        <text:p text:style-name="P123">does the following for you:</text:p>
        <table:table table:name="Table9" table:style-name="Table9">
          <table:table-column table:style-name="Table9.A"/>
          <table:table-column table:style-name="Table9.B"/>
          <table:table-row>
            <table:table-cell table:style-name="Table9.A1" office:value-type="string">
              <text:p text:style-name="P75">git branch <text:span text:style-name="T155">BLBLBL</text:span></text:p>
            </table:table-cell>
            <table:table-cell table:style-name="Table9.B1" office:value-type="string">
              <text:p text:style-name="P125">#create a new branch</text:p>
            </table:table-cell>
          </table:table-row>
          <table:table-row>
            <table:table-cell table:style-name="Table9.A2" office:value-type="string">
              <text:p text:style-name="P82">git checkout <text:span text:style-name="T155">BLBLBL</text:span> </text:p>
            </table:table-cell>
            <table:table-cell table:style-name="Table9.B2" office:value-type="string">
              <text:p text:style-name="P126"><text:span text:style-name="T123">#then switch</text:span><text:span text:style-name="T132">es</text:span><text:span text:style-name="T123"> to the </text:span><text:span text:style-name="T125">new </text:span><text:span text:style-name="T126">BLBLBL</text:span><text:span text:style-name="T125">branch</text:span></text:p>
            </table:table-cell>
          </table:table-row>
        </table:table>
        <text:h text:style-name="P240" text:outline-level="2"><text:bookmark-start text:name="__RefHeading___Toc2480_1935865245"/>compare<text:bookmark-end text:name="__RefHeading___Toc2480_1935865245"/></text:h>
        <text:p text:style-name="P86"><text:span text:style-name="Source_20_Text"><text:span text:style-name="T53">git diff mybranch master -- myfile.cs</text:span></text:span></text:p>
        <text:h text:style-name="P241" text:outline-level="2"><text:bookmark-start text:name="__RefHeading___Toc2165_610762345"/><text:span text:style-name="T31">branch</text:span><text:span text:style-name="T167"> </text:span><text:bookmark-end text:name="__RefHeading___Toc2165_610762345"/></text:h>
        <table:table table:name="Table15" table:style-name="Table15">
          <table:table-column table:style-name="Table15.A"/>
          <table:table-column table:style-name="Table15.B"/>
          <table:table-column table:style-name="Table15.C"/>
          <table:table-column table:style-name="Table15.D"/>
          <table:table-column table:style-name="Table15.B"/>
          <table:table-row>
            <table:table-cell table:style-name="Table15.A1" table:number-columns-spanned="3" office:value-type="string">
              <text:p text:style-name="P18">$ git branch</text:p>
            </table:table-cell>
            <table:covered-table-cell/>
            <table:covered-table-cell/>
            <table:table-cell table:style-name="Table15.D1" table:number-columns-spanned="2" office:value-type="string">
              <text:p text:style-name="P19"/>
            </table:table-cell>
            <table:covered-table-cell/>
          </table:table-row>
          <table:table-row>
            <table:table-cell table:style-name="Table15.A2" office:value-type="string">
              <text:p text:style-name="P40">all branches</text:p>
            </table:table-cell>
            <table:table-cell table:style-name="Table15.B2" office:value-type="string">
              <text:p text:style-name="P17">-a</text:p>
            </table:table-cell>
            <table:table-cell table:style-name="Table15.A2" table:number-columns-spanned="2" office:value-type="string">
              <text:p text:style-name="P27">remote branches</text:p>
            </table:table-cell>
            <table:covered-table-cell/>
            <table:table-cell table:style-name="Table15.B2" office:value-type="string">
              <text:p text:style-name="P16">-r</text:p>
            </table:table-cell>
          </table:table-row>
        </table:table>
        <text:h text:style-name="P235" text:outline-level="2"><text:bookmark-start text:name="__RefHeading___Toc3800_266876205"/>merge<text:bookmark-end text:name="__RefHeading___Toc3800_266876205"/></text:h>
        <table:table table:name="Table21" table:style-name="Table21">
          <table:table-column table:style-name="Table21.A"/>
          <table:table-row>
            <table:table-cell table:style-name="Table21.A1" office:value-type="string">
              <text:p text:style-name="P47">$ git checkout master</text:p>
              <text:p text:style-name="P86"><text:tab/>Switched to branch 'master'</text:p>
            </table:table-cell>
          </table:table-row>
          <table:table-row>
            <table:table-cell table:style-name="Table21.A2" office:value-type="string">
              <text:p text:style-name="P86">$ <text:span text:style-name="T42">git merge</text:span> <text:span text:style-name="T142">modify-README</text:span></text:p>
            </table:table-cell>
          </table:table-row>
          <table:table-row>
            <table:table-cell table:style-name="Table21.A2" office:value-type="string">
              <text:p text:style-name="P86"><text:span text:style-name="Source_20_Text"><text:span text:style-name="T168">$ </text:span></text:span><text:span text:style-name="Source_20_Text"><text:span text:style-name="T42">git merge origin/master</text:span></text:span></text:p>
            </table:table-cell>
          </table:table-row>
          <table:table-row>
            <table:table-cell table:style-name="Table21.A4" office:value-type="string">
              <text:p text:style-name="Standard"><text:span text:style-name="T208">To see w</text:span>hich files <text:span text:style-name="T208">have issues merging:</text:span></text:p>
            </table:table-cell>
          </table:table-row>
          <table:table-row>
            <table:table-cell table:style-name="Table21.A5" office:value-type="string">
              <text:p text:style-name="Preformatted_20_Text"><text:span text:style-name="Source_20_Text"><text:span text:style-name="T162">$ </text:span></text:span><text:span text:style-name="Source_20_Text"><text:span text:style-name="T160">git diff --name-only --diff-filter=U</text:span></text:span></text:p>
            </table:table-cell>
          </table:table-row>
        </table:table>
        <text:h text:style-name="P241" text:outline-level="2"><text:bookmark-start text:name="__RefHeading___Toc1392_559895456"/>delet<text:span text:style-name="T146">e</text:span><text:bookmark-end text:name="__RefHeading___Toc1392_559895456"/></text:h>
        <table:table table:name="Table54" table:style-name="Table54">
          <table:table-column table:style-name="Table54.A"/>
          <table:table-row>
            <table:table-cell table:style-name="Table54.A1" office:value-type="string">
              <text:p text:style-name="P108">$ <text:span text:style-name="T42">git branch -d</text:span> <text:span text:style-name="T142">modify-README</text:span></text:p>
            </table:table-cell>
          </table:table-row>
        </table:table>
        <text:p text:style-name="P165"><text:span text:style-name="T216">the</text:span><text:span text:style-name="T217"> </text:span><text:span text:style-name="T29">-D </text:span><text:span text:style-name="T218">flag will delete the branch even though we haven’t merged in the changes.</text:span></text:p>
        <text:h text:style-name="P242" text:outline-level="2"><text:bookmark-start text:name="__RefHeading___Toc2108_3194843"/><text:span text:style-name="T183">r</text:span>ename<text:bookmark-end text:name="__RefHeading___Toc2108_3194843"/></text:h>
        <table:table table:name="Table22" table:style-name="Table22">
          <table:table-column table:style-name="Table22.A"/>
          <table:table-row>
            <table:table-cell table:style-name="Table22.A1" office:value-type="string">
              <text:p text:style-name="P20">If it is your current branch just do</text:p>
              <text:p text:style-name="P47">git branch -m new_name</text:p>
            </table:table-cell>
          </table:table-row>
          <table:table-row>
            <table:table-cell table:style-name="Table22.A2" office:value-type="string">
              <text:p text:style-name="P20">If it is another branch you want to rename. </text:p>
              <text:p text:style-name="P47">git branch -m old_name new_name</text:p>
            </table:table-cell>
          </table:table-row>
          <table:table-row>
            <table:table-cell table:style-name="Table22.A2" office:value-type="string">
              <text:p text:style-name="Standard">If your branch was pushed, then after renaming you need to delete it from the remote git and ask your new local to track a new remote branch.</text:p>
              <text:p text:style-name="P47">git push origin :old_name</text:p>
            </table:table-cell>
          </table:table-row>
        </table:table>
        <text:h text:style-name="P243" text:outline-level="2"><text:bookmark-start text:name="__RefHeading___Toc7577_3431889803"/><text:span text:style-name="T35">merge -s ours</text:span><text:tab/><text:bookmark-end text:name="__RefHeading___Toc7577_3431889803"/></text:h>
        <table:table table:name="Table52" table:style-name="Table52">
          <table:table-column table:style-name="Table52.A"/>
          <table:table-column table:style-name="Table52.B"/>
          <table:table-row>
            <table:table-cell table:style-name="Table52.A1" office:value-type="string">
              <text:p text:style-name="Preformatted_20_Text"><text:span text:style-name="Source_20_Text"><text:span text:style-name="T103">git checkout </text:span></text:span><text:span text:style-name="Source_20_Text"><text:span text:style-name="T107">updated-branch</text:span></text:span></text:p>
              <text:p text:style-name="Preformatted_20_Text"><text:span text:style-name="Source_20_Text">git merge -s ours master</text:span></text:p>
              <text:p text:style-name="Preformatted_20_Text"><text:span text:style-name="Source_20_Text">git checkout master</text:span></text:p>
              <text:p text:style-name="P105"><text:span text:style-name="Source_20_Text">git merge </text:span><text:span text:style-name="Source_20_Text"><text:span text:style-name="T211">updated-branch</text:span></text:span></text:p>
            </table:table-cell>
            <table:table-cell table:style-name="Table52.A1" office:value-type="string">
              <text:p text:style-name="P163">to reset <text:span text:style-name="T42">master</text:span> and</text:p>
              <text:p text:style-name="P163">replace it </text:p>
            </table:table-cell>
          </table:table-row>
          <table:table-row>
            <table:table-cell table:style-name="Table52.A2" table:number-columns-spanned="2" office:value-type="string">
              <text:p text:style-name="P106"><text:span text:style-name="Source_20_Text"><text:span text:style-name="T211"><text:s/></text:span></text:span><text:span text:style-name="Source_20_Text"><text:span text:style-name="T99">with updated-branch</text:span></text:span></text:p>
            </table:table-cell>
            <table:covered-table-cell/>
          </table:table-row>
        </table:table>
        <text:h text:style-name="P236" text:outline-level="2"><text:bookmark-start text:name="__RefHeading___Toc2787_1435368569"/>HEAD<text:bookmark-end text:name="__RefHeading___Toc2787_1435368569"/></text:h>
        <text:p text:style-name="P24">two major purposes<text:span text:style-name="T179">, tells Git</text:span>: </text:p>
        <table:table table:name="Table28" table:style-name="Table28">
          <table:table-column table:style-name="Table28.A"/>
          <table:table-column table:style-name="Table28.B"/>
          <table:table-row>
            <table:table-cell table:style-name="Table28.A1" office:value-type="string">
              <text:p text:style-name="P24">which commit to take files from when you checkout</text:p>
            </table:table-cell>
            <table:table-cell table:style-name="Table28.B1" office:value-type="string">
              <text:p text:style-name="P24">where to put new commits when you commit</text:p>
            </table:table-cell>
          </table:table-row>
        </table:table>
        <text:p text:style-name="P24">and it tells Git where to put new commits when you commit. When you run <text:span text:style-name="Source_20_Text">git checkout &lt;ref&gt;</text:span> it points HEAD to the <text:span text:style-name="Emphasis">ref</text:span> you’ve designated and extracts files from it. When you run <text:span text:style-name="Source_20_Text">git commit</text:span> it creates a new commit object, which becomes a child of current HEAD. Normally HEAD points to one of the heads, so everything works out just fine.</text:p>
        <text:p text:style-name="P24"/>
        <text:p text:style-name="P153">The <text:span text:style-name="Source_20_Text">HEAD</text:span> reference, is recorded in <text:span text:style-name="Source_20_Text"><text:span text:style-name="T70">.git/HEAD</text:span></text:span></text:p>
        <table:table table:name="Table37" table:style-name="Table37">
          <table:table-column table:style-name="Table37.A"/>
          <table:table-column table:style-name="Table37.B"/>
          <text:soft-page-break/>
          <table:table-row>
            <table:table-cell table:style-name="Table37.A1" office:value-type="string">
              <text:p text:style-name="P153">Unlike the branch tips, <text:span text:style-name="Source_20_Text">HEAD</text:span> is not a direct link to a commit.</text:p>
            </table:table-cell>
            <table:table-cell table:style-name="Table37.B1" office:value-type="string">
              <text:p text:style-name="P153"><text:span text:style-name="T55">HEAD </text:span><text:span text:style-name="T54">refers to a branch</text:span><text:span text:style-name="T160">,</text:span> </text:p>
              <text:p text:style-name="P153">which Git uses to figure out which commit is currently checked out. </text:p>
            </table:table-cell>
          </table:table-row>
        </table:table>
        <text:p text:style-name="P153">a <text:span text:style-name="Source_20_Text">detached HEAD</text:span> state occurr<text:span text:style-name="T195">s</text:span> when <text:span text:style-name="Source_20_Text">HEAD</text:span> d<text:span text:style-name="T195">oes</text:span> not coincide with the tip of any branch. Internally, all this means to Git is that <text:span text:style-name="Source_20_Text">.git/HEAD</text:span> doesn’t contain a local branch.</text:p>
        <text:h text:style-name="P223" text:outline-level="1"><text:bookmark-start text:name="__RefHeading___Toc2484_1935865245"/>restore<text:bookmark-end text:name="__RefHeading___Toc2484_1935865245"/></text:h>
        <text:h text:style-name="P251" text:outline-level="2"><text:bookmark-start text:name="__RefHeading___Toc2112_3194843"/><text:span text:style-name="T33">1. </text:span><text:span text:style-name="T34">c</text:span><text:span text:style-name="T5">heckout </text:span><text:bookmark-end text:name="__RefHeading___Toc2112_3194843"/></text:h>
        <text:p text:style-name="P137">to temporarily go back to it, fool around, then <text:span text:style-name="T103">come back to where you are, it</text:span><text:span text:style-name="T106">'</text:span><text:span text:style-name="T103">s better to switch to a new branch </text:span><text:span text:style-name="T89">(</text:span><text:span text:style-name="Source_20_Text"><text:span text:style-name="T89">This will detach your </text:span></text:span><text:span text:style-name="Source_20_Text"><text:span text:style-name="T20">HEAD</text:span></text:span><text:span text:style-name="Source_20_Text"><text:span text:style-name="T89">)</text:span></text:span></text:p>
        <table:table table:name="Table16" table:style-name="Table16">
          <table:table-column table:style-name="Table16.A"/>
          <table:table-row>
            <table:table-cell table:style-name="Table16.A1" office:value-type="string">
              <text:p text:style-name="P85">git checkout 2e17d67</text:p>
            </table:table-cell>
          </table:table-row>
        </table:table>
        <text:p text:style-name="P137"><text:span text:style-name="Source_20_Text"><text:span text:style-name="T166">if you want to make commits while you're there</text:span></text:span></text:p>
        <table:table table:name="Table17" table:style-name="Table17">
          <table:table-column table:style-name="Table17.A"/>
          <table:table-row>
            <table:table-cell table:style-name="Table17.A1" office:value-type="string">
              <text:p text:style-name="P84">git checkout -b old-state 2e17d67</text:p>
            </table:table-cell>
          </table:table-row>
          <table:table-row>
            <table:table-cell table:style-name="Table17.A2" office:value-type="string">
              <text:p text:style-name="P46"><text:span text:style-name="T123">$ </text:span>git checkout <text:span text:style-name="T143">master</text:span> -f</text:p>
              <text:p text:style-name="P138">to <text:span text:style-name="T42">FORCE</text:span> the checkout (and ignore changes)</text:p>
            </table:table-cell>
          </table:table-row>
        </table:table>
        <text:p text:style-name="P141"><text:span text:style-name="Source_20_Text">git checkout</text:span> is about </text:p>
        <text:p text:style-name="P141"><text:span text:style-name="Strong_20_Emphasis">updating the working tree</text:span> (to the index or the specified tree). It will update the HEAD only if you checkout a branch (if not, you end up with a detached HEAD).</text:p>
        <text:h text:style-name="P252" text:outline-level="2"><text:bookmark-start text:name="__RefHeading___Toc41959_1435368569"/><text:span text:style-name="Source_20_Text"><text:span text:style-name="T201">2. reset</text:span></text:span><text:bookmark-end text:name="__RefHeading___Toc41959_1435368569"/></text:h>
        <table:table table:name="Table38" table:style-name="Table38">
          <table:table-column table:style-name="Table38.A"/>
          <table:table-row>
            <table:table-cell table:style-name="Table38.A1" office:value-type="string">
              <text:p text:style-name="P173"><text:span text:style-name="Source_20_Text"><text:span text:style-name="T76">git reset HEAD </text:span></text:span><text:span text:style-name="Source_20_Text"><text:span text:style-name="T82">-- uoo.a</text:span></text:span></text:p>
            </table:table-cell>
          </table:table-row>
          <table:table-row>
            <table:table-cell table:style-name="Table38.A2" office:value-type="string">
              <text:p text:style-name="P158"><text:span text:style-name="T42">unstage</text:span> files<text:span text:style-name="T200"> and reset pointer to </text:span><text:span text:style-name="T21">HEAD</text:span></text:p>
            </table:table-cell>
          </table:table-row>
        </table:table>
        <text:p text:style-name="Standard">Since<text:span text:style-name="T70"> </text:span><text:span text:style-name="Source_20_Text"><text:span text:style-name="T70">git add</text:span></text:span> checksums a file and adds it to the "index", <text:span text:style-name="Source_20_Text"><text:span text:style-name="T70">git reset HEAD</text:span></text:span> overwrites that with what it was before, thereby effectively unstaging it</text:p>
        <text:p text:style-name="Standard">When you run <text:span text:style-name="Source_20_Text"><text:span text:style-name="T70">git reset</text:span></text:span> without specifying a flag it defaults to <text:span text:style-name="Source_20_Text"><text:span text:style-name="T84">--mixed</text:span></text:span>. The other options are <text:span text:style-name="Source_20_Text"><text:span text:style-name="T84">--soft</text:span></text:span> and <text:span text:style-name="Source_20_Text"><text:span text:style-name="T84">--har</text:span></text:span><text:span text:style-name="Source_20_Text"><text:span text:style-name="T42">d</text:span></text:span></text:p>
        <table:table table:name="Table39" table:style-name="Table39">
          <table:table-column table:style-name="Table39.A"/>
          <table:table-row>
            <table:table-cell table:style-name="Table39.A1" office:value-type="string">
              <text:p text:style-name="Preformatted_20_Text"><text:bookmark text:name="reset-soft"/>git reset <text:span text:style-name="T42">--soft</text:span> </text:p>
            </table:table-cell>
          </table:table-row>
          <table:table-row>
            <table:table-cell table:style-name="Table39.A2" office:value-type="string">
              <text:p text:style-name="P121"><text:span text:style-name="T142">moves </text:span><text:span text:style-name="T28">HEAD</text:span><text:span text:style-name="T142"> to specified commit reference, index and staging are untouched</text:span> </text:p>
            </table:table-cell>
          </table:table-row>
        </table:table>
        <text:p text:style-name="P157">The first thing <text:span text:style-name="Source_20_Text">git reset</text:span> does is <text:span text:style-name="T42">undo the last commit</text:span> and put the files back onto the stage. If you include the <text:span text:style-name="Source_20_Text">--soft</text:span> flag this is where it stops. </text:p>
        <text:p text:style-name="P157"><text:span text:style-name="T204">I</text:span>f you run <text:span text:style-name="Source_20_Text">git reset --soft HEAD~</text:span> (the parent of the HEAD) the last commit will be undone and the files touched will be back on the stage again.</text:p>
        <table:table table:name="Table40" table:style-name="Table40">
          <table:table-column table:style-name="Table40.A"/>
          <table:table-column table:style-name="Table40.B"/>
          <table:table-row>
            <table:table-cell table:style-name="Table40.A1" table:number-columns-spanned="2" office:value-type="string">
              <text:p text:style-name="P98">git reset <text:span text:style-name="T42">--</text:span><text:span text:style-name="T66">hard</text:span></text:p>
            </table:table-cell>
            <table:covered-table-cell/>
          </table:table-row>
          <table:table-row>
            <table:table-cell table:style-name="Table40.A2" table:number-columns-spanned="2" office:value-type="string">
              <text:p text:style-name="P159"><text:span text:style-name="T203">unstage files</text:span><text:span text:style-name="T202"> AND </text:span><text:span text:style-name="T203">undo any changes</text:span><text:span text:style-name="T202"> in the working directory since last commit</text:span> </text:p>
            </table:table-cell>
            <table:covered-table-cell/>
          </table:table-row>
          <table:table-row>
            <table:table-cell table:style-name="Table40.A2" office:value-type="string">
              <text:p text:style-name="P139">discards your staged changes and the changes in your working directory.</text:p>
            </table:table-cell>
            <table:table-cell table:style-name="Table40.A2" office:value-type="string">
              <text:p text:style-name="P140">resets your staging area and working directory to the state they were in at the given commit.</text:p>
            </table:table-cell>
          </table:table-row>
        </table:table>
        <text:p text:style-name="P160"><text:span text:style-name="Source_20_Text"/></text:p>
        <text:h text:style-name="P249" text:outline-level="2"><text:bookmark-start text:name="__RefHeading___Toc2202_456348229"/><text:span text:style-name="T5">3. </text:span><text:span text:style-name="T32">R</text:span><text:span text:style-name="T5">evert</text:span><text:bookmark-end text:name="__RefHeading___Toc2202_456348229"/></text:h>
        <text:p text:style-name="P136">if you've published the work, you probably don't want to reset the branch, since that's effectively rewriting history</text:p>
        <text:p text:style-name="P137"><text:span text:style-name="T57">that means </text:span><text:span text:style-name="T53">creat</text:span><text:span text:style-name="T57">ing</text:span><text:span text:style-name="T53"> a commit with the reverse patch to cancel it out</text:span></text:p>
        <text:h text:style-name="P213" text:outline-level="1"><text:bookmark-start text:name="__RefHeading___Toc7426_3537163625"/><text:span text:style-name="Source_20_Text">clean</text:span><text:bookmark-end text:name="__RefHeading___Toc7426_3537163625"/></text:h>
        <table:table table:name="Table23" table:style-name="Table23">
          <table:table-column table:style-name="Table23.A"/>
          <table:table-column table:style-name="Table23.B"/>
          <table:table-row>
            <table:table-cell table:style-name="Table23.A1" office:value-type="string">
              <text:p text:style-name="P76"><text:span text:style-name="Source_20_Text"><text:span text:style-name="T42">git</text:span></text:span><text:span text:style-name="T42"> </text:span><text:span text:style-name="Source_20_Text"><text:span text:style-name="T42">clean</text:span></text:span><text:span text:style-name="T42"> </text:span><text:span text:style-name="Source_20_Text"><text:span text:style-name="T42">-f</text:span></text:span></text:p>
            </table:table-cell>
            <table:table-cell table:style-name="Table23.B1" office:value-type="string">
              <text:p text:style-name="P161">remove<text:span text:style-name="T173">s</text:span> all <text:span text:style-name="Emphasis">untracked</text:span> files</text:p>
            </table:table-cell>
          </table:table-row>
        </table:table>
        <text:h text:style-name="P237" text:outline-level="2"/>
        <text:h text:style-name="P227" text:outline-level="1"><text:bookmark-start text:name="__RefHeading___Toc2486_1935865245"/><text:soft-page-break/>rebase<text:bookmark-end text:name="__RefHeading___Toc2486_1935865245"/></text:h>
        <table:table table:name="Table24" table:style-name="Table24">
          <table:table-column table:style-name="Table24.A"/>
          <table:table-column table:style-name="Table24.B"/>
          <table:table-column table:style-name="Table24.C"/>
          <table:table-row>
            <table:table-cell table:style-name="Table24.A1" table:number-columns-spanned="3" office:value-type="string">
              <text:p text:style-name="Standard"><text:span text:style-name="Source_20_Text">git rebase &lt;new-base&gt;</text:span></text:p>
            </table:table-cell>
            <table:covered-table-cell/>
            <table:covered-table-cell/>
          </table:table-row>
          <table:table-row>
            <table:table-cell table:style-name="Table24.A1" table:number-columns-spanned="3" office:value-type="string">
              <text:p text:style-name="Standard">Move the current branch’s commits to the tip of <text:span text:style-name="Source_20_Text">&lt;new-base&gt;</text:span>, which can be either a branch name or a commit ID.</text:p>
            </table:table-cell>
            <table:covered-table-cell/>
            <table:covered-table-cell/>
          </table:table-row>
          <table:table-row>
            <table:table-cell table:style-name="Table24.A1" table:number-columns-spanned="3" office:value-type="string">
              <text:p text:style-name="Preformatted_20_Text"><draw:frame draw:style-name="fr4" draw:name="Image4" text:anchor-type="as-char" svg:width="78.07mm" svg:height="37.32mm" draw:z-index="21"><draw:image xlink:href="Pictures/10000201000001CC000000DC7A9D4F9379C2C4D0.png" xlink:type="simple" xlink:show="embed" xlink:actuate="onLoad"/></draw:frame></text:p>
            </table:table-cell>
            <table:covered-table-cell/>
            <table:covered-table-cell/>
          </table:table-row>
          <table:table-row>
            <table:table-cell table:style-name="Table24.A4" office:value-type="string">
              <text:p text:style-name="P88"><text:span text:style-name="Source_20_Text">git</text:span> <text:span text:style-name="Source_20_Text">checkout</text:span> <text:span text:style-name="Source_20_Text">about</text:span></text:p>
              <text:p text:style-name="P88"><text:span text:style-name="Source_20_Text">git</text:span> <text:span text:style-name="Source_20_Text">rebase</text:span> <text:span text:style-name="Source_20_Text">master</text:span></text:p>
              <text:p text:style-name="P88"><text:span text:style-name="Source_20_Text">git</text:span> <text:span text:style-name="Source_20_Text">log</text:span> <text:span text:style-name="Source_20_Text">--oneline</text:span></text:p>
            </table:table-cell>
            <table:table-cell table:style-name="Table24.A1" table:number-columns-spanned="2" office:value-type="string">
              <text:p text:style-name="P117"><text:span text:style-name="T177">it </text:span>requires<text:span text:style-name="T174"> you to be on the branch that you want to move</text:span></text:p>
            </table:table-cell>
            <table:covered-table-cell/>
          </table:table-row>
          <table:table-row>
            <table:table-cell table:style-name="Table24.A1" table:number-columns-spanned="3" office:value-type="string">
              <text:p text:style-name="Standard">After the rebase, <text:span text:style-name="Source_20_Text">about</text:span> is a linear extension of the <text:span text:style-name="Source_20_Text">master</text:span> branch, enabling us to do a fast-forward merge later on. Rebasing also allowed us to integrate the most up-to-date version of <text:span text:style-name="Source_20_Text">master</text:span> <text:span text:style-name="Emphasis">without a merge commit</text:span>.</text:p>
            </table:table-cell>
            <table:covered-table-cell/>
            <table:covered-table-cell/>
          </table:table-row>
          <table:table-row>
            <table:table-cell table:style-name="Table24.A6" table:number-columns-spanned="3" office:value-type="string">
              <text:p text:style-name="Preformatted_20_Text"><text:span text:style-name="Source_20_Text">git</text:span> <text:span text:style-name="Source_20_Text">rebase</text:span> <text:span text:style-name="Source_20_Text"><text:span text:style-name="T42">-i</text:span></text:span> <text:span text:style-name="Source_20_Text">master</text:span></text:p>
            </table:table-cell>
            <table:covered-table-cell/>
            <table:covered-table-cell/>
          </table:table-row>
          <table:table-row>
            <table:table-cell table:style-name="Table24.A7" table:number-columns-spanned="3" office:value-type="string">
              <text:p text:style-name="Standard"><text:span text:style-name="T42">interactive</text:span> rebase<text:span text:style-name="T175">: </text:span>This should open up a text editor populated with all of the commits </text:p>
            </table:table-cell>
            <table:covered-table-cell/>
            <table:covered-table-cell/>
          </table:table-row>
          <table:table-row>
            <table:table-cell table:style-name="Table24.A8" table:number-columns-spanned="3" office:value-type="string">
              <text:p text:style-name="Preformatted_20_Text"><text:span text:style-name="Source_20_Text"><text:span text:style-name="T42">pick</text:span></text:span> <text:span text:style-name="Source_20_Text">5cf316e</text:span> Add empty page in about </text:p>
              <text:p text:style-name="Preformatted_20_Text"><text:span text:style-name="Source_20_Text"><text:span text:style-name="T42">squash</text:span></text:span> <text:span text:style-name="Source_20_Text">964e013</text:span> Add contents to about </text:p>
              <text:p text:style-name="Preformatted_20_Text"><text:span text:style-name="Source_20_Text"><text:span text:style-name="T42">pick</text:span></text:span> <text:span text:style-name="Source_20_Text">89db9ab</text:span> Add HTML page for bio</text:p>
              <text:p text:style-name="Preformatted_20_Text"><text:span text:style-name="Source_20_Text"><text:span text:style-name="T60">edit</text:span></text:span> <text:span text:style-name="Source_20_Text">2bda8e5</text:span> Add empty HTML page</text:p>
            </table:table-cell>
            <table:covered-table-cell/>
            <table:covered-table-cell/>
          </table:table-row>
          <table:table-row>
            <table:table-cell table:style-name="Table24.A1" table:number-columns-spanned="3" office:value-type="string">
              <text:p text:style-name="Text_20_body">If you ever find yourself lost in the middle of a rebase and you’re afraid to continue, you can use <text:s/><text:span text:style-name="T176">--</text:span><text:span text:style-name="Source_20_Text"><text:span text:style-name="T42">abort</text:span></text:span> to abandon it and start over </text:p>
            </table:table-cell>
            <table:covered-table-cell/>
            <table:covered-table-cell/>
          </table:table-row>
          <table:table-row>
            <table:table-cell table:style-name="Table24.A4" table:number-columns-spanned="2" office:value-type="string">
              <text:p text:style-name="P49"><text:span text:style-name="Source_20_Text"><text:span text:style-name="T123">git</text:span></text:span><text:span text:style-name="T123"> </text:span><text:span text:style-name="Source_20_Text"><text:span text:style-name="T123">rebase</text:span></text:span><text:span text:style-name="T123"> </text:span><text:span text:style-name="Source_20_Text">--continue</text:span></text:p>
            </table:table-cell>
            <table:covered-table-cell/>
            <table:table-cell table:style-name="Table24.A1" office:value-type="string">
              <text:p text:style-name="P142">to finish </text:p>
            </table:table-cell>
          </table:table-row>
        </table:table>
        <text:p text:style-name="Standard"><text:bookmark-start text:name="__RefHeading___Toc18081_1935865245"/><text:s/><text:bookmark-end text:name="__RefHeading___Toc18081_1935865245"/></text:p>
        <text:h text:style-name="P250" text:outline-level="2"><text:bookmark-start text:name="__RefHeading___Toc20734_1935865245"/>undo commit<text:bookmark-end text:name="__RefHeading___Toc20734_1935865245"/></text:h>
        <table:table table:name="Table26" table:style-name="Table26">
          <table:table-column table:style-name="Table26.A"/>
          <table:table-row>
            <table:table-cell table:style-name="Table26.A1" office:value-type="string">
              <text:p text:style-name="P21"><text:span text:style-name="Source_20_Text"><text:span text:style-name="T74">git rebase -i master</text:span></text:span></text:p>
              <text:p text:style-name="P89"><text:span text:style-name="Source_20_Text">git</text:span> <text:span text:style-name="Source_20_Text"><text:span text:style-name="T42">reset</text:span></text:span><text:span text:style-name="T42"> </text:span><text:span text:style-name="Source_20_Text"><text:span text:style-name="T42">--mixed</text:span></text:span><text:span text:style-name="T42"> </text:span><text:span text:style-name="Source_20_Text"><text:span text:style-name="T42">HEAD~1</text:span></text:span></text:p>
            </table:table-cell>
          </table:table-row>
        </table:table>
        <text:p text:style-name="Preformatted_20_Text"><text:span text:style-name="Source_20_Text"/></text:p>
        <text:p text:style-name="P22"><text:span text:style-name="Source_20_Text">git </text:span><text:span text:style-name="Source_20_Text"><text:span text:style-name="T42">reset</text:span></text:span> moves the checked out snapshot to a new commit, </text:p>
        <text:p text:style-name="P22"><text:span text:style-name="Source_20_Text"><text:span text:style-name="T42">HEAD~1</text:span></text:span> tells it to reset to the commit that occurs immediately before the current <text:span text:style-name="Source_20_Text">HEAD</text:span></text:p>
        <text:h text:style-name="P198" text:outline-level="3"><text:bookmark-start text:name="__RefHeading___Toc20736_1935865245"/>reset<text:bookmark-end text:name="__RefHeading___Toc20736_1935865245"/></text:h>
        <text:p text:style-name="Standard"><text:span text:style-name="Source_20_Text"><text:span text:style-name="T42">git reset</text:span></text:span> is specifically about <text:span text:style-name="Strong_20_Emphasis">updating the index</text:span>, moving the HEAD.</text:p>
        <table:table table:name="Table27" table:style-name="Table27">
          <table:table-column table:style-name="Table27.A"/>
          <table:table-column table:style-name="Table27.B"/>
          <table:table-row>
            <table:table-cell table:style-name="Table27.A1" office:value-type="string">
              <text:p text:style-name="Preformatted_20_Text">git reset --hard</text:p>
            </table:table-cell>
            <table:table-cell table:style-name="Table27.B1" office:value-type="string">
              <text:p text:style-name="P23"/>
            </table:table-cell>
          </table:table-row>
          <table:table-row>
            <table:table-cell table:style-name="Table27.A2" table:number-columns-spanned="2" office:value-type="string">
              <text:p text:style-name="P25">Move<text:span text:style-name="T181">s</text:span> the <text:span text:style-name="Source_20_Text">HEAD</text:span> backward<text:span text:style-name="T181">s</text:span>, and change<text:span text:style-name="T181">s</text:span> the working directory to match.</text:p>
              <text:p text:style-name="P23"><text:span text:style-name="T58">changes</text:span> the <text:span text:style-name="T42">working directory</text:span> <text:span text:style-name="T180">to </text:span>look exactly like the most recent commit, giving the effect of removing uncommitted changes</text:p>
            </table:table-cell>
            <table:covered-table-cell/>
          </table:table-row>
          <table:table-row>
            <table:table-cell table:style-name="Table27.A1" office:value-type="string">
              <text:p text:style-name="Preformatted_20_Text">git reset --mixed</text:p>
            </table:table-cell>
            <table:table-cell table:style-name="Table27.B3" office:value-type="string">
              <text:p text:style-name="Table_20_Contents"/>
            </table:table-cell>
          </table:table-row>
          <table:table-row>
            <table:table-cell table:style-name="Table27.A2" table:number-columns-spanned="2" office:value-type="string">
              <text:p text:style-name="P25">Move<text:span text:style-name="T181">s</text:span> the <text:span text:style-name="Source_20_Text">HEAD</text:span> backward<text:span text:style-name="T181">s</text:span>, but <text:span text:style-name="T181">doesn't</text:span> change the working directory.</text:p>
              <text:p text:style-name="P23"><text:span text:style-name="T42">preserve</text:span><text:span text:style-name="T59">s</text:span> the <text:span text:style-name="T42">working directory</text:span>, which contains the changes we want to separate.</text:p>
              <text:p text:style-name="P23"><text:span text:style-name="T178">T</text:span>he <text:span text:style-name="Source_20_Text">HEAD</text:span> moved, but the working directory remained unchanged. <text:span text:style-name="T178">T</text:span>his results in a repository with <text:span text:style-name="T42">uncommitted modifications</text:span></text:p>
            </table:table-cell>
            <table:covered-table-cell/>
          </table:table-row>
          <table:table-row>
            <table:table-cell table:style-name="Table27.A2" table:number-columns-spanned="2" office:value-type="string">
              <text:p text:style-name="P48"><text:span text:style-name="Source_20_Text"><text:span text:style-name="T123">git reset --hard HEAD~1</text:span></text:span></text:p>
            </table:table-cell>
            <table:covered-table-cell/>
          </table:table-row>
        </table:table>
        <text:p text:style-name="Text_20_body"/>
        <text:h text:style-name="P214" text:outline-level="1"><text:bookmark-start text:name="__RefHeading___Toc15051_1592907931"/>renaming files<text:bookmark-end text:name="__RefHeading___Toc15051_1592907931"/></text:h>
        <table:table table:name="Table32" table:style-name="Table32">
          <table:table-column table:style-name="Table32.A"/>
          <table:table-column table:style-name="Table32.B"/>
          <table:table-row>
            <table:table-cell table:style-name="Table32.A1" office:value-type="string">
              <text:p text:style-name="P101">mv oldfolder newfolder</text:p>
            </table:table-cell>
            <table:table-cell table:style-name="Table32.B1" office:value-type="string">
              <text:p text:style-name="P162">actually does:</text:p>
            </table:table-cell>
          </table:table-row>
          <table:table-row>
            <table:table-cell table:style-name="Table32.A2" office:value-type="string">
              <text:p text:style-name="P101">git add newfolder</text:p>
              <text:p text:style-name="P101">git remove oldfolder</text:p>
            </table:table-cell>
            <table:table-cell table:style-name="Table32.B2" office:value-type="string">
              <text:p text:style-name="P101"/>
            </table:table-cell>
          </table:table-row>
        </table:table>
        <text:h text:style-name="P254" text:outline-level="1"/>
        <text:h text:style-name="P224" text:outline-level="1"><text:bookmark-start text:name="__RefHeading___Toc1827_1132370652"/>Removing Files<text:bookmark-end text:name="__RefHeading___Toc1827_1132370652"/></text:h>
        <text:p text:style-name="Preformatted_20_Text"><text:span text:style-name="Source_20_Text"><text:span text:style-name="T71"/></text:span></text:p>
        <table:table table:name="Table53" table:style-name="Table53">
          <table:table-column table:style-name="Table53.A"/>
          <table:table-row>
            <table:table-cell table:style-name="Table53.A1" office:value-type="string">
              <text:p text:style-name="P107"><text:span text:style-name="Source_20_Text"><text:span text:style-name="T73">$ </text:span></text:span><text:span text:style-name="Source_20_Text"><text:span text:style-name="T76">git rm</text:span></text:span><text:span text:style-name="Source_20_Text"><text:span text:style-name="T71"> PROJECTS.md</text:span></text:span></text:p>
            </table:table-cell>
          </table:table-row>
          <table:table-row>
            <table:table-cell table:style-name="Table53.A2" office:value-type="string">
              <text:p text:style-name="Preformatted_20_Text"><text:span text:style-name="T206">$ </text:span>git rm -r --cached<text:span text:style-name="T42"> .</text:span></text:p>
            </table:table-cell>
          </table:table-row>
          <table:table-row>
            <table:table-cell table:style-name="Table53.A3" office:value-type="string">
              <text:p text:style-name="P174">Remove <text:span text:style-name="T206">ALL</text:span> tracked files</text:p>
            </table:table-cell>
          </table:table-row>
        </table:table>
        <text:p text:style-name="P8"><text:bookmark text:name="id-67c3SQh8Cbsx"/>To remove a file from Git, you have to remove it from your tracked files (more accurately, remove it from your staging area) and then commit. The <text:span text:style-name="Source_20_Text"><text:span text:style-name="T76">git</text:span></text:span><text:span text:style-name="Source_20_Text"><text:span text:style-name="T42"> </text:span></text:span><text:span text:style-name="Source_20_Text"><text:span text:style-name="T76">rm</text:span></text:span><text:span text:style-name="T42"> </text:span>command does that, and also removes the file from your working directory so you don’t see it as an untracked file the next time around.</text:p>
        <text:p text:style-name="Text_20_body">If you simply remove the file from your working directory, it shows up under the “Changed but not updated” (that is, <text:span text:style-name="Emphasis">unstaged</text:span>) area of your <text:span text:style-name="Source_20_Text"><text:span text:style-name="T71">git</text:span></text:span><text:span text:style-name="Source_20_Text"> </text:span><text:span text:style-name="Source_20_Text"><text:span text:style-name="T71">status</text:span></text:span> output.</text:p>
        <text:h text:style-name="P228" text:outline-level="1"><text:bookmark-start text:name="__RefHeading___Toc2312_1590653438"/>.<text:span text:style-name="T5">gitignore</text:span><text:bookmark-end text:name="__RefHeading___Toc2312_1590653438"/></text:h>
        <text:p text:style-name="P13">You have to creat<text:span text:style-name="T164">e</text:span> a file named <text:span text:style-name="T18">.gitignore</text:span></text:p>
        <table:table table:name="Table7" table:style-name="Table7">
          <table:table-column table:style-name="Table7.A"/>
          <table:table-column table:style-name="Table7.B"/>
          <table:table-row>
            <table:table-cell table:style-name="Table7.A1" office:value-type="string">
              <text:p text:style-name="P58"><text:span text:style-name="Source_20_Text">*.[oa]</text:span></text:p>
              <text:p text:style-name="P122"/>
            </table:table-cell>
            <table:table-cell table:style-name="Table7.B1" office:value-type="string">
              <text:p text:style-name="P7">any files ending in “<text:span text:style-name="T19">.o</text:span>”<text:span text:style-name="T215">/</text:span>“<text:span text:style-name="T19">.a</text:span>”</text:p>
            </table:table-cell>
          </table:table-row>
          <table:table-row>
            <table:table-cell table:style-name="Table7.A2" office:value-type="string">
              <text:p text:style-name="P164">*~</text:p>
            </table:table-cell>
            <table:table-cell table:style-name="Table7.B2" office:value-type="string">
              <text:p text:style-name="P38">all files end<text:span text:style-name="T215">ing</text:span> with a tilde (<text:span text:style-name="Source_20_Text"><text:span text:style-name="T19">~</text:span></text:span>)</text:p>
            </table:table-cell>
          </table:table-row>
          <table:table-row>
            <table:table-cell table:style-name="Table7.A2" office:value-type="string">
              <text:p text:style-name="Preformatted_20_Text">tmp/</text:p>
            </table:table-cell>
            <table:table-cell table:style-name="Table7.B2" office:value-type="string">
              <text:p text:style-name="P39">ignore folder temp</text:p>
            </table:table-cell>
          </table:table-row>
        </table:table>
        <text:p text:style-name="P6">Setting up a <text:span text:style-name="Source_20_Text"><text:span text:style-name="T42">.</text:span></text:span><text:span text:style-name="Source_20_Text"><text:span text:style-name="T27">gitignore</text:span></text:span><text:span text:style-name="T42"> file</text:span> before you get going is generally a good idea.</text:p>
        <text:p text:style-name="P6">The rules for the patterns you can put in the <text:span text:style-name="Source_20_Text">.</text:span><text:span text:style-name="Source_20_Text"><text:span text:style-name="T19">gitignore</text:span></text:span> file are as follows:</text:p>
        <table:table table:name="Table8" table:style-name="Table8">
          <table:table-column table:style-name="Table8.A"/>
          <table:table-column table:style-name="Table8.B"/>
          <table:table-column table:style-name="Table8.C"/>
          <table:table-row>
            <table:table-cell table:style-name="Table8.A1" office:value-type="string">
              <text:p text:style-name="P171"><text:span text:style-name="T88">-patterns </text:span><text:span text:style-name="T165">starting </text:span><text:span text:style-name="T88">with </text:span><text:span text:style-name="Source_20_Text"><text:span text:style-name="T88">/</text:span></text:span><text:span text:style-name="T88"> avoid recursivity</text:span></text:p>
            </table:table-cell>
            <table:table-cell table:style-name="Table8.B1" table:number-columns-spanned="2" office:value-type="string">
              <text:p text:style-name="P170"><text:span text:style-name="Source_20_Text"><text:span text:style-name="T89">-Standard glob patterns work</text:span></text:span></text:p>
            </table:table-cell>
            <table:covered-table-cell/>
          </table:table-row>
          <table:table-row>
            <table:table-cell table:style-name="Table8.A2" table:number-columns-spanned="2" office:value-type="string">
              <text:p text:style-name="P170"><text:span text:style-name="Source_20_Text"><text:span text:style-name="T88">-patterns </text:span></text:span><text:span text:style-name="Source_20_Text"><text:span text:style-name="T95">ending </text:span></text:span><text:span text:style-name="Source_20_Text"><text:span text:style-name="T88">with / to specify a dir</text:span></text:span></text:p>
            </table:table-cell>
            <table:covered-table-cell/>
            <table:table-cell table:style-name="Table8.C2" office:value-type="string">
              <text:p text:style-name="P169">-negate a pattern by starting it with an <text:span text:style-name="Source_20_Text"><text:span text:style-name="T88">!</text:span></text:span></text:p>
            </table:table-cell>
          </table:table-row>
          <table:table-row>
            <table:table-cell table:style-name="Table8.C2" table:number-columns-spanned="3" office:value-type="string">
              <text:p text:style-name="Text_20_body"><text:span text:style-name="Source_20_Text"><text:span text:style-name="T89">-</text:span></text:span><text:span text:style-name="Source_20_Text"><text:span text:style-name="T91">b</text:span></text:span><text:span text:style-name="Source_20_Text"><text:span text:style-name="T89">lank lines </text:span></text:span><text:span text:style-name="Source_20_Text"><text:span text:style-name="T90">or </text:span></text:span><text:span text:style-name="Source_20_Text"><text:span text:style-name="T89">lines starting with # are ignored</text:span></text:span></text:p>
            </table:table-cell>
            <table:covered-table-cell/>
            <table:covered-table-cell/>
          </table:table-row>
        </table:table>
        <text:p text:style-name="Text_20_body"/>
        <table:table table:name="Table42" table:style-name="Table42">
          <table:table-column table:style-name="Table42.A"/>
          <table:table-column table:style-name="Table42.B"/>
          <table:table-row>
            <table:table-cell table:style-name="Table42.A1" office:value-type="string">
              <text:p text:style-name="Preformatted_20_Text"><text:span text:style-name="T206">$ </text:span>git add . </text:p>
            </table:table-cell>
            <table:table-cell table:style-name="Table42.B1" office:value-type="string">
              <text:p text:style-name="P174">All files will be added back in, </text:p>
            </table:table-cell>
          </table:table-row>
          <table:table-row>
            <table:table-cell table:style-name="Table42.A2" table:number-columns-spanned="2" office:value-type="string">
              <text:p text:style-name="P33">except those in .gitignore </text:p>
            </table:table-cell>
            <table:covered-table-cell/>
          </table:table-row>
        </table:table>
        <text:h text:style-name="P215" text:outline-level="1"><text:bookmark-start text:name="__RefHeading___Toc5436_1435368569"/>Patches<text:bookmark-end text:name="__RefHeading___Toc5436_1435368569"/></text:h>
        <text:p text:style-name="P143"><draw:frame draw:style-name="fr5" draw:name="Image5" text:anchor-type="paragraph" svg:width="80.01mm" svg:height="83.57mm" draw:z-index="23"><draw:image xlink:href="Pictures/10000201000001C2000001D69AA37CC728B1B545.png" xlink:type="simple" xlink:show="embed" xlink:actuate="onLoad"/></draw:frame>As a programmer, you’re most likely to use patches when you want to fix a bug in someone else’s project. After fixing it, you can send them a patch of the resulting commit. For this kind of one-time-fix, it’s much more convenient for you to generate a patch than to set up a public Git repository.</text:p>
        <table:table table:name="Table30" table:style-name="Table30">
          <table:table-column table:style-name="Table30.A"/>
          <table:table-row>
            <table:table-cell table:style-name="Table30.A1" office:value-type="string">
              <text:p text:style-name="P90"><text:span text:style-name="Source_20_Text"><text:span text:style-name="T182">$ </text:span></text:span><text:span text:style-name="Source_20_Text">git</text:span> <text:span text:style-name="Source_20_Text">format-patch</text:span> <text:span text:style-name="Source_20_Text"><text:span text:style-name="T70">&lt;branch-name&gt;</text:span></text:span></text:p>
            </table:table-cell>
          </table:table-row>
        </table:table>
        <text:p text:style-name="P143">Create<text:span text:style-name="T184">s</text:span> a patch for each commit contained in the current branch but not in <text:span text:style-name="Source_20_Text"><text:span text:style-name="T70">&lt;branch-name&gt;</text:span></text:span>. You can also specify a commit ID instead of <text:span text:style-name="Source_20_Text"><text:span text:style-name="T70">&lt;branch-name&gt;</text:span></text:span>.</text:p>
        <text:p text:style-name="P143"><text:span text:style-name="T184"><text:s/></text:span>This creates a file called </text:p>
        <text:p text:style-name="P143"><text:span text:style-name="Source_20_Text">0001-Change-pink.patch</text:span> that contains enough information to re-create the commit from the last step. </text:p>
        <text:p text:style-name="P143">The <text:span text:style-name="Source_20_Text">master</text:span> parameter tells Git to generate patches for every commit in the current branch that’s missing from <text:span text:style-name="Source_20_Text">master</text:span>.</text:p>
        <text:h text:style-name="P201" text:outline-level="3"><text:bookmark-start text:name="__RefHeading___Toc5438_1435368569"/>applying patches<text:bookmark-end text:name="__RefHeading___Toc5438_1435368569"/></text:h>
        <table:table table:name="Table31" table:style-name="Table31">
          <table:table-column table:style-name="Table31.A"/>
          <table:table-row>
            <table:table-cell table:style-name="Table31.A1" office:value-type="string">
              <text:p text:style-name="P189">$ git am &lt; <text:span text:style-name="Source_20_Text">0001-Change-pink.patch</text:span></text:p>
            </table:table-cell>
          </table:table-row>
        </table:table>
        <text:p text:style-name="Standard"><text:span text:style-name="T87">The </text:span><text:span text:style-name="Source_20_Text"><text:span text:style-name="T170">git am</text:span></text:span><text:span text:style-name="T87"> command is configured to read from something called “standard input,” and the </text:span><text:span text:style-name="Source_20_Text"><text:span text:style-name="T87">&lt;</text:span></text:span><text:span text:style-name="T87"> character </text:span><text:soft-page-break/><text:span text:style-name="T87">is how we can turn a file’s contents into standard input. As it’s really more of an operating system topic, you can just think of this syntax as a quirk of <text:s/></text:span><text:span text:style-name="Source_20_Text"><text:span text:style-name="T170">git am</text:span></text:span><text:span text:style-name="T170"> </text:span></text:p>
        <text:p text:style-name="Standard"/>
        <text:p text:style-name="Standard"/>
        <text:h text:style-name="P216" text:outline-level="1"><text:bookmark-start text:name="__RefHeading___Toc11312_1435368569"/>Export the Repository<text:bookmark-end text:name="__RefHeading___Toc11312_1435368569"/></text:h>
        <text:h text:style-name="Heading_20_2" text:outline-level="2"><text:bookmark-start text:name="__RefHeading___Toc11284_1435368569"/><text:bookmark text:name="archive-the-repository"/>Archive <text:bookmark-end text:name="__RefHeading___Toc11284_1435368569"/></text:h>
        <table:table table:name="Table34" table:style-name="Table34">
          <table:table-column table:style-name="Table34.A"/>
          <table:table-row>
            <table:table-cell table:style-name="Table34.A1" office:value-type="string">
              <text:p text:style-name="Preformatted_20_Text"><text:span text:style-name="Source_20_Text"><text:span text:style-name="T185">$ </text:span></text:span><text:span text:style-name="Source_20_Text">git</text:span> <text:span text:style-name="Source_20_Text">archive</text:span> <text:span text:style-name="Source_20_Text">master</text:span> <text:span text:style-name="Source_20_Text">--format=zip</text:span> <text:span text:style-name="Source_20_Text">--output=../website-12-10-2012.zip</text:span></text:p>
            </table:table-cell>
          </table:table-row>
        </table:table>
        <text:p text:style-name="Standard">This takes the current <text:span text:style-name="Source_20_Text">master</text:span> branch and places all of its files into a ZIP archive (or a tarball), <text:span text:style-name="T42">omitting the </text:span><text:span text:style-name="Source_20_Text"><text:span text:style-name="T42">.git</text:span></text:span><text:span text:style-name="T42"> directory.</text:span> Removing the <text:span text:style-name="Source_20_Text">.git</text:span> directory removes all version control information, and you’re left with a single snapshot of your project.</text:p>
        <text:h text:style-name="Heading_20_2" text:outline-level="2"><text:bookmark-start text:name="__RefHeading___Toc11286_1435368569"/><text:bookmark text:name="bundle-the-repository"/><text:span text:style-name="Source_20_Text">Bundle</text:span><text:bookmark-end text:name="__RefHeading___Toc11286_1435368569"/></text:h>
        <table:table table:name="Table33" table:style-name="Table33">
          <table:table-column table:style-name="Table33.A"/>
          <table:table-row>
            <table:table-cell table:style-name="Table33.A1" office:value-type="string">
              <text:p text:style-name="Standard"><text:span text:style-name="Source_20_Text"><text:span text:style-name="T187">$ </text:span></text:span><text:span text:style-name="Source_20_Text"><text:span text:style-name="T186">git</text:span></text:span><text:span text:style-name="T186"> </text:span><text:span text:style-name="Source_20_Text"><text:span text:style-name="T186">bundle</text:span></text:span><text:span text:style-name="T186"> </text:span><text:span text:style-name="Source_20_Text"><text:span text:style-name="T186">create</text:span></text:span><text:span text:style-name="T186"> </text:span><text:span text:style-name="Source_20_Text"><text:span text:style-name="T186">../repo.bundle</text:span></text:span><text:span text:style-name="T186"> </text:span><text:span text:style-name="Source_20_Text"><text:span text:style-name="T186">master</text:span></text:span></text:p>
            </table:table-cell>
          </table:table-row>
        </table:table>
        <text:p text:style-name="Text_20_body">in this case, <text:span text:style-name="T42">the file retains the </text:span><text:span text:style-name="T61">.git dir</text:span> </text:p>
        <text:p text:style-name="P146">It’s like we just pushed our <text:span text:style-name="Source_20_Text">master</text:span> branch to a remote, except it’s contained in a file instead of a remote repository. </text:p>
        <text:p text:style-name="P146">We can even clone it using <text:span text:style-name="Source_20_Text"><text:span text:style-name="T70">git clone</text:span></text:span><text:span text:style-name="T70"> </text:span></text:p>
        <table:table table:name="Table35" table:style-name="Table35">
          <table:table-column table:style-name="Table35.A"/>
          <table:table-row>
            <table:table-cell table:style-name="Table35.A1" office:value-type="string">
              <text:p text:style-name="Standard"><text:span text:style-name="Source_20_Text"><text:span text:style-name="T112">$ </text:span></text:span><text:span text:style-name="Source_20_Text"><text:span text:style-name="T111">git</text:span></text:span><text:span text:style-name="T111"> </text:span><text:span text:style-name="Source_20_Text"><text:span text:style-name="T111">clone</text:span></text:span><text:span text:style-name="T111"> </text:span><text:span text:style-name="Source_20_Text"><text:span text:style-name="T111">repo.bundle</text:span></text:span><text:span text:style-name="T111"> </text:span><text:span text:style-name="Source_20_Text"><text:span text:style-name="T111">repo-copy</text:span></text:span><text:span text:style-name="T111"> </text:span><text:span text:style-name="Source_20_Text"><text:span text:style-name="T111">-b</text:span></text:span><text:span text:style-name="T111"> </text:span><text:span text:style-name="Source_20_Text"><text:span text:style-name="T111">master</text:span></text:span></text:p>
            </table:table-cell>
          </table:table-row>
        </table:table>
        <text:h text:style-name="P217" text:outline-level="1"><text:bookmark-start text:name="__RefHeading___Toc41961_1435368569"/>stash<text:span text:style-name="T189">es</text:span><text:bookmark-end text:name="__RefHeading___Toc41961_1435368569"/></text:h>
        <table:table table:name="Table36" table:style-name="Table36">
          <table:table-column table:style-name="Table36.A"/>
          <table:table-column table:style-name="Table36.B"/>
          <table:table-row>
            <table:table-cell table:style-name="Table36.A1" office:value-type="string">
              <text:p text:style-name="Preformatted_20_Text">$ git <text:span text:style-name="T42">stash</text:span></text:p>
            </table:table-cell>
            <table:table-cell table:style-name="Table36.B1" office:value-type="string">
              <text:p text:style-name="Preformatted_20_Text">$ git <text:span text:style-name="T42">stash apply</text:span></text:p>
            </table:table-cell>
          </table:table-row>
        </table:table>
        <text:p text:style-name="P29">to temporarily remove changes<text:span text:style-name="T188"> to retrieve them later</text:span></text:p>
        <text:p text:style-name="P147">patches represent <text:span text:style-name="T42">a committed snapshot, </text:span></text:p>
        <text:p text:style-name="P147"><text:span text:style-name="T160">stash</text:span><text:span text:style-name="T161">es</text:span><text:span text:style-name="T160"> represent </text:span><text:span text:style-name="T54">a set of </text:span><text:span text:style-name="Emphasis"><text:span text:style-name="T54">un</text:span></text:span><text:span text:style-name="T54">committed changes</text:span></text:p>
        <text:p text:style-name="Standard"/>
        <text:p text:style-name="P30">It takes the uncommitted modifications, stores them internally, then does a </text:p>
        <text:p text:style-name="P30"><text:span text:style-name="Source_20_Text">git reset --hard</text:span> to give us a clean working directory. This also means that stashes can be applied to <text:span text:style-name="Emphasis">any</text:span> branch, not just the one from which it was created.</text:p>
        <text:p text:style-name="P30">In addition to temporarily storing uncommitted changes, this makes stashing a simple way to <text:span text:style-name="T42">transfer modifications between branches</text:span>. </text:p>
        <text:p text:style-name="P30">So, for example, if you ever found yourself developing on the wrong branch, you could stash all your changes, checkout the correct branch, then run a <text:span text:style-name="Source_20_Text">git stash apply</text:span>.</text:p>
        <text:p text:style-name="Preformatted_20_Text"/>
        <text:h text:style-name="P218" text:outline-level="1"><text:bookmark-start text:name="__RefHeading___Toc41963_1435368569"/><text:span text:style-name="Source_20_Text"><text:span text:style-name="T192">Plumbing</text:span></text:span><text:bookmark-end text:name="__RefHeading___Toc41963_1435368569"/></text:h>
        <text:p text:style-name="Preformatted_20_Text"><text:span text:style-name="Source_20_Text">$ </text:span><text:span text:style-name="Source_20_Text"><text:span text:style-name="T42">git</text:span></text:span><text:span text:style-name="Source_20_Text"><text:span text:style-name="T63"> </text:span></text:span><text:span text:style-name="Source_20_Text"><text:span text:style-name="T42">cat</text:span></text:span><text:span text:style-name="Source_20_Text"><text:span text:style-name="T63">-</text:span></text:span><text:span text:style-name="Source_20_Text"><text:span text:style-name="T42">file</text:span></text:span><text:span text:style-name="Source_20_Text"> commit HEAD</text:span></text:p>
        <table:table table:name="Table18" table:style-name="Table18">
          <table:table-column table:style-name="Table18.A"/>
          <table:table-column table:style-name="Table18.B"/>
          <table:table-column table:style-name="Table18.C"/>
          <table:table-column table:style-name="Table18.D"/>
          <table:table-row>
            <table:table-cell table:style-name="Table18.A1" table:number-rows-spanned="3" table:number-columns-spanned="2" office:value-type="string">
              <text:p text:style-name="P148"><text:span text:style-name="T193">t</text:span>o see a commit object<text:span text:style-name="T193">, with </text:span>the complete representation:</text:p>
            </table:table-cell>
            <table:covered-table-cell/>
            <table:table-cell table:style-name="Table18.A1" office:value-type="string">
              <text:p text:style-name="P131">tree</text:p>
            </table:table-cell>
            <table:table-cell table:style-name="Table18.D1" office:value-type="string">
              <text:p text:style-name="P130">parent</text:p>
            </table:table-cell>
          </table:table-row>
          <table:table-row>
            <table:covered-table-cell/>
            <table:covered-table-cell/>
            <table:table-cell table:style-name="Table18.D1" table:number-columns-spanned="2" office:value-type="string">
              <text:p text:style-name="P130">user data</text:p>
            </table:table-cell>
            <table:covered-table-cell/>
          </table:table-row>
          <table:table-row>
            <table:covered-table-cell/>
            <table:covered-table-cell/>
            <table:table-cell table:style-name="Table18.C3" table:number-columns-spanned="2" office:value-type="string">
              <text:p text:style-name="P130">commit message</text:p>
            </table:table-cell>
            <table:covered-table-cell/>
          </table:table-row>
          <table:table-row>
            <table:table-cell table:style-name="Table18.A4" table:number-columns-spanned="4" office:value-type="string">
              <text:p text:style-name="P132"><draw:frame draw:style-name="fr4" draw:name="Image6" text:anchor-type="as-char" svg:width="78.07mm" svg:height="53.68mm" draw:z-index="22"><draw:image xlink:href="Pictures/10000201000001E00000014ADDAF7833614F0841.png" xlink:type="simple" xlink:show="embed" xlink:actuate="onLoad"/></draw:frame></text:p>
            </table:table-cell>
            <table:covered-table-cell/>
            <table:covered-table-cell/>
            <table:covered-table-cell/>
          </table:table-row>
          <table:table-row>
            <table:table-cell table:style-name="Table18.A5" office:value-type="string">
              <text:p text:style-name="P149">to see a <text:span text:style-name="T42">tree</text:span></text:p>
            </table:table-cell>
            <table:table-cell table:style-name="Table18.B5" table:number-columns-spanned="3" office:value-type="string">
              <text:p text:style-name="Preformatted_20_Text"><text:span text:style-name="T194">$ </text:span>git <text:span text:style-name="T194">cat-file </text:span><text:span text:style-name="T62">tree</text:span><text:span text:style-name="T194"> 552acd</text:span></text:p>
            </table:table-cell>
            <table:covered-table-cell/>
            <table:covered-table-cell/>
          </table:table-row>
          <table:table-row>
            <table:table-cell table:style-name="Table18.A6" office:value-type="string">
              <text:p text:style-name="P151"><text:s/>(formatted)</text:p>
            </table:table-cell>
            <table:table-cell table:style-name="Table18.B6" table:number-columns-spanned="3" office:value-type="string">
              <text:p text:style-name="P93">$ git <text:span text:style-name="T42">ls-tree</text:span> <text:s/>552acd</text:p>
            </table:table-cell>
            <table:covered-table-cell/>
            <table:covered-table-cell/>
          </table:table-row>
          <table:table-row>
            <table:table-cell table:style-name="Table18.A7" office:value-type="string">
              <text:p text:style-name="P150">to see a <text:span text:style-name="T42">file</text:span></text:p>
            </table:table-cell>
            <table:table-cell table:style-name="Table18.B7" table:number-columns-spanned="3" office:value-type="string">
              <text:p text:style-name="P92">$ git cat-file <text:span text:style-name="T42">blob </text:span><text:span text:style-name="T123">c6a1e6</text:span></text:p>
            </table:table-cell>
            <table:covered-table-cell/>
            <table:covered-table-cell/>
          </table:table-row>
          <table:table-row>
            <table:table-cell table:style-name="Table18.A6" office:value-type="string">
              <text:p text:style-name="Standard">to see a <text:span text:style-name="T64">tag</text:span></text:p>
            </table:table-cell>
            <table:table-cell table:style-name="Table18.B6" table:number-columns-spanned="3" office:value-type="string">
              <text:p text:style-name="P94">$ git cat-file <text:span text:style-name="T42">tag</text:span><text:span text:style-name="T123"> v2.0</text:span></text:p>
            </table:table-cell>
            <table:covered-table-cell/>
            <table:covered-table-cell/>
          </table:table-row>
        </table:table>
        <text:h text:style-name="P219" text:outline-level="1"><text:bookmark-start text:name="__RefHeading___Toc41965_1435368569"/>Garbage<text:bookmark-end text:name="__RefHeading___Toc41965_1435368569"/></text:h>
        <text:p text:style-name="P31">This compresses individual object files into a faster, smaller pack file and removes dangling commits (from a deleted, unmerged branch).</text:p>
        <text:p text:style-name="P95">$ <text:span text:style-name="T42">git gc</text:span></text:p>
        <text:p text:style-name="Text_20_body"><text:span text:style-name="T196">the</text:span> garbage collection command, is undo-able. If you want to continue exploring the contents of the <text:span text:style-name="Source_20_Text">.git/objects</text:span> folder, you should do so before running the following command. Normal Git functionality will not be affected.</text:p>
        <text:h text:style-name="Heading_20_1" text:outline-level="1"><text:bookmark-start text:name="__RefHeading___Toc3276_445614510"/>Submodule<text:bookmark-end text:name="__RefHeading___Toc3276_445614510"/></text:h>
        <text:p text:style-name="P41">proprio BOH, guarda</text:p>
        <text:p text:style-name="Standard"/>
        <text:p text:style-name="P152"/>
        <text:h text:style-name="P225" text:outline-level="1"><text:bookmark-start text:name="__RefHeading___Toc2765_1590653438"/>config<text:bookmark-end text:name="__RefHeading___Toc2765_1590653438"/></text:h>
        <table:table table:name="Table45" table:style-name="Table45">
          <table:table-column table:style-name="Table45.A"/>
          <table:table-row>
            <table:table-cell table:style-name="Table45.A1" office:value-type="string">
              <text:p text:style-name="P36"><text:span text:style-name="Source_20_Text"><text:span text:style-name="T75">~/.gitconfig</text:span></text:span></text:p>
            </table:table-cell>
          </table:table-row>
          <table:table-row>
            <table:table-cell table:style-name="Table45.A2" office:value-type="string">
              <text:p text:style-name="P34"><text:span text:style-name="Source_20_Text"><text:span text:style-name="T67">$ </text:span></text:span><text:span text:style-name="Source_20_Text"><text:span text:style-name="T42">git config --list</text:span></text:span></text:p>
            </table:table-cell>
          </table:table-row>
        </table:table>
        <text:p text:style-name="Text_20_body">to see the settings</text:p>
        <table:table table:name="Table46" table:style-name="Table46">
          <table:table-column table:style-name="Table46.A"/>
          <table:table-row>
            <table:table-cell table:style-name="Table46.A1" office:value-type="string">
              <text:p text:style-name="P102"><text:span text:style-name="T209">$ </text:span>git config --<text:span text:style-name="T42">global</text:span> <text:span text:style-name="T42">user</text:span>.name </text:p>
              <text:p text:style-name="P102"><text:span text:style-name="T209">$ </text:span>git config user.<text:span text:style-name="T42">name</text:span> &lt;name&gt;</text:p>
              <text:p text:style-name="P102"><text:span text:style-name="T209">$ </text:span>git config user.<text:span text:style-name="T42">email</text:span> &lt;email&gt;</text:p>
              <text:p text:style-name="P102"><text:span text:style-name="Source_20_Text"><text:span text:style-name="T209">$ </text:span></text:span><text:span text:style-name="Source_20_Text">git config --global core.</text:span><text:span text:style-name="Source_20_Text"><text:span text:style-name="T42">edito</text:span></text:span><text:span text:style-name="Source_20_Text"><text:span text:style-name="T45">r</text:span></text:span></text:p>
              <text:p text:style-name="P102"><text:span text:style-name="T209">$ </text:span>git config --global --<text:span text:style-name="T42">edit</text:span></text:p>
            </table:table-cell>
          </table:table-row>
        </table:table>
        <text:h text:style-name="Heading_20_3" text:outline-level="3"><text:bookmark-start text:name="__RefHeading___Toc1807_1132370652"/>colors<text:bookmark-end text:name="__RefHeading___Toc1807_1132370652"/></text:h>
        <table:table table:name="Table47" table:style-name="Table47">
          <table:table-column table:style-name="Table47.A"/>
          <table:table-row>
            <table:table-cell table:style-name="Table47.A1" office:value-type="string">
              <text:p text:style-name="Preformatted_20_Text">$ git config --global color.ui auto</text:p>
            </table:table-cell>
          </table:table-row>
        </table:table>
        <text:h text:style-name="P202" text:outline-level="3"><text:bookmark-start text:name="__RefHeading___Toc2488_1935865245"/>alias<text:bookmark-end text:name="__RefHeading___Toc2488_1935865245"/></text:h>
        <table:table table:name="Table48" table:style-name="Table48">
          <table:table-column table:style-name="Table48.A"/>
          <table:table-row>
            <table:table-cell table:style-name="Table48.A1" office:value-type="string">
              <text:p text:style-name="P102"><text:span text:style-name="T209">$ </text:span>git config --global <text:span text:style-name="T42">alias</text:span>.<text:span text:style-name="T42">lg</text:span> </text:p>
              <text:p text:style-name="P104"><text:span text:style-name="Source_20_Text"><text:span text:style-name="T210">“log --branches --remotes --tags --graph --oneline --decorate --all HEAD”</text:span></text:span></text:p>
            </table:table-cell>
          </table:table-row>
        </table:table>
        <text:h text:style-name="P233" text:outline-level="4"><text:bookmark-start text:name="__RefHeading___Toc7579_3431889803"/><text:span text:style-name="Source_20_Text"><text:span text:style-name="T209">see existing aliases</text:span></text:span><text:bookmark-end text:name="__RefHeading___Toc7579_3431889803"/></text:h>
        <table:table table:name="Table44" table:style-name="Table44">
          <table:table-column table:style-name="Table44.A"/>
          <table:table-row>
            <table:table-cell table:style-name="Table44.A1" office:value-type="string">
              <text:p text:style-name="Preformatted_20_Text">$ git config --get-regexp alias</text:p>
            </table:table-cell>
          </table:table-row>
        </table:table>
        <text:h text:style-name="Heading_20_3" text:outline-level="3"><text:bookmark-start text:name="__RefHeading___Toc2851_1590653438"/>sublime <text:span text:style-name="T137">as </text:span>editor<text:bookmark-end text:name="__RefHeading___Toc2851_1590653438"/></text:h>
        <table:table table:name="Table49" table:style-name="Table49">
          <table:table-column table:style-name="Table49.A"/>
          <table:table-row>
            <table:table-cell table:style-name="Table49.A1" office:value-type="string">
              <text:p text:style-name="Preformatted_20_Text">$ <text:span text:style-name="Source_20_Text">git config --global core.editor "subl -n -w"</text:span></text:p>
            </table:table-cell>
          </table:table-row>
        </table:table>
        <text:p text:style-name="Standard">Now running <text:span text:style-name="T209"><text:s text:c="2"/></text:span><text:span text:style-name="Source_20_Text"><text:span text:style-name="T22">$ g</text:span></text:span><text:span text:style-name="Source_20_Text"><text:span text:style-name="T18">it commit</text:span></text:span> in Terminal will launch Sublime Text 3 app (<text:span text:style-name="Source_20_Text"><text:span text:style-name="T18">subl</text:span></text:span>) in a new window (<text:span text:style-name="Source_20_Text"><text:span text:style-name="T18">-n</text:span></text:span>), and the command line will wait (<text:span text:style-name="Source_20_Text"><text:span text:style-name="T18">-w</text:span></text:span>) until the commit message is saved. </text:p>
        <text:h text:style-name="P229" text:outline-level="1"><text:bookmark-start text:name="__RefHeading___Toc1394_559895456"/>Heroku<text:bookmark-end text:name="__RefHeading___Toc1394_559895456"/></text:h>
        <text:p text:style-name="P35">for deploying rails apps </text:p>
        <table:table table:name="Table50" table:style-name="Table50">
          <table:table-column table:style-name="Table50.A"/>
          <table:table-row>
            <table:table-cell table:style-name="Table50.A1" office:value-type="string">
              <text:p text:style-name="P103"><text:span text:style-name="T147">$ </text:span>heroku <text:span text:style-name="T42">version</text:span></text:p>
              <text:p text:style-name="P56">$ heroku <text:span text:style-name="T42">create</text:span></text:p>
              <text:p text:style-name="P55">$ git <text:span text:style-name="T42">push</text:span> heroku master<text:tab/></text:p>
              <text:p text:style-name="P60">$ heroku run rake <text:span text:style-name="T42">db:migrate</text:span></text:p>
              <text:p text:style-name="P57">$ heroku <text:span text:style-name="T42">open</text:span></text:p>
              <text:p text:style-name="P59">$ heroku <text:span text:style-name="T42">rename</text:span> rails-t-hello-manuel</text:p>
              <text:p text:style-name="P103">$ heroku <text:span text:style-name="T42">logs</text:span></text:p>
            </table:table-cell>
          </table:table-row>
        </table:table>
        <text:p text:style-name="Standard">if the <text:span text:style-name="T207">remote is not created automatically:</text:span></text:p>
        <table:table table:name="Table51" table:style-name="Table51">
          <table:table-column table:style-name="Table51.A"/>
          <table:table-row>
            <table:table-cell table:style-name="Table51.A1" office:value-type="string">
              <text:p text:style-name="P103"><text:span text:style-name="Source_20_Text">$ git remote add heroku git@heroku.com:application-name.git</text:span></text:p>
            </table:table-cell>
          </table:table-row>
        </table:table>
        <text:h text:style-name="P230" text:outline-level="1"/>
        <text:h text:style-name="P231" text:outline-level="1"><text:bookmark-start text:name="__RefHeading___Toc7581_3431889803"/>Github Pages<text:bookmark-end text:name="__RefHeading___Toc7581_3431889803"/></text:h>
        <text:p text:style-name="P166"><text:span text:style-name="T219">(</text:span>you have <text:span text:style-name="T219">first </text:span>to <text:a xlink:type="simple" xlink:href="https://help.github.com/articles/verifying-your-email-address" office:target-frame-name="_blank" xlink:show="new" text:style-name="Internet_20_link" text:visited-style-name="Visited_20_Internet_20_Link">verify your email address</text:a><text:span text:style-name="T219">)</text:span></text:p>
        <text:p text:style-name="P166"><text:span text:style-name="T219">and </text:span>you need to make and push a branch called <text:span text:style-name="Source_20_Text"><text:span text:style-name="T42">gh-pages</text:span></text:span></text:p>
        <table:table table:name="Table55" table:style-name="Table55">
          <table:table-column table:style-name="Table55.A"/>
          <table:table-row>
            <table:table-cell table:style-name="Table55.A1" office:value-type="string">
              <text:p text:style-name="Preformatted_20_Text">$ <text:span text:style-name="T219">git checkout -b </text:span><text:span text:style-name="T68">gh-pages</text:span></text:p>
              <text:p text:style-name="P109">$ git push -u origin <text:span text:style-name="T42">gh-pages</text:span></text:p>
            </table:table-cell>
          </table:table-row>
          <table:table-row>
            <table:table-cell table:style-name="Table55.A2" office:value-type="string">
              <text:p text:style-name="P110">https://<text:span text:style-name="T42">&lt;user&gt;</text:span>.github.io/<text:span text:style-name="T42">&lt;repo&gt;</text:span>/</text:p>
            </table:table-cell>
          </table:table-row>
        </table:table>
        <text:p text:style-name="P166"><text:span text:style-name="Source_20_Text"><text:span text:style-name="T42"/></text:span></text:p>
        <text:h text:style-name="P232" text:outline-level="1"><text:bookmark-start text:name="__RefHeading___Toc2324_1590653438"/>SublimeGit <text:bookmark-end text:name="__RefHeading___Toc2324_1590653438"/></text:h>
        <text:h text:style-name="P253" text:outline-level="2"><text:bookmark-start text:name="__RefHeading___Toc2326_1590653438"/>initialize the git repository, <text:bookmark-end text:name="__RefHeading___Toc2326_1590653438"/></text:h>
        <text:p text:style-name="Standard"><text:span text:style-name="T103">-open the command palette with </text:span><text:span text:style-name="Source_20_Text"><text:span text:style-name="T72">Ctrl+Shift+P</text:span></text:span></text:p>
        <text:p text:style-name="Standard">-find the <text:span text:style-name="T19">Git: Init </text:span><text:span text:style-name="T38">command.</text:span></text:p>
        <text:p text:style-name="Standard"><text:span text:style-name="T38"><text:tab/><text:tab/><text:tab/>Try</text:span> just typing <text:span text:style-name="Source_20_Text"><text:span text:style-name="T19">ginit</text:span></text:span>.</text:p>
        <text:p text:style-name="Standard">Another way to initialize a repository is to just start using the <text:span text:style-name="Source_20_Text"><text:span text:style-name="T71">Git: Status</text:span></text:span> command. If you aren’t on a repository, SublimeGit will ask you to initialize one. </text:p>
        <text:h text:style-name="Heading_20_2" text:outline-level="2"><text:bookmark-start text:name="__RefHeading___Toc2328_1590653438"/>The Status View<text:bookmark-end text:name="__RefHeading___Toc2328_1590653438"/></text:h>
        <text:p text:style-name="Text_20_body">Most of the adding/staging/unstaging and so on happens from the <text:span text:style-name="Source_20_Text"><text:span text:style-name="T71">Git: Status</text:span></text:span> command.</text:p>
        <text:p text:style-name="List_20_Heading"><text:span text:style-name="Strong_20_Emphasis">Local</text:span> </text:p>
        <text:p text:style-name="P175">Information on our current branch (master), and the location of our repository (~/Desktop/djangotut) </text:p>
        <text:p text:style-name="List_20_Heading"><text:span text:style-name="Strong_20_Emphasis">Head</text:span> </text:p>
        <text:p text:style-name="P176">Info about the current HEAD commit. Since we haven’t committed anything yet, there is nothing to show. After our first commit, we will be able to see the abbreviated SHA1, and the first line of the commit message. </text:p>
        <text:p text:style-name="List_20_Heading"><text:span text:style-name="Strong_20_Emphasis">Untracked files</text:span> </text:p>
        <text:p text:style-name="P177">This section shows files inside our project which have yet to be added to git. When we get a little further, some more sections will show up, such as unstaged changes, staged changes and stashes. </text:p>
        <text:h text:style-name="Heading_20_2" text:outline-level="2"><text:bookmark-start text:name="__RefHeading___Toc2330_1590653438"/>Adding Files<text:bookmark-end text:name="__RefHeading___Toc2330_1590653438"/></text:h>
        <text:p text:style-name="Standard">We can press <text:span text:style-name="Teletype">s</text:span> on each file individually, and allow the status window to update between each press. If we don’t want to wait for the status window to update, we can also select all of the files we’d like to add, and then press <text:span text:style-name="Teletype">s</text:span>. Or we could use Sublime Text’s awesome multiple caret feature <text:span text:style-name="T40">with CTRL + ALT + UP </text:span>and place a caret on every line before pressing <text:span text:style-name="Teletype">s</text:span>. This will add all of the files, since SublimeGit supports multiple selection.</text:p>
        <text:p text:style-name="Standard">Another way to go would be placing the caret on the section header and pressing <text:span text:style-name="Teletype">s</text:span>.</text:p>
        <text:p text:style-name="Standard">Finally, we could press <text:span text:style-name="Teletype">ctrl+shift+s</text:span> which will add everything. This command can result in a lot of changes, which is why it’s purposefully been made a little hard to type.</text:p>
        <text:p text:style-name="Standard"/>
        <text:p text:style-name="Standard"/>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1.01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loext:contextual-spacing="false" fo:text-indent="0m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2.47mm" fo:margin-bottom="2.12mm" loext:contextual-spacing="false" fo:text-indent="0mm"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0mm" fo:margin-right="0mm" fo:text-indent="0mm" style:auto-text-indent="false"/>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Sender" style:family="paragraph" style:parent-style-name="Standard" style:class="extra">
      <style:paragraph-properties fo:margin-top="0mm" fo:margin-bottom="1.06m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eader_20_left" style:display-name="Head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Addressee" style:family="paragraph" style:parent-style-name="Standard" style:class="extra">
      <style:paragraph-properties fo:margin-top="0mm" fo:margin-bottom="1.06m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Contents_20_2" style:display-name="Contents 2" style:family="paragraph" style:parent-style-name="Index" style:class="index">
      <style:paragraph-properties fo:margin-left="1.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4mm" fo:margin-right="0mm" fo:text-indent="0mm" style:auto-text-indent="false">
        <style:tab-stops>
          <style:tab-stop style:position="160.02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16.89mm"/>
          <style:tab-stop style:position="146mm"/>
          <style:tab-stop style:position="170mm" style:type="right"/>
        </style:tab-stops>
      </style:paragraph-properties>
      <style:text-properties fo:font-size="10pt" officeooo:rsid="0006d711" officeooo:paragraph-rsid="0006d711" style:font-size-asian="10pt" style:font-size-complex="10pt"/>
    </style:style>
    <style:style style:name="MT1" style:family="text">
      <style:text-properties style:font-name="Liberation Sans" officeooo:rsid="010a7e34"/>
    </style:style>
    <style:style style:name="MT2" style:family="text">
      <style:text-properties style:font-name="Liberation Sans" officeooo:rsid="010aa32f"/>
    </style:style>
    <style:style style:name="MT3" style:family="text">
      <style:text-properties style:font-name="Liberation Sans"/>
    </style:style>
    <style:style style:name="MT4" style:family="text">
      <style:text-properties style:font-name="Liberation Mono"/>
    </style:style>
    <style:style style:name="MT5" style:family="text">
      <style:text-properties style:font-name="Liberation Mono" fo:font-size="6pt" fo:font-weight="bold" style:font-weight-asian="bold" style:font-weight-complex="bold"/>
    </style:style>
    <style:style style:name="MT6" style:family="text">
      <style:text-properties style:font-name="Liberation Mono" fo:font-size="6pt"/>
    </style:style>
    <style:style style:name="MT7" style:family="text">
      <style:text-properties style:font-name="Liberation Mono" fo:font-size="6pt" officeooo:rsid="010a7e34"/>
    </style:style>
    <style:style style:name="MT8" style:family="text">
      <style:text-properties style:font-name="Liberation Mono" officeooo:rsid="00aa4785"/>
    </style:style>
    <style:style style:name="MT9" style:family="text">
      <style:text-properties style:font-name="Liberation Mono" officeooo:rsid="01c0bb05"/>
    </style:style>
    <style:style style:name="MT10" style:family="text">
      <style:text-properties style:font-name="Liberation Mono" officeooo:rsid="010f391a"/>
    </style:style>
    <style:style style:name="MT11" style:family="text">
      <style:text-properties style:font-name="Liberation Mono" officeooo:rsid="00a8aa06"/>
    </style:style>
    <style:style style:name="MT12" style:family="text">
      <style:text-properties style:font-name="Liberation Mono" officeooo:rsid="01eabddd"/>
    </style:style>
    <style:style style:name="MT13" style:family="text">
      <style:text-properties style:font-name="Liberation Mono" officeooo:rsid="01e00659"/>
    </style:style>
    <style:style style:name="MT14" style:family="text">
      <style:text-properties style:font-name="Liberation Mono" officeooo:rsid="01ed2017"/>
    </style:style>
    <style:style style:name="MT15" style:family="text">
      <style:text-properties style:font-name="Liberation Mono" officeooo:rsid="010a7e34"/>
    </style:style>
    <style:style style:name="Mfr1" style:family="graphic" style:parent-style-name="Graphics">
      <style:graphic-properties style:run-through="foreground" style:vertical-pos="top" style:vertical-rel="baseline" style:horizontal-pos="from-left"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6mm" fo:margin-left="0mm" fo:margin-right="0mm" fo:margin-top="4.99mm" fo:background-color="transparent" style:dynamic-spacing="false" draw:fill="none" draw:fill-color="#729fcf"/>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s text:c="24"/></text:span><text:span text:style-name="MT2"><text:s text:c="2"/></text:span><text:span text:style-name="MT3"><text:s text:c="6"/></text:span><text:span text:style-name="MT4"><draw:frame draw:style-name="Mfr1" draw:name="Image2" text:anchor-type="as-char" svg:width="10.05mm" svg:height="4.41mm" draw:z-index="14"><draw:image xlink:href="Pictures/100002010000038E0000017CBC2DB94A50F8C3A6.png" xlink:type="simple" xlink:show="embed" xlink:actuate="onLoad"/></draw:frame></text:span><text:span text:style-name="MT5">GLOSSARY</text:span><text:span text:style-name="MT6"> <text:s text:c="8"/></text:span><text:span text:style-name="MT7"><text:s text:c="3"/></text:span><text:span text:style-name="MT8">print</text:span><text:span text:style-name="MT9">5</text:span><text:span text:style-name="MT10"> <text:s text:c="3"/></text:span><text:span text:style-name="MT4">v</text:span><text:span text:style-name="MT11">1.</text:span><text:span text:style-name="MT12">5</text:span><text:span text:style-name="MT9">.</text:span><text:span text:style-name="MT13">9</text:span><text:span text:style-name="MT12">.</text:span><text:span text:style-name="MT14">2</text:span><text:span text:style-name="MT15"> </text:span><text:span text:style-name="MT11"><text:tab/></text:span><text:span text:style-name="MT11"><text:page-number text:select-page="current">14</text:page-number></text:span><text:span text:style-name="MT11">/</text:span><text:span text:style-name="MT11"><text:page-count>14</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12:38:38.388000000</meta:creation-date>
    <dc:date>2017-07-01T21:25:57.075388296</dc:date>
    <meta:editing-duration>P11DT23H58M17S</meta:editing-duration>
    <meta:editing-cycles>445</meta:editing-cycles>
    <meta:generator>LibreOffice/5.3.3.2$Linux_X86_64 LibreOffice_project/30m0$Build-2</meta:generator>
    <meta:document-statistic meta:table-count="53" meta:image-count="6" meta:object-count="0" meta:page-count="14" meta:paragraph-count="499" meta:word-count="3790" meta:character-count="21153" meta:non-whitespace-character-count="17735"/>
  </office:meta>
</office:document-meta>
</file>